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Jomolhari" svg:font-family="Jomolha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925in"/>
    </style:style>
    <style:style style:name="co2" style:family="table-column">
      <style:table-column-properties fo:break-before="auto" style:column-width="1.988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631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-bottom="0.0193in" fo:padding-left="0.0138in" fo:padding-right="0.0138in" fo:padding-top="0.0193in"/>
      <style:text-properties style:font-name="Jomolhari" fo:font-size="18pt" style:font-size-asian="18pt" style:font-name-complex="Jomolhari" style:font-size-complex="18pt" style:language-complex="dz" style:country-complex="BT"/>
    </style:style>
    <style:style style:name="ce2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  <style:text-properties style:font-name="Jomolhari" fo:font-size="18pt" style:font-size-asian="18pt" style:font-name-complex="Jomolhari" style:font-size-complex="18pt" style:language-complex="dz" style:country-complex="B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54" table:default-cell-style-name="ce1"/>
        <table:table-row table:style-name="ro1">
          <table:table-cell office:value-type="string">
            <text:p>ཞ།</text:p>
          </table:table-cell>
          <table:table-cell office:value-type="string">
            <text:p>/zha/</text:p>
          </table:table-cell>
          <table:table-cell office:value-type="string">
            <text:p>(མིང་)</text:p>
          </table:table-cell>
          <table:table-cell office:value-type="string">
            <text:p>རྫོང་ཁའི་གསལ་བྱེད་ཉེར་གཅིག་པ་ཞ་མིང་གཞིའི་མོ་ཡིག་ཅིག་ཨིན།སེམས་ནིརི་ནམ་མཁའི་བག་ལ་ཞ།།ཟེར་བ་ཅིན་ཐིམ་པ་དང་ཡལ་བའི་དོན་ལུ་གོ།</text:p>
          </table:table-cell>
          <table:table-cell table:number-columns-repeated="252"/>
        </table:table-row>
        <table:table-row table:style-name="ro1">
          <table:table-cell office:value-type="string">
            <text:p>ཞ་དཀར།</text:p>
          </table:table-cell>
          <table:table-cell office:value-type="string">
            <text:p>/zha ka/</text:p>
          </table:table-cell>
          <table:table-cell office:value-type="string">
            <text:p>(མིང་ཁྱད་)</text:p>
          </table:table-cell>
          <table:table-cell office:value-type="string">
            <text:p>ཞ་རྩི་དཀར་པོ།</text:p>
          </table:table-cell>
          <table:table-cell table:number-columns-repeated="252"/>
        </table:table-row>
        <table:table-row table:style-name="ro1">
          <table:table-cell office:value-type="string">
            <text:p>ཞ་རྐྱང༌།</text:p>
          </table:table-cell>
          <table:table-cell office:value-type="string">
            <text:p>/zha cang/</text:p>
          </table:table-cell>
          <table:table-cell office:value-type="string">
            <text:p>(མིང་)</text:p>
          </table:table-cell>
          <table:table-cell office:value-type="string">
            <text:p>སྔོན་འཇུག་རྗེས་འཇུག་མེད་པའི་མིང་གཞི་ཞ་རྐྱང༌།</text:p>
          </table:table-cell>
          <table:table-cell table:number-columns-repeated="252"/>
        </table:table-row>
        <table:table-row table:style-name="ro1">
          <table:table-cell office:value-type="string">
            <text:p>ཞ་ཉེ།</text:p>
          </table:table-cell>
          <table:table-cell office:value-type="string">
            <text:p>/zha nye/</text:p>
          </table:table-cell>
          <table:table-cell office:value-type="string">
            <text:p>(མིང་)</text:p>
          </table:table-cell>
          <table:table-cell office:value-type="string">
            <text:p>ཞ་རྩི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ཞ་འཐེང༌།</text:p>
          </table:table-cell>
          <table:table-cell office:value-type="string">
            <text:p>/zha theng/</text:p>
          </table:table-cell>
          <table:table-cell office:value-type="string">
            <text:p>(མིང་)</text:p>
          </table:table-cell>
          <table:table-cell office:value-type="string">
            <text:p>རྐང་མ་ལུ་སྐྱོན་ཞུགས་ཏེ་ལམ་འགྱོཝ་ད་རྐངམ་འཐེང་འཐེང་འབད་ནི།</text:p>
          </table:table-cell>
          <table:table-cell table:number-columns-repeated="252"/>
        </table:table-row>
        <table:table-row table:style-name="ro1">
          <table:table-cell office:value-type="string">
            <text:p>ཞ་སྡེ།</text:p>
          </table:table-cell>
          <table:table-cell office:value-type="string">
            <text:p>/zha de/</text:p>
          </table:table-cell>
          <table:table-cell office:value-type="string">
            <text:p>(མིང་)</text:p>
          </table:table-cell>
          <table:table-cell office:value-type="string">
            <text:p>གསལ་བྱེད་སུམ་ཅུའི་སྡེ་པ་དྲུག་པ་ཞ་ཟ་འ་ཡ་བཞི།</text:p>
          </table:table-cell>
          <table:table-cell table:number-columns-repeated="252"/>
        </table:table-row>
        <table:table-row table:style-name="ro1">
          <table:table-cell office:value-type="string">
            <text:p>ཞ་པ།</text:p>
          </table:table-cell>
          <table:table-cell office:value-type="string">
            <text:p>/zha pa/</text:p>
          </table:table-cell>
          <table:table-cell office:value-type="string">
            <text:p>(མིང་)</text:p>
          </table:table-cell>
          <table:table-cell office:value-type="string">
            <text:p>བཀའ་འབུམ་ཞ་པ་ཟེར་དོ་བཟུམ་གསལ་བྱེད་ཀྱི་སྡེ་ཚན་ཞའི་རྟགས་ཅན།</text:p>
          </table:table-cell>
          <table:table-cell table:number-columns-repeated="252"/>
        </table:table-row>
        <table:table-row table:style-name="ro1">
          <table:table-cell office:value-type="string">
            <text:p>ཞ་བོ།</text:p>
          </table:table-cell>
          <table:table-cell office:value-type="string">
            <text:p>/zha</text:p>
          </table:table-cell>
          <table:table-cell office:value-type="string">
            <text:p>(མིང་)</text:p>
          </table:table-cell>
          <table:table-cell office:value-type="string">
            <text:p>རྐང་ལག་སྐྱོན་ཡོད་མི་རྐང་ཞ་ལག་ཞ་ཟེར་བ་ཅིན་ཞ་བོའི་མིང་མཐའ་བསྡུ་སྟེ་སླབ་ཚུལ།</text:p>
          </table:table-cell>
          <table:table-cell table:number-columns-repeated="252"/>
        </table:table-row>
        <table:table-row table:style-name="ro1">
          <table:table-cell office:value-type="string">
            <text:p>ཞ་སྨྱུག</text:p>
          </table:table-cell>
          <table:table-cell office:value-type="string">
            <text:p>/zha nyug/</text:p>
          </table:table-cell>
          <table:table-cell office:value-type="string">
            <text:p>(མིང་)</text:p>
          </table:table-cell>
          <table:table-cell office:value-type="string">
            <text:p>ཡི་གུ་དང་རི་མོ་ཚུ་འབྲི་ནི་པི་སི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ཞ་རྩི།</text:p>
          </table:table-cell>
          <table:table-cell office:value-type="string">
            <text:p>/zha tsi/</text:p>
          </table:table-cell>
          <table:table-cell office:value-type="string">
            <text:p>(མིང་)</text:p>
          </table:table-cell>
          <table:table-cell office:value-type="string">
            <text:p>ལྕགས་རིགས་ལས་ཐོན་པའི་ཞ་རྩི།ལྕགས་རིགས་ལྗིད་ཅན་ཅིག།</text:p>
          </table:table-cell>
          <table:table-cell table:number-columns-repeated="252"/>
        </table:table-row>
        <table:table-row table:style-name="ro1">
          <table:table-cell office:value-type="string">
            <text:p>ཞ་ཡིག</text:p>
          </table:table-cell>
          <table:table-cell office:value-type="string">
            <text:p>/zha yig/</text:p>
          </table:table-cell>
          <table:table-cell office:value-type="string">
            <text:p>(མིང་)</text:p>
          </table:table-cell>
          <table:table-cell office:value-type="string">
            <text:p>གསལ་བྱེད་སུམ་ཅུའི་ནང་ལས་སྡེ་པ་དྲུག་པའི་དང་པ་ཞའི་ཡི་གུ།</text:p>
          </table:table-cell>
          <table:table-cell table:number-columns-repeated="252"/>
        </table:table-row>
        <table:table-row table:style-name="ro1">
          <table:table-cell office:value-type="string">
            <text:p>ཞ་ལི།</text:p>
          </table:table-cell>
          <table:table-cell office:value-type="string">
            <text:p>/zha li/</text:p>
          </table:table-cell>
          <table:table-cell office:value-type="string">
            <text:p>(མིང་)</text:p>
          </table:table-cell>
          <table:table-cell office:value-type="string">
            <text:p>འདམ་གྱི་ཞ་ལི།རྩི་ས་དང་ས་འདམ་ཚུ་གིས་བཟོ་བའི་ཞ་ལི།ཁྱིམ་དང་ཨེན་ཏ་གི་ཚབ་མ་འབད་བཟོ་བའི་ས་བཏགས།</text:p>
          </table:table-cell>
          <table:table-cell table:number-columns-repeated="252"/>
        </table:table-row>
        <table:table-row table:style-name="ro1">
          <table:table-cell office:value-type="string">
            <text:p>ཞ་ལུ་ལོ་ཆེན།</text:p>
          </table:table-cell>
          <table:table-cell office:value-type="string">
            <text:p>/zha lu lo chen/</text:p>
          </table:table-cell>
          <table:table-cell office:value-type="string">
            <text:p>(མིང་)</text:p>
          </table:table-cell>
          <table:table-cell office:value-type="string">
            <text:p>ཞ་ལུ་ལོ་ཆེན་ཆོས་སྐྱོང་བཟང་པོ་ཟེར་དག་ཡིག་ཟ་མ་ཏོག་མཛད་མི་གསར་མའི་ལོ་ཙཱ་བ་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ཞག</text:p>
          </table:table-cell>
          <table:table-cell office:value-type="string">
            <text:p>/zhag/</text:p>
          </table:table-cell>
          <table:table-cell office:value-type="string">
            <text:p>(མིང་)</text:p>
          </table:table-cell>
          <table:table-cell office:value-type="string">
            <text:p>༡མར་དང་སྣུམ་གྱི་ཞག་ཚོད་མའི་ཞག་ཚོད་མའི་ནང་ཚོད་སྡོར་ལེ་ཤ་བླུགས་ནི་འདི་གིས་ཚོད་མའི་ཁ་ལས་ཕར་ཞག་ཆགས་ཆི་ནུག་ཟེར་དོ་བཟུམ།༢ནུབ་མོ་གཅིག་ལུ་ཞག་གཅིག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ཞག་ཀག</text:p>
          </table:table-cell>
          <table:table-cell office:value-type="string">
            <text:p>/zha ka/</text:p>
          </table:table-cell>
          <table:table-cell office:value-type="string">
            <text:p>(མིང་)</text:p>
          </table:table-cell>
          <table:table-cell office:value-type="string">
            <text:p>ཞག་</text:p>
          </table:table-cell>
          <table:table-cell office:value-type="string">
            <text:p>དེ་ལུ་འབབ་པའི་འཚུབ་ཆ་དང་བར་ཆད།</text:p>
          </table:table-cell>
          <table:table-cell table:number-columns-repeated="251"/>
        </table:table-row>
        <table:table-row table:style-name="ro1">
          <table:table-cell office:value-type="string">
            <text:p>ཞག་ཀེག</text:p>
          </table:table-cell>
          <table:table-cell office:value-type="string">
            <text:p>/za ke/</text:p>
          </table:table-cell>
          <table:table-cell office:value-type="string">
            <text:p>(མིང་)</text:p>
          </table:table-cell>
          <table:table-cell office:value-type="string">
            <text:p>ཞག་ཀག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ཞག་སྐག</text:p>
          </table:table-cell>
          <table:table-cell office:value-type="string">
            <text:p>/za ka/</text:p>
          </table:table-cell>
          <table:table-cell office:value-type="string">
            <text:p>(མིང་)</text:p>
          </table:table-cell>
          <table:table-cell office:value-type="string">
            <text:p>ཞག་ཀག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ཞག་ཁིག་ཁི།</text:p>
          </table:table-cell>
          <table:table-cell office:value-type="string">
            <text:p>/za khi khi/</text:p>
          </table:table-cell>
          <table:table-cell office:value-type="string">
            <text:p>(མིང་)</text:p>
          </table:table-cell>
          <table:table-cell office:value-type="string">
            <text:p>ཚོདམ་ནང་མར་ཁུ་ལེ་ཤ་ཡོད་མི་ལུ་ཚོདམ་ཞག་ཁིག་ཁི་ཟེར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ཞག་གྲངས།</text:p>
          </table:table-cell>
          <table:table-cell office:value-type="string">
            <text:p>/za drang/</text:p>
          </table:table-cell>
          <table:table-cell office:value-type="string">
            <text:p>(མིང་)</text:p>
          </table:table-cell>
          <table:table-cell office:value-type="string">
            <text:p>ཞག་གི་གྱངས་ཁ་ཞག་གྲངས་གཅིག་གི་ས་ཁར་ཞག་ལེ་ཤ་འགོར་སོ་ཡི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ཞག་ཉལ།</text:p>
          </table:table-cell>
          <table:table-cell office:value-type="string">
            <text:p>/za nyel/</text:p>
          </table:table-cell>
          <table:table-cell office:value-type="string">
            <text:p>(མིང་)</text:p>
          </table:table-cell>
          <table:table-cell office:value-type="string">
            <text:p>ཕྱི་རུ་ཞག་ཉལ་ནི་ཁྱོད་མདངམ་ཕྱི་རུ་ཞག་ག་ཏེ་ཉལ་ཡི་གོ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ཞག་བདུན་ཕྲག་གཅིག</text:p>
          </table:table-cell>
          <table:table-cell office:value-type="string">
            <text:p>/za duen thra ci/</text:p>
          </table:table-cell>
          <table:table-cell office:value-type="string">
            <text:p>(མིང་)</text:p>
          </table:table-cell>
          <table:table-cell office:value-type="string">
            <text:p>ཞག་བདུན་འབད་མི་ཅིག།</text:p>
          </table:table-cell>
          <table:table-cell table:number-columns-repeated="252"/>
        </table:table-row>
        <table:table-row table:style-name="ro1">
          <table:table-cell office:value-type="string">
            <text:p>ཞག་སྡོད།</text:p>
          </table:table-cell>
          <table:table-cell office:value-type="string">
            <text:p>/za doe/</text:p>
          </table:table-cell>
          <table:table-cell office:value-type="string">
            <text:p>(མིང་)</text:p>
          </table:table-cell>
          <table:table-cell office:value-type="string">
            <text:p>ཞག་སྡོད་ནི།</text:p>
          </table:table-cell>
          <table:table-cell table:number-columns-repeated="252"/>
        </table:table-row>
        <table:table-row table:style-name="ro1">
          <table:table-cell office:value-type="string">
            <text:p>ཞག་འབབ།</text:p>
          </table:table-cell>
          <table:table-cell office:value-type="string">
            <text:p>/za bab/</text:p>
          </table:table-cell>
          <table:table-cell office:value-type="string">
            <text:p>(མིང་)</text:p>
          </table:table-cell>
          <table:table-cell office:value-type="string">
            <text:p>ཞག་སྡོད་ནི་ཕོག་ས་དཔེར་ན་ལམ་ཐག་རིང་ས་ལུ་འགྱོཝ་ད་ད་རེས་ཞག་འབབ་ག་ཏེ་སྨོ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ཞག་ཚིགས།</text:p>
          </table:table-cell>
          <table:table-cell office:value-type="string">
            <text:p>/za tsig/</text:p>
          </table:table-cell>
          <table:table-cell office:value-type="string">
            <text:p>(མིང་)</text:p>
          </table:table-cell>
          <table:table-cell office:value-type="string">
            <text:p>༡ཚོད་མའི་ཞག་དང་ཚིགས་མ་གི་བསྡུས་མིང༌།༢མི་འདི་ཁ་ལས་འབདན་ཞག་དང་གཤམ་ལས་འབདན་ཚིགས་མ་ཨིན་ཟེར་སླབ་པ་ཅིན་མི་དོ་ཐག་ཆོད་ཏོག་ཏོ་ཡོད་པའི་བློ་ཨིན།</text:p>
          </table:table-cell>
          <table:table-cell table:number-columns-repeated="252"/>
        </table:table-row>
        <table:table-row table:style-name="ro1">
          <table:table-cell office:value-type="string">
            <text:p>ཞག་ཞག</text:p>
          </table:table-cell>
          <table:table-cell office:value-type="string">
            <text:p>/za za/</text:p>
          </table:table-cell>
          <table:table-cell office:value-type="string">
            <text:p>(བྱ་ཁྱད་)</text:p>
          </table:table-cell>
          <table:table-cell office:value-type="string">
            <text:p>ཡང་བསྐྱར་འབད་བའི་དོན།༡ཡི་གུ་འདི་ང་གིས་ཞག་ཞག་རང་ལྷག་ཅི་ཟེར་ལེགས་ཞིམ་སྦེ་ལྷག་ནི།༢བཀྲ་མ་ཤིསཔ་འདི་ང་གིས་ཞག་ཞག་རང་བརྡུངས་ད་ཡི་ཟེར་བ་ཅིན་ནོནམ་སྦེ་བརྡུངས་བཏང་པའི་དོན་ཡང་ཨིན།</text:p>
          </table:table-cell>
          <table:table-cell table:number-columns-repeated="252"/>
        </table:table-row>
        <table:table-row table:style-name="ro1">
          <table:table-cell office:value-type="string">
            <text:p>ཞག་རེས་མེ་རེས།</text:p>
          </table:table-cell>
          <table:table-cell office:value-type="string">
            <text:p>/za re mi re/</text:p>
          </table:table-cell>
          <table:table-cell office:value-type="string">
            <text:p>(མིང་)</text:p>
          </table:table-cell>
          <table:table-cell office:value-type="string">
            <text:p>བརྒྱ་ལམ་སྐོར་ལམ་རེ་ཟེར་བའི་དོན།དཔེར་ན་བུམོ་འདི་ཞག་རེས་མེ་རེས་གཅིག་ཁར་སྡོད་སྡོདཔ་ཅིག་རང་ཨིན་ཟེར་དོ་བཟུམ་བར་བར་ཞག་གཅིག་ཁར་སྡོད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ཞག་ལོག</text:p>
          </table:table-cell>
          <table:table-cell office:value-type="string">
            <text:p>/za log/</text:p>
          </table:table-cell>
          <table:table-cell office:value-type="string">
            <text:p>(མིང་)</text:p>
          </table:table-cell>
          <table:table-cell office:value-type="string">
            <text:p>ཞག་གཅིག་སྡོད་དེ་ཚུར་ལོག་ནི་ལུ་ཞག་ལོག་ཉིན་ལོག་ཟེར་སླབ་སྲོལ་ཡོད།</text:p>
          </table:table-cell>
          <table:table-cell table:number-columns-repeated="252"/>
        </table:table-row>
        <table:table-row table:style-name="ro1">
          <table:table-cell office:value-type="string">
            <text:p>ཞག་ས།</text:p>
          </table:table-cell>
          <table:table-cell office:value-type="string">
            <text:p>/za sa/</text:p>
          </table:table-cell>
          <table:table-cell office:value-type="string">
            <text:p>(མིང་)</text:p>
          </table:table-cell>
          <table:table-cell office:value-type="string">
            <text:p>ཕྱི་རུ་བཞག་འབབ་སྡོད་ས།</text:p>
          </table:table-cell>
          <table:table-cell table:number-columns-repeated="252"/>
        </table:table-row>
        <table:table-row table:style-name="ro1">
          <table:table-cell office:value-type="string">
            <text:p>ཞག་གསུམ་རྣམ་དབྱེ།</text:p>
          </table:table-cell>
          <table:table-cell office:value-type="string">
            <text:p>/za sum nam ye/</text:p>
          </table:table-cell>
          <table:table-cell office:value-type="string">
            <text:p>(མིང་)</text:p>
          </table:table-cell>
          <table:table-cell office:value-type="string">
            <text:p>ཁྱིམ་ཞག་ཉིན་ཞག་ཚེས་ཞག་གསུམ།རྩིས་རིག་གི་མཐའ་སྙད།</text:p>
          </table:table-cell>
          <table:table-cell table:number-columns-repeated="252"/>
        </table:table-row>
        <table:table-row table:style-name="ro1">
          <table:table-cell office:value-type="string">
            <text:p>ཞགས།</text:p>
          </table:table-cell>
          <table:table-cell office:value-type="string">
            <text:p>/zha/</text:p>
          </table:table-cell>
          <table:table-cell office:value-type="string">
            <text:p>(མིང་)</text:p>
          </table:table-cell>
          <table:table-cell office:value-type="string">
            <text:p>ཞགས་པ་གི་བསྡུས་ཚིགདཔེར་ན་སྦྲུལ་ཞགས།བདུད་ཞགས་ཚུ།</text:p>
          </table:table-cell>
          <table:table-cell table:number-columns-repeated="252"/>
        </table:table-row>
        <table:table-row table:style-name="ro1">
          <table:table-cell office:value-type="string">
            <text:p>ཞགས་པ།</text:p>
          </table:table-cell>
          <table:table-cell office:value-type="string">
            <text:p>/zhag pa/</text:p>
          </table:table-cell>
          <table:table-cell office:value-type="string">
            <text:p>(མིང་)</text:p>
          </table:table-cell>
          <table:table-cell office:value-type="string">
            <text:p>༡ལྷའི་ཕྱག་མཚན་ཞགས་པ།གཤིན་རྗེའི་ཞགས་པ་ཚུ།༢བསྡམ་ནི་གི་ཐགཔ།</text:p>
          </table:table-cell>
          <table:table-cell table:number-columns-repeated="252"/>
        </table:table-row>
        <table:table-row table:style-name="ro1">
          <table:table-cell office:value-type="string">
            <text:p>ཞང་པོ།</text:p>
          </table:table-cell>
          <table:table-cell office:value-type="string">
            <text:p>/zhang po/</text:p>
          </table:table-cell>
          <table:table-cell office:value-type="string">
            <text:p>(མིང་)</text:p>
          </table:table-cell>
          <table:table-cell office:value-type="string">
            <text:p>ཨའི་གི་ཕོ་སྤུན།ཨ་ཞང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ཞང་བློན།</text:p>
          </table:table-cell>
          <table:table-cell office:value-type="string">
            <text:p>/zhang loen/</text:p>
          </table:table-cell>
          <table:table-cell office:value-type="string">
            <text:p>(མིང་)</text:p>
          </table:table-cell>
          <table:table-cell office:value-type="string">
            <text:p>༡ཞང་ཞུང་རྒྱལ་པོའི་བློན་པོ་༢བོད་རྒྱལ་ཁྲི་སྲོང་ལྡེའུ་བཙན་སྐབས་ཨ་ཞང་བློན་པོ་འབད་མི་ལུ་ཞང་བློན་ཟེར་མིང་བཏགས་ནུག།</text:p>
          </table:table-cell>
          <table:table-cell table:number-columns-repeated="252"/>
        </table:table-row>
        <table:table-row table:style-name="ro1">
          <table:table-cell office:value-type="string">
            <text:p>ཞང་དབོན།</text:p>
          </table:table-cell>
          <table:table-cell office:value-type="string">
            <text:p>/zhang /</text:p>
          </table:table-cell>
          <table:table-cell office:value-type="string">
            <text:p>(མིང་)</text:p>
          </table:table-cell>
          <table:table-cell office:value-type="string">
            <text:p>ཨ་ཞང་དང་ཚ་བོའི་བསྡུས་མིང༌།དབོན་ཞང་ཟེར་ཡང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ཞང་ཚན།</text:p>
          </table:table-cell>
          <table:table-cell office:value-type="string">
            <text:p>/zhang tshen/</text:p>
          </table:table-cell>
          <table:table-cell office:value-type="string">
            <text:p>(མིང་)</text:p>
          </table:table-cell>
          <table:table-cell office:value-type="string">
            <text:p>ཨ་ཞང་དང་ཚ་བོ་གཅིག་ཁར་སླབ་ཐངས།ང་བཅས་ཞང་ཚན་གཉིས་གནས་སྐོར་སོང་སྟེ་ད་རེས་ལོག་ལྷོད་ཅི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ཞང་ཞུང༌།</text:p>
          </table:table-cell>
          <table:table-cell office:value-type="string">
            <text:p>/zhang zhung</text:p>
          </table:table-cell>
          <table:table-cell office:value-type="string">
            <text:p>(མིང་)</text:p>
          </table:table-cell>
          <table:table-cell office:value-type="string">
            <text:p>ཧེ་མ་བོད་ལུ་བོན་གྱི་བསྟན་པ་དར་བའི་སྐབས་སུ་གུ་གེ་ཟེར་བའི་གཡུས་དེ་ལུ་ཞང་ཞུང་ཟེར་བའི་མིང་བཏགས་ཡོད་པའི་ལོ་རྒྱུས་འདུག།</text:p>
          </table:table-cell>
          <table:table-cell table:number-columns-repeated="252"/>
        </table:table-row>
        <table:table-row table:style-name="ro1">
          <table:table-cell office:value-type="string">
            <text:p>ཞང་ཡེ་ཤེས་སྡེ།</text:p>
          </table:table-cell>
          <table:table-cell office:value-type="string">
            <text:p>/zhang ye she de</text:p>
          </table:table-cell>
          <table:table-cell office:value-type="string">
            <text:p>(མིང་)</text:p>
          </table:table-cell>
          <table:table-cell office:value-type="string">
            <text:p>ཆོས་རྒྱལ་ཁྲི་སྲོང་ལྡེའུ་བཙན་གྱི་སྐབས་བྱུང་བའི་ལོ་ཙཱ་བ་སྐ་ཅོག་ཞང་གསུམ་ལས་ཞང་ཡེ་ཤེས་སྡེ་གི་མཚན།</text:p>
          </table:table-cell>
          <table:table-cell table:number-columns-repeated="252"/>
        </table:table-row>
        <table:table-row table:style-name="ro1">
          <table:table-cell office:value-type="string">
            <text:p>ཞང་ལྷ།</text:p>
          </table:table-cell>
          <table:table-cell office:value-type="string">
            <text:p>/zhang lha</text:p>
          </table:table-cell>
          <table:table-cell office:value-type="string">
            <text:p>(མིང་)</text:p>
          </table:table-cell>
          <table:table-cell office:value-type="string">
            <text:p>ཨ་ཞང་གི་རིགས་ལུ་འགོ་བའི་ལྷ།འགོ་བའི་ལྷ་ལྔའི་ནང་གསེས་གཅིག།</text:p>
          </table:table-cell>
          <table:table-cell table:number-columns-repeated="252"/>
        </table:table-row>
        <table:table-row table:style-name="ro1">
          <table:table-cell office:value-type="string">
            <text:p>ཞན།</text:p>
          </table:table-cell>
          <table:table-cell office:value-type="string">
            <text:p>/zhen/</text:p>
          </table:table-cell>
          <table:table-cell office:value-type="string">
            <text:p>(མིང་)</text:p>
          </table:table-cell>
          <table:table-cell office:value-type="string">
            <text:p>དྲག་པ་མེན་པའི་ཞན་པ་དཔེར་ན་དྲག་ཞན་མི་གིས་ཤེས་མཐོ་དམའ་ཆུ་གིས་ཤེས་ཟེར་སླབ་ནི་ཡོད།</text:p>
          </table:table-cell>
          <table:table-cell office:value-type="string">
            <text:p>ཞན་པའི་བྱ་ཚིག།</text:p>
          </table:table-cell>
          <table:table-cell table:number-columns-repeated="251"/>
        </table:table-row>
        <table:table-row table:style-name="ro1">
          <table:table-cell office:value-type="string">
            <text:p>ཞན་སྐད།</text:p>
          </table:table-cell>
          <table:table-cell office:value-type="string">
            <text:p>/zhen ke/</text:p>
          </table:table-cell>
          <table:table-cell office:value-type="string">
            <text:p>(མིང་)</text:p>
          </table:table-cell>
          <table:table-cell office:value-type="string">
            <text:p>༡མི་ཞན་པ་ཚུ་གིས་ཕན་པ་ཆུང་ཀུ་ཅིག་འབད་འབདཝ་ཡོད་རུང་དེ་ལོག་ཅི་རང་དྲིན་བཀལ་ཏེ་ཡུས་བདར་མི།༢སླབ་བཏུབ་མ་བཏུབ་ཆ་མཉམ་རང་ངོ་ཚ་ནི་མེད་པར་སླབ་མི།</text:p>
          </table:table-cell>
          <table:table-cell table:number-columns-repeated="252"/>
        </table:table-row>
        <table:table-row table:style-name="ro1">
          <table:table-cell office:value-type="string">
            <text:p>ཞན་འཁོགས།</text:p>
          </table:table-cell>
          <table:table-cell office:value-type="string">
            <text:p>/zhen khog</text:p>
          </table:table-cell>
          <table:table-cell office:value-type="string">
            <text:p>(མིང་)</text:p>
          </table:table-cell>
          <table:table-cell office:value-type="string">
            <text:p>མི་ཞན་འཁོགས་ནོར་ཞན་འཁོགས་ཟེར་མི་སྟོབས་ཤུགས་མེདཔ།གཟུགས་ཁར་ཉམས་མེད་མི་ཚུ།</text:p>
          </table:table-cell>
          <table:table-cell table:number-columns-repeated="252"/>
        </table:table-row>
        <table:table-row table:style-name="ro1">
          <table:table-cell office:value-type="string">
            <text:p>ཞན་གཏམ།</text:p>
          </table:table-cell>
          <table:table-cell office:value-type="string">
            <text:p>/zhen tam/</text:p>
          </table:table-cell>
          <table:table-cell office:value-type="string">
            <text:p>(མིང་)</text:p>
          </table:table-cell>
          <table:table-cell office:value-type="string">
            <text:p>ཞན་པའི་གཏམ་ཡང་བསྐྱར་ཟེར་དོ་བཟུམ་བློ་ག་ཅིའི་སྐོར་ལས་སླབ་རུང་རང་བསྟོད་རྐྱབ་ནི་དང་དོན་མེད་ཀྱི་བློོ་ལོག་ལོག་སླབ་མི།ཞན་སྐད་དང་འདྲ།</text:p>
          </table:table-cell>
          <table:table-cell table:number-columns-repeated="252"/>
        </table:table-row>
        <table:table-row table:style-name="ro1">
          <table:table-cell office:value-type="string">
            <text:p>ཞན་མདོག</text:p>
          </table:table-cell>
          <table:table-cell office:value-type="string">
            <text:p>/zhen dog/</text:p>
          </table:table-cell>
          <table:table-cell office:value-type="string">
            <text:p>(མིང་)</text:p>
          </table:table-cell>
          <table:table-cell office:value-type="string">
            <text:p>མི་སྤྱང་ཀ་ཚུ་ལུ་ཁམས་ལོག་སྟེ་ཕར་ཕུལ་རྐྱབ་ནི་ལུ་ཞན་མདོག་བལྟཝ་མས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ཞན་པ།</text:p>
          </table:table-cell>
          <table:table-cell office:value-type="string">
            <text:p>/zhen pa/</text:p>
          </table:table-cell>
          <table:table-cell office:value-type="string">
            <text:p>(མིང་)</text:p>
          </table:table-cell>
          <table:table-cell office:value-type="string">
            <text:p>མི་ཞན་པ།ལྕོགས་གྲུབ་མེད་མི་ཁེ་རྒོ་མེད་མི་སྤུ་ཞན་པ་རྒྱུ་ཆ་ཞན་པ་ཁ་ཞན་པ།</text:p>
          </table:table-cell>
          <table:table-cell table:number-columns-repeated="252"/>
        </table:table-row>
        <table:table-row table:style-name="ro1">
          <table:table-cell office:value-type="string">
            <text:p>ཞན་ཚིག</text:p>
          </table:table-cell>
          <table:table-cell office:value-type="string">
            <text:p>/zhen tshig/</text:p>
          </table:table-cell>
          <table:table-cell office:value-type="string">
            <text:p>(མིང་)</text:p>
          </table:table-cell>
          <table:table-cell office:value-type="string">
            <text:p>ཞན་གཏམ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ཞན་སེམས།</text:p>
          </table:table-cell>
          <table:table-cell office:value-type="string">
            <text:p>/zhen sem/</text:p>
          </table:table-cell>
          <table:table-cell office:value-type="string">
            <text:p>(མིང་)</text:p>
          </table:table-cell>
          <table:table-cell office:value-type="string">
            <text:p>རོགས་ལེགས་ཞིམ་འགྱོ་མི་ལུ་མ་དགའ་མི་ལུ་ཞན་སེམས་ཅན་ཟེར་སླབ་ཨིན།མི་མ་རབས་ཀྱི་མནོ་བསམ་ཅན།</text:p>
          </table:table-cell>
          <table:table-cell table:number-columns-repeated="252"/>
        </table:table-row>
        <table:table-row table:style-name="ro1">
          <table:table-cell office:value-type="string">
            <text:p>ཞནམ།</text:p>
          </table:table-cell>
          <table:table-cell office:value-type="string">
            <text:p>/zhem</text:p>
          </table:table-cell>
          <table:table-cell office:value-type="string">
            <text:p>(མིང་)</text:p>
          </table:table-cell>
          <table:table-cell office:value-type="string">
            <text:p>ཞནམ་མཐོ་སར་བཀལན་ཆུ་ཡང་བྲེ་གིས་འཇལ་ཟེར་དོ་བཟུམ།དྲག་དྲགམ་མིན་པའི་ཞན་པ།</text:p>
          </table:table-cell>
          <table:table-cell table:number-columns-repeated="252"/>
        </table:table-row>
        <table:table-row table:style-name="ro1">
          <table:table-cell office:value-type="string">
            <text:p>ཞབོ།</text:p>
          </table:table-cell>
          <table:table-cell office:value-type="string">
            <text:p>/zha</text:p>
          </table:table-cell>
          <table:table-cell office:value-type="string">
            <text:p>(མིང་)</text:p>
          </table:table-cell>
          <table:table-cell office:value-type="string">
            <text:p>རྐངམ་ཞབོ་ལགཔ་ཞབོ།</text:p>
          </table:table-cell>
          <table:table-cell table:number-columns-repeated="252"/>
        </table:table-row>
        <table:table-row table:style-name="ro1">
          <table:table-cell office:value-type="string">
            <text:p>ཞབོ་ཞེའུ།</text:p>
          </table:table-cell>
          <table:table-cell office:value-type="string">
            <text:p>/zhao zheu</text:p>
          </table:table-cell>
          <table:table-cell office:value-type="string">
            <text:p>(མིང་)</text:p>
          </table:table-cell>
          <table:table-cell office:value-type="string">
            <text:p>མི་རྐངམ་ལགཔ་དང་མིག་ཏོ་མ་བདེཝ་ཡོད་མི་ཚུ་གི་མིང༌།མི་ཞབོ་ཞེའུ་ཚུ་ལུ་ཆ་རོགས་འབད་དགོ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ཞབས།</text:p>
          </table:table-cell>
          <table:table-cell office:value-type="string">
            <text:p>/zhab/</text:p>
          </table:table-cell>
          <table:table-cell office:value-type="string">
            <text:p>(མིང་)</text:p>
          </table:table-cell>
          <table:table-cell office:value-type="string">
            <text:p>རྐང་པའི་ཞེ་ས།རང་གི་མགུ་གཏད་པའི་གོང་མ་ལུ་གུས་ཞབས་དང་བཅས་པའི་མཚན་ནས་བརྗོད་སྲོལ་ཅིག་ཨིན།དེ་བཟུམ་གོ་གནས་ཀྱི་མིང་ལུ་ཡང་འཇུག་སྲོལ་ཡོདཔ་ལས་ཞབས་དྲུང་ཟེར་མི་ཚུ་ཡང་དེ་ལས་རིགས་བསྒྲེས་ཏེ་ཞུཝ་ཨིན་མས།</text:p>
          </table:table-cell>
          <table:table-cell table:number-columns-repeated="252"/>
        </table:table-row>
        <table:table-row table:style-name="ro1">
          <table:table-cell office:value-type="string">
            <text:p>ཞབས་ཀྱིས་བཅགས།</text:p>
          </table:table-cell>
          <table:table-cell office:value-type="string">
            <text:p>/zhab ki ca</text:p>
          </table:table-cell>
          <table:table-cell office:value-type="string">
            <text:p>(བྱ་ཚིག་)</text:p>
          </table:table-cell>
          <table:table-cell office:value-type="string">
            <text:p>བླམ་སྦོམ་ཚུ་དང་མངའ་བདག་རྒྱལཔོ་ཚུ་བྱོན་ཏེ་ཞབས་བསྐོར་གནང་མི་ལུ་ཞབས་ཀྱིས་བཅག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ཞབས་ཀྱུ།</text:p>
          </table:table-cell>
          <table:table-cell office:value-type="string">
            <text:p>/zhab cu/</text:p>
          </table:table-cell>
          <table:table-cell office:value-type="string">
            <text:p>(མིང་)</text:p>
          </table:table-cell>
          <table:table-cell office:value-type="string">
            <text:p>ཡི་གུ་གི་ཞབས་ཀྱུ་ཟེར་དབྱངས་ཨུ་གི་མིང་གཞན།</text:p>
          </table:table-cell>
          <table:table-cell table:number-columns-repeated="252"/>
        </table:table-row>
        <table:table-row table:style-name="ro1">
          <table:table-cell office:value-type="string">
            <text:p>ཞབས་སྐྱེལ།</text:p>
          </table:table-cell>
          <table:table-cell office:value-type="string">
            <text:p>/zhab kel/</text:p>
          </table:table-cell>
          <table:table-cell office:value-type="string">
            <text:p>(མིང་)</text:p>
          </table:table-cell>
          <table:table-cell office:value-type="string">
            <text:p>མི་སྦོམ་ཚུ་ཕར་དང་ཚུར་བྱོནཔ་ད་ལམ་ཁར་ཚུན་ཚོད་སྐྱེལ་བར་འགྱོ་མི་ག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ཞབས་བསྐོར།</text:p>
          </table:table-cell>
          <table:table-cell office:value-type="string">
            <text:p>/zhab kor/</text:p>
          </table:table-cell>
          <table:table-cell office:value-type="string">
            <text:p>(བྱ་ཚིག་)</text:p>
          </table:table-cell>
          <table:table-cell office:value-type="string">
            <text:p>༡བླམ་དང་དཔོན་ཚུ་ལྷ་ཁང་དང་མཆོད་རྟེན་ཚུ་བསྐོར་ར་བརྐྱབ་པའི་ཞེ་ས་དཔོན་ཞབས་བསྐོར་གནང་དེས་བཟུམ།༢ས་བཤལ་ཏེ་བྱོན་མི་ཚུ་ལུ་ཡང་ཞབས་བསྐོར་ཟེར་ཞུ་སྲོལ་ཡོད།</text:p>
          </table:table-cell>
          <table:table-cell table:number-columns-repeated="252"/>
        </table:table-row>
        <table:table-row table:style-name="ro1">
          <table:table-cell office:value-type="string">
            <text:p>ཞབས་ཁྲ།</text:p>
          </table:table-cell>
          <table:table-cell office:value-type="string">
            <text:p>/zhab thra/</text:p>
          </table:table-cell>
          <table:table-cell office:value-type="string">
            <text:p>(མིང་)</text:p>
          </table:table-cell>
          <table:table-cell office:value-type="string">
            <text:p>ཁ་ལས་དབྱངས་འཐེན་གཟུགས་ཀྱིས་རྐང་སྟབས་བསྒྱུར་ཏེ་འཁྲབ་ནི།དབྱེ་བ་གཞུང་སྒྲ་འབོད་སྒྲ་རིག་གསར་ཞབས་ཁྲ་ཚུ།</text:p>
          </table:table-cell>
          <table:table-cell table:number-columns-repeated="252"/>
        </table:table-row>
        <table:table-row table:style-name="ro1">
          <table:table-cell office:value-type="string">
            <text:p>ཞབས་བགྲད།</text:p>
          </table:table-cell>
          <table:table-cell office:value-type="string">
            <text:p>/zhab droe/</text:p>
          </table:table-cell>
          <table:table-cell office:value-type="string">
            <text:p>(མིང་)</text:p>
          </table:table-cell>
          <table:table-cell office:value-type="string">
            <text:p>ཆོས་སྐད་ལས་ཡར་ལོང་ཞིནམ་ལས་རྐངམ་ཁ་བརྒྱངས་ཏེ་རྡོགཔ་དྲེགས་ཏེ་སྡོད་མི་ལུ་གོ།</text:p>
          </table:table-cell>
          <table:table-cell table:number-columns-repeated="252"/>
        </table:table-row>
        <table:table-row table:style-name="ro1">
          <table:table-cell office:value-type="string">
            <text:p>ཞབས་བཅགས།</text:p>
          </table:table-cell>
          <table:table-cell office:value-type="string">
            <text:p>/zhab ca</text:p>
          </table:table-cell>
          <table:table-cell office:value-type="string">
            <text:p>(མིང་)</text:p>
          </table:table-cell>
          <table:table-cell office:value-type="string">
            <text:p>ཞབས་བསྐོར་གནང་ཡོད་པ།</text:p>
          </table:table-cell>
          <table:table-cell table:number-columns-repeated="252"/>
        </table:table-row>
        <table:table-row table:style-name="ro1">
          <table:table-cell office:value-type="string">
            <text:p>ཞབས་བཅིངས།</text:p>
          </table:table-cell>
          <table:table-cell office:value-type="string">
            <text:p>/zhab cing/</text:p>
          </table:table-cell>
          <table:table-cell office:value-type="string">
            <text:p>(མིང་)</text:p>
          </table:table-cell>
          <table:table-cell office:value-type="string">
            <text:p>ལྷམ་བཅིང་ག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ཞབས་རྗེན།</text:p>
          </table:table-cell>
          <table:table-cell office:value-type="string">
            <text:p>/zhab jen/</text:p>
          </table:table-cell>
          <table:table-cell office:value-type="string">
            <text:p>(མིང་)</text:p>
          </table:table-cell>
          <table:table-cell office:value-type="string">
            <text:p>རྐང་རྗེན་གྱ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ཞབས་རྗེས།</text:p>
          </table:table-cell>
          <table:table-cell office:value-type="string">
            <text:p>/zhab je/</text:p>
          </table:table-cell>
          <table:table-cell office:value-type="string">
            <text:p>(མིང་)</text:p>
          </table:table-cell>
          <table:table-cell office:value-type="string">
            <text:p>རྐང་རྗེས་ལུ་ཞེ་ས་སྦྱར་བ།གུ་རུ་རིན་པོ་ཆེའི་ཞབས་རྗེས་ལས་བརྟེན་ཏེ་བུམ་ཐང་གི་གཡུས་ཅིག་གི་མིང་ཞབས་རྗེས་ཐང་ཟེར་བཏགས་ཏེ་ཡོད།</text:p>
          </table:table-cell>
          <table:table-cell table:number-columns-repeated="252"/>
        </table:table-row>
        <table:table-row table:style-name="ro1">
          <table:table-cell office:value-type="string">
            <text:p>ཞབས་ཏོག</text:p>
          </table:table-cell>
          <table:table-cell office:value-type="string">
            <text:p>/zhab to/</text:p>
          </table:table-cell>
          <table:table-cell office:value-type="string">
            <text:p>(མིང་)</text:p>
          </table:table-cell>
          <table:table-cell office:value-type="string">
            <text:p>༡གཞུང་ལུ་ཞབས་ཏོག་ཞུ་ལྷ་ཁང་མགོན་ཁང་ལུ་ཞབས་ཏོག་ཞུ་ཟེར་དོ་བཟུམ་ཕན་བཏགས་ནི་དང་གཡོག་རྒྱུག་ནི་ཅིག་ལུ་སླབ་ཨིན།༢ཞབས་ཏོག་ལྷན་ཁག་དང་ཞབས་ཏོག་ལས་ཁུངས་དེ་གི་གཙོ་འཛིན་ལུ་ཞབས་ཏོག་བློན་པོ་དང་ཞབས་ཏོག་དྲུང་ཆེན་ཚུ་སླབ་སྲོལ་ཡོད།</text:p>
          </table:table-cell>
          <table:table-cell table:number-columns-repeated="252"/>
        </table:table-row>
        <table:table-row table:style-name="ro1">
          <table:table-cell office:value-type="string">
            <text:p>ཞབས་ཏོག་རྣམ་གསུམ།</text:p>
          </table:table-cell>
          <table:table-cell office:value-type="string">
            <text:p>/zhab to nam sum/</text:p>
          </table:table-cell>
          <table:table-cell office:value-type="string">
            <text:p>(མིང་)</text:p>
          </table:table-cell>
          <table:table-cell office:value-type="string">
            <text:p>རབ་སྒྲུབ་པའི་མཆོད་པ།འབྲིང་ལུས་ངག་གི་ཞབས་ཏོག་ཐ་མ་ཟང་ཟིང་གི་འབུལ་བ་ཚུ།</text:p>
          </table:table-cell>
          <table:table-cell table:number-columns-repeated="252"/>
        </table:table-row>
        <table:table-row table:style-name="ro1">
          <table:table-cell office:value-type="string">
            <text:p>ཞབས་སྟེགས།</text:p>
          </table:table-cell>
          <table:table-cell office:value-type="string">
            <text:p>/zhab teg</text:p>
          </table:table-cell>
          <table:table-cell office:value-type="string">
            <text:p>(མིང་)</text:p>
          </table:table-cell>
          <table:table-cell office:value-type="string">
            <text:p>རྐངམ་བཀལ་སའི་སྟེགས་ཀྱ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ཞབས་བརྟན།</text:p>
          </table:table-cell>
          <table:table-cell office:value-type="string">
            <text:p>/zhab ten/</text:p>
          </table:table-cell>
          <table:table-cell office:value-type="string">
            <text:p>(མིང་)</text:p>
          </table:table-cell>
          <table:table-cell office:value-type="string">
            <text:p>༡བླམ་སློབ་དཔོན་དང་དཔོན་ཨ་ཞེ་ཚུ་གི་སྐུ་ཚེ་ཞབས་པད་བརྟན་པའི་རིམ་གྲོ་གི་ཞེ་ས།༢བླ་མའི་ཞབས་བརྟན་དཔེ་ཆའི་མིང་ཡང་ཨིན།</text:p>
          </table:table-cell>
          <table:table-cell table:number-columns-repeated="252"/>
        </table:table-row>
        <table:table-row table:style-name="ro1">
          <table:table-cell office:value-type="string">
            <text:p>ཞབས་ཐང༌།</text:p>
          </table:table-cell>
          <table:table-cell office:value-type="string">
            <text:p>/zhab thang/</text:p>
          </table:table-cell>
          <table:table-cell office:value-type="string">
            <text:p>(མིང་)</text:p>
          </table:table-cell>
          <table:table-cell office:value-type="string">
            <text:p>རྐང་ཐང་ག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ཞབས་ཐོ།</text:p>
          </table:table-cell>
          <table:table-cell office:value-type="string">
            <text:p>/zhab tho/</text:p>
          </table:table-cell>
          <table:table-cell office:value-type="string">
            <text:p>(མིང་)</text:p>
          </table:table-cell>
          <table:table-cell office:value-type="string">
            <text:p>རྡོག་ཐལ་གྱ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ཞབས་དྲུང༌།</text:p>
          </table:table-cell>
          <table:table-cell office:value-type="string">
            <text:p>/zhab drung/</text:p>
          </table:table-cell>
          <table:table-cell office:value-type="string">
            <text:p>(མིང་)</text:p>
          </table:table-cell>
          <table:table-cell office:value-type="string">
            <text:p>བླ་སློབ་དང་དཔོན་ཚུ་གི་ཞབས་ཀྱི་རྩ་བར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ཞབས་དྲུང་ངག་དབང་རྣམ་རྒྱལ།</text:p>
          </table:table-cell>
          <table:table-cell office:value-type="string">
            <text:p>/zhab drung nga wang nam gel/</text:p>
          </table:table-cell>
          <table:table-cell office:value-type="string">
            <text:p>(མིང་)</text:p>
          </table:table-cell>
          <table:table-cell office:value-type="string">
            <text:p>རབ་བྱུང་བཅུ་པ་སྤྱི་ལོ་༡༥༩༤ལུ་འབྲུག་བྱང་ཆུབ་གླིང་གི་གཞིས་ཀ་མགར་གྲོང་ལུ་འགྲོ་མགོན་གཙང་པ་རྒྱ་རས་སྐུ་འཕྲེང་ལྔ་པ་འབད་སྐུ་འཁྲུངས་ཞིན་ན་སྤྱི་ལོ་༡༦༡༦ལུ་འབྲུག་ཡུལ་ལུ་བྱོན་ཏེ་འབྲུག་གི་རྒྱལ་ཁབ་རང་དབང་ཅན་ལུ་བཟོ་གནང་མི་འཕགས་པ་ཐུགས་རྗེ་ཆེན་པོ་དང་ཨྱོན་གུ་རུ་རིན་པོ་ཆེའི་རྣམ་སྤྲུལ་དཔལ་འབྲུག་པ་མཐུ་ཆེན་བདུད་འཇོམས་རྡོ་རྗེའི་མཚན།</text:p>
          </table:table-cell>
          <table:table-cell table:number-columns-repeated="252"/>
        </table:table-row>
        <table:table-row table:style-name="ro1">
          <table:table-cell office:value-type="string">
            <text:p>ཞབས་གདུབ།</text:p>
          </table:table-cell>
          <table:table-cell office:value-type="string">
            <text:p>/zhab dub/</text:p>
          </table:table-cell>
          <table:table-cell office:value-type="string">
            <text:p>(མིང་)</text:p>
          </table:table-cell>
          <table:table-cell office:value-type="string">
            <text:p>རྐང་པའི་གདུབ་ཅུང་ག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ཞབས་འདེགས།</text:p>
          </table:table-cell>
          <table:table-cell office:value-type="string">
            <text:p>/zhab deg</text:p>
          </table:table-cell>
          <table:table-cell office:value-type="string">
            <text:p>(མིང་)</text:p>
          </table:table-cell>
          <table:table-cell office:value-type="string">
            <text:p>བྱ་རོགས་འཇུག་པའི་ཞེ་ས།ཕྱག་ཕྱིད་ཞུ་ནི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ཞབས་འདྲེད།</text:p>
          </table:table-cell>
          <table:table-cell office:value-type="string">
            <text:p>/zhab dre/</text:p>
          </table:table-cell>
          <table:table-cell office:value-type="string">
            <text:p>(བྱ་ཚིག་)</text:p>
          </table:table-cell>
          <table:table-cell office:value-type="string">
            <text:p>ཞབས་འགྱེལ་ཏ་ཤོར་བ།</text:p>
          </table:table-cell>
          <table:table-cell table:number-columns-repeated="252"/>
        </table:table-row>
        <table:table-row table:style-name="ro1">
          <table:table-cell office:value-type="string">
            <text:p>ཞབས་འདྲེན།</text:p>
          </table:table-cell>
          <table:table-cell office:value-type="string">
            <text:p>/zhab dren/</text:p>
          </table:table-cell>
          <table:table-cell office:value-type="string">
            <text:p>(མིང་)</text:p>
          </table:table-cell>
          <table:table-cell office:value-type="string">
            <text:p>རྒྱལ་ཁབ་ཀྱི་ཞབས་འདྲེན་སློབ་དཔོན་གྱི་ཞབས་འདྲེན་ཕ་མའི་ཞབས་འདྲེན་ཟེར་བློ་བཙོང་ནི་དང་འཐུས་ཤོར་ནི།</text:p>
          </table:table-cell>
          <table:table-cell table:number-columns-repeated="252"/>
        </table:table-row>
        <table:table-row table:style-name="ro1">
          <table:table-cell office:value-type="string">
            <text:p>ཞབས་པད།</text:p>
          </table:table-cell>
          <table:table-cell office:value-type="string">
            <text:p>/zhab pe/</text:p>
          </table:table-cell>
          <table:table-cell office:value-type="string">
            <text:p>(མིང་)</text:p>
          </table:table-cell>
          <table:table-cell office:value-type="string">
            <text:p>བླམ་དང་དཔོན་ཚུ་གི་ཞབས་པདྨའི་གཟུགས་སུ་བཀོད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ཞབས་པད་དྲུང༌།</text:p>
          </table:table-cell>
          <table:table-cell office:value-type="string">
            <text:p>/zhab pe drung/</text:p>
          </table:table-cell>
          <table:table-cell office:value-type="string">
            <text:p>(མིང་)</text:p>
          </table:table-cell>
          <table:table-cell office:value-type="string">
            <text:p>ཡིག་བསྐུར་གྱི་སྐབས་ཞབས་པད་དྲུང་དུ་ཟེར་ཞབས་ཀྱི་རྩ་བར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ཞབས་པུས།</text:p>
          </table:table-cell>
          <table:table-cell office:value-type="string">
            <text:p>/zhab pue/</text:p>
          </table:table-cell>
          <table:table-cell office:value-type="string">
            <text:p>(མིང་)</text:p>
          </table:table-cell>
          <table:table-cell office:value-type="string">
            <text:p>པུས་མོ་ག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ཞབས་སྤྱི་བོར་བླང༌།</text:p>
          </table:table-cell>
          <table:table-cell office:value-type="string">
            <text:p>/zhab ci wor la</text:p>
          </table:table-cell>
          <table:table-cell office:value-type="string">
            <text:p>(བྱ་ཚིག་)</text:p>
          </table:table-cell>
          <table:table-cell office:value-type="string">
            <text:p>རང་གི་རྩ་བའི་བླ་མའི་ཞབས་དུས་ཨ་རྟག་རང་མགུ་ཏོག་ཁར་བཀལ་བའི་ཚུལ་ལུ་སྒོམ་ནི།</text:p>
          </table:table-cell>
          <table:table-cell table:number-columns-repeated="252"/>
        </table:table-row>
        <table:table-row table:style-name="ro1">
          <table:table-cell office:value-type="string">
            <text:p>ཞབས་ཕྱག</text:p>
          </table:table-cell>
          <table:table-cell office:value-type="string">
            <text:p>/zhab cha/</text:p>
          </table:table-cell>
          <table:table-cell office:value-type="string">
            <text:p>(མིང་)</text:p>
          </table:table-cell>
          <table:table-cell office:value-type="string">
            <text:p>ཞབས་དང་ཕྱག་གཅིག་ཁར་སླབ་པའི་བསྡུས་མིང༌།</text:p>
          </table:table-cell>
          <table:table-cell table:number-columns-repeated="252"/>
        </table:table-row>
        <table:table-row table:style-name="ro1">
          <table:table-cell office:value-type="string">
            <text:p>ཞབས་ཕྱི།</text:p>
          </table:table-cell>
          <table:table-cell office:value-type="string">
            <text:p>/zhab chi/</text:p>
          </table:table-cell>
          <table:table-cell office:value-type="string">
            <text:p>(མིང་)</text:p>
          </table:table-cell>
          <table:table-cell office:value-type="string">
            <text:p>བྱ་རོགས་ཀྱི་ཞེ་ས་བླ་མའི་ཞབས་ཕྱི་དཔོན་གྱི་ཞབས་ཕྱི་ཚུ།</text:p>
          </table:table-cell>
          <table:table-cell table:number-columns-repeated="252"/>
        </table:table-row>
        <table:table-row table:style-name="ro1">
          <table:table-cell office:value-type="string">
            <text:p>ཞབས་ཕྱི་དཀྱུས་མ།</text:p>
          </table:table-cell>
          <table:table-cell office:value-type="string">
            <text:p>/zhab chi cue/</text:p>
          </table:table-cell>
          <table:table-cell office:value-type="string">
            <text:p>(མིང་)</text:p>
          </table:table-cell>
          <table:table-cell office:value-type="string">
            <text:p>ཕྱག་ཞུ་མི་གོ་ས་མེད་མི།</text:p>
          </table:table-cell>
          <table:table-cell table:number-columns-repeated="252"/>
        </table:table-row>
        <table:table-row table:style-name="ro1">
          <table:table-cell office:value-type="string">
            <text:p>ཞབས་ཕྱི་ནང་མ།</text:p>
          </table:table-cell>
          <table:table-cell office:value-type="string">
            <text:p>/zhab chi nang ma/</text:p>
          </table:table-cell>
          <table:table-cell office:value-type="string">
            <text:p>(མིང་)</text:p>
          </table:table-cell>
          <table:table-cell office:value-type="string">
            <text:p>སྐུ་མདུན་ལུ་ལཱ་འབད་མི་ཞབས་ཕྱི་དྲག་ཤོས།</text:p>
          </table:table-cell>
          <table:table-cell table:number-columns-repeated="252"/>
        </table:table-row>
        <table:table-row table:style-name="ro1">
          <table:table-cell office:value-type="string">
            <text:p>ཞབས་བྲོ།</text:p>
          </table:table-cell>
          <table:table-cell office:value-type="string">
            <text:p>/zhab dro/</text:p>
          </table:table-cell>
          <table:table-cell office:value-type="string">
            <text:p>(མིང་)</text:p>
          </table:table-cell>
          <table:table-cell office:value-type="string">
            <text:p>ཞབས་ཁྲ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ཞབས་འབྲིང༌།</text:p>
          </table:table-cell>
          <table:table-cell office:value-type="string">
            <text:p>/zhab dring/</text:p>
          </table:table-cell>
          <table:table-cell office:value-type="string">
            <text:p>(མིང་)</text:p>
          </table:table-cell>
          <table:table-cell office:value-type="string">
            <text:p>ཆོས་སྐད་ལས་ཞབས་ཀྱི་ཕྱི་བཞིན་རྗེས་སུ་འབྲང་མི།</text:p>
          </table:table-cell>
          <table:table-cell table:number-columns-repeated="252"/>
        </table:table-row>
        <table:table-row table:style-name="ro1">
          <table:table-cell office:value-type="string">
            <text:p>ཞབས་མཛུབ།</text:p>
          </table:table-cell>
          <table:table-cell office:value-type="string">
            <text:p>/zhab dzub/</text:p>
          </table:table-cell>
          <table:table-cell office:value-type="string">
            <text:p>(མིང་)</text:p>
          </table:table-cell>
          <table:table-cell office:value-type="string">
            <text:p>རྐང་མཛུབ་ཀྱ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ཞབས་ལ་གཏུགས་པ།</text:p>
          </table:table-cell>
          <table:table-cell office:value-type="string">
            <text:p>/zhab la tug pa/</text:p>
          </table:table-cell>
          <table:table-cell office:value-type="string">
            <text:p>(མིང་)</text:p>
          </table:table-cell>
          <table:table-cell office:value-type="string">
            <text:p>༡དཔོན་དང་རྩ་བའི་བླ་མའི་ཞབས་ལུ་རང་གི་མགུ་ཐུག་ནི།༢ཞབས་སར་བཅར་ནི།བསྟེན་ནི་ཚུ།</text:p>
          </table:table-cell>
          <table:table-cell table:number-columns-repeated="252"/>
        </table:table-row>
        <table:table-row table:style-name="ro1">
          <table:table-cell office:value-type="string">
            <text:p>ཞབས་ལ་འདུད་པ།</text:p>
          </table:table-cell>
          <table:table-cell office:value-type="string">
            <text:p>/zhab la due pa/</text:p>
          </table:table-cell>
          <table:table-cell office:value-type="string">
            <text:p>(མིང་)</text:p>
          </table:table-cell>
          <table:table-cell office:value-type="string">
            <text:p>དཔོན་དང་རྩ་བའི་བླ་མའི་ཞབས་ལུ་ཕྱག་འཚལ་བ་གུས་བཏུད་ཞུ་བ།</text:p>
          </table:table-cell>
          <table:table-cell table:number-columns-repeated="252"/>
        </table:table-row>
        <table:table-row table:style-name="ro1">
          <table:table-cell office:value-type="string">
            <text:p>ཞབས་སོ།</text:p>
          </table:table-cell>
          <table:table-cell office:value-type="string">
            <text:p>/zhab so/</text:p>
          </table:table-cell>
          <table:table-cell office:value-type="string">
            <text:p>(མིང་)</text:p>
          </table:table-cell>
          <table:table-cell office:value-type="string">
            <text:p>ཨོམ་སོ་ག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ཞབས་བསིལ།</text:p>
          </table:table-cell>
          <table:table-cell office:value-type="string">
            <text:p>/zhab sil/</text:p>
          </table:table-cell>
          <table:table-cell office:value-type="string">
            <text:p>(བྱ་ཚིག་)</text:p>
          </table:table-cell>
          <table:table-cell office:value-type="string">
            <text:p>རྐངམ་འཁྱུ་བའ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ཞབས་བསུ།</text:p>
          </table:table-cell>
          <table:table-cell office:value-type="string">
            <text:p>/zab su/</text:p>
          </table:table-cell>
          <table:table-cell office:value-type="string">
            <text:p>(མིང་)</text:p>
          </table:table-cell>
          <table:table-cell office:value-type="string">
            <text:p>བླམ་དང་དཔོན་ཚུ་ཕྱི་ཁ་ལས་བྱོནམ་ད་ལམ་ཁ་ལུ་བསུ་བ་འབད་བར་འགྱོ་བའི་ཞེ་ས་དང་གདོང་བསུ་གི་ཞེ་ས་ཨིན།</text:p>
          </table:table-cell>
          <table:table-cell table:number-columns-repeated="252"/>
        </table:table-row>
        <table:table-row table:style-name="ro1">
          <table:table-cell office:value-type="string">
            <text:p>ཞབས་ལྷམ།</text:p>
          </table:table-cell>
          <table:table-cell office:value-type="string">
            <text:p>/zhab lhham/</text:p>
          </table:table-cell>
          <table:table-cell office:value-type="string">
            <text:p>(མིང་)</text:p>
          </table:table-cell>
          <table:table-cell office:value-type="string">
            <text:p>ལྷམ་ལུ་ཞེ་ས་སྦྱར་བ།དྲགོས་ཞབས་ལྷམ་བཞེས་དེས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ཞམ་འགྱོ་ནི།</text:p>
          </table:table-cell>
          <table:table-cell office:value-type="string">
            <text:p>/zhab jo ni/</text:p>
          </table:table-cell>
          <table:table-cell office:value-type="string">
            <text:p>(མིང་)</text:p>
          </table:table-cell>
          <table:table-cell office:value-type="string">
            <text:p>ཧོད་ཀྱི་ཁ་ལས་ཆུ་ལུད་འགྱོ་ནི།</text:p>
          </table:table-cell>
          <table:table-cell table:number-columns-repeated="252"/>
        </table:table-row>
        <table:table-row table:style-name="ro1">
          <table:table-cell office:value-type="string">
            <text:p>ཞམ་ཞམ།</text:p>
          </table:table-cell>
          <table:table-cell office:value-type="string">
            <text:p>/zham zham/</text:p>
          </table:table-cell>
          <table:table-cell office:value-type="string">
            <text:p>(བྱ་ཁྱད་)</text:p>
          </table:table-cell>
          <table:table-cell office:value-type="string">
            <text:p>གཟུགས་ཁ་ལས་རྔུལ་ནག་ཐིག་པ་འབབ་ནི།རྐང་རྒྱུག་དང་བང་རྒྱུག་འགྲན་བསྡུར་སྐབས་གདོང་ལས་རྔུལ་ནག་ཞམ་ཞམ་སྦེ་འབབ་ཚུལ་ཅིག།</text:p>
          </table:table-cell>
          <table:table-cell table:number-columns-repeated="252"/>
        </table:table-row>
        <table:table-row table:style-name="ro1">
          <table:table-cell office:value-type="string">
            <text:p>ཞར།</text:p>
          </table:table-cell>
          <table:table-cell office:value-type="string">
            <text:p>/zhar/</text:p>
          </table:table-cell>
          <table:table-cell office:value-type="string">
            <text:p>(མིང་)</text:p>
          </table:table-cell>
          <table:table-cell office:value-type="string">
            <text:p>༡རྐང་ཞར་ལག་ཞཤར་མིག་ཞར་ཚུ་གི་ཚིག་གྲོགས།༢ཞོར་ཁ་ལུ་ཟེར་བའི་དོན་ལུ་ཡང་འཇུག།</text:p>
          </table:table-cell>
          <table:table-cell table:number-columns-repeated="252"/>
        </table:table-row>
        <table:table-row table:style-name="ro1">
          <table:table-cell office:value-type="string">
            <text:p>ཞར་དང་ཞོར།</text:p>
          </table:table-cell>
          <table:table-cell office:value-type="string">
            <text:p>/zhar dang zhor/</text:p>
          </table:table-cell>
          <table:table-cell office:value-type="string">
            <text:p>(མིང་)</text:p>
          </table:table-cell>
          <table:table-cell office:value-type="string">
            <text:p>དགེ་བ་ཁ་ཞོར་ལག་ཞོར་སྡིག་པ་འགྲོ་ཞོར་འདུག་ཞོར་ཟེར་དོ་བཟུམ་ཆེད་དུ་དམིགས་ཏེ་མེན་པ་ཞར་དང་ཞོར་ཁར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ཞརན།</text:p>
          </table:table-cell>
          <table:table-cell office:value-type="string">
            <text:p>/zhar</text:p>
          </table:table-cell>
          <table:table-cell office:value-type="string">
            <text:p>(མིང་)</text:p>
          </table:table-cell>
          <table:table-cell office:value-type="string">
            <text:p>མིག་ཏོ་ཞརན་འཇིག་རྟེན་མཐོང་མི་ཚུགས།</text:p>
          </table:table-cell>
          <table:table-cell table:number-columns-repeated="252"/>
        </table:table-row>
        <table:table-row table:style-name="ro1">
          <table:table-cell office:value-type="string">
            <text:p>ཞརཝ།</text:p>
          </table:table-cell>
          <table:table-cell office:value-type="string">
            <text:p>/zhao/</text:p>
          </table:table-cell>
          <table:table-cell office:value-type="string">
            <text:p>(མིང་)</text:p>
          </table:table-cell>
          <table:table-cell office:value-type="string">
            <text:p>མིག་ཏོ་ཞརཝ།</text:p>
          </table:table-cell>
          <table:table-cell table:number-columns-repeated="252"/>
        </table:table-row>
        <table:table-row table:style-name="ro1">
          <table:table-cell office:value-type="string">
            <text:p>ཞལ།</text:p>
          </table:table-cell>
          <table:table-cell office:value-type="string">
            <text:p>/zhel/</text:p>
          </table:table-cell>
          <table:table-cell office:value-type="string">
            <text:p>(མིང་)</text:p>
          </table:table-cell>
          <table:table-cell office:value-type="string">
            <text:p>༡ཁ་དང་གདོང་ལུ་ཞེ་ས་སྦྱར་བ།༢ཁ་ལས་ལུད་པ།</text:p>
          </table:table-cell>
          <table:table-cell table:number-columns-repeated="252"/>
        </table:table-row>
        <table:table-row table:style-name="ro1">
          <table:table-cell office:value-type="string">
            <text:p>ཞལ་དཀར།</text:p>
          </table:table-cell>
          <table:table-cell office:value-type="string">
            <text:p>/zhel ka/</text:p>
          </table:table-cell>
          <table:table-cell office:value-type="string">
            <text:p>(མིང་)</text:p>
          </table:table-cell>
          <table:table-cell office:value-type="string">
            <text:p>དཀར་ཡོལ་ཕོརཔ་ག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ཞལ་དཀྲིས།</text:p>
          </table:table-cell>
          <table:table-cell office:value-type="string">
            <text:p>/zhel tri/</text:p>
          </table:table-cell>
          <table:table-cell office:value-type="string">
            <text:p>(མིང་)</text:p>
          </table:table-cell>
          <table:table-cell office:value-type="string">
            <text:p>༡ལྟག་ལྐོག་ཁར་དཀྱིས་ནི་ཁ་དཀྲིས་ཀྱི་ཞེ་ས་༢ཁ་རས་ལུ་ཡང་ཞལ་དཀྲིས་ཟེར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ཞལ་བཀོད།</text:p>
          </table:table-cell>
          <table:table-cell office:value-type="string">
            <text:p>/zhel koe/</text:p>
          </table:table-cell>
          <table:table-cell office:value-type="string">
            <text:p>(མིང་)</text:p>
          </table:table-cell>
          <table:table-cell office:value-type="string">
            <text:p>ཁ་བཀོད་གནང་བའི་ཞེ་ས་ལཱ་འབད་མི་ཚུ་ལུ་ཞལ་བཀོད་ལེགས་ཞིམ་འབད་གནང་དགོ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ཞལ་སྐམ།</text:p>
          </table:table-cell>
          <table:table-cell office:value-type="string">
            <text:p>/zhel kam/</text:p>
          </table:table-cell>
          <table:table-cell office:value-type="string">
            <text:p>(མིང་ཁྱད་)</text:p>
          </table:table-cell>
          <table:table-cell office:value-type="string">
            <text:p>ཁ་བསྐམ་པའ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ཞལ་སྐོམ།</text:p>
          </table:table-cell>
          <table:table-cell office:value-type="string">
            <text:p>/zhel kom/</text:p>
          </table:table-cell>
          <table:table-cell office:value-type="string">
            <text:p>(བྱ་ཁྱད་)</text:p>
          </table:table-cell>
          <table:table-cell office:value-type="string">
            <text:p>ཁ་སྐོམ་པའི་ཞེ་ས་དྲགོས་ཞལ་སྐོམ་པ་ཅིན་གསོལ་ཇ་བཞེས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ཞལ་སྐྱེམས།</text:p>
          </table:table-cell>
          <table:table-cell office:value-type="string">
            <text:p>/zhel kem/</text:p>
          </table:table-cell>
          <table:table-cell office:value-type="string">
            <text:p>(བྱ་ཁྱད་)</text:p>
          </table:table-cell>
          <table:table-cell office:value-type="string">
            <text:p>ངོ་ཚ་བའ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ཞལ་ཁེབས།</text:p>
          </table:table-cell>
          <table:table-cell office:value-type="string">
            <text:p>/zhel kheb/</text:p>
          </table:table-cell>
          <table:table-cell office:value-type="string">
            <text:p>(མིང་)</text:p>
          </table:table-cell>
          <table:table-cell office:value-type="string">
            <text:p>༡ཞལ་གྱི་དཀྱིལ་འཁོར་ཡོངས་རྫོགས་བཀབ་ཚུགས་པའི་ཁེབས་ཀྱི་ཞེ་ས།༢སྐུ་ཐང་གི་ཞལ་ཁེབས་ཟེར་བ་ཅིན་སྐུ་ཐང་ཡོངས་རྫོགས་ཁེབས་པའི་རས།</text:p>
          </table:table-cell>
          <table:table-cell table:number-columns-repeated="252"/>
        </table:table-row>
        <table:table-row table:style-name="ro1">
          <table:table-cell office:value-type="string">
            <text:p>ཞལ་ཁྱུན།</text:p>
          </table:table-cell>
          <table:table-cell office:value-type="string">
            <text:p>/zhel chuen/</text:p>
          </table:table-cell>
          <table:table-cell office:value-type="string">
            <text:p>(མིང་)</text:p>
          </table:table-cell>
          <table:table-cell office:value-type="string">
            <text:p>ཞལ་གྱིས་གསུང་མི་ལྟར་དུ་འབད་བའི་ལམ་ལུགས།</text:p>
          </table:table-cell>
          <table:table-cell table:number-columns-repeated="252"/>
        </table:table-row>
        <table:table-row table:style-name="ro1">
          <table:table-cell office:value-type="string">
            <text:p>ཞལ་གྱི་དཀྱིལ་འཁོར།</text:p>
          </table:table-cell>
          <table:table-cell office:value-type="string">
            <text:p>/zhel gi kil khor/</text:p>
          </table:table-cell>
          <table:table-cell office:value-type="string">
            <text:p>(མིང་)</text:p>
          </table:table-cell>
          <table:table-cell office:value-type="string">
            <text:p>ཁ་དང་གདོང་ག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ཞལ་གྱིས་བཞེས།</text:p>
          </table:table-cell>
          <table:table-cell office:value-type="string">
            <text:p>/zhel gi zhe/</text:p>
          </table:table-cell>
          <table:table-cell office:value-type="string">
            <text:p>(མིང་)</text:p>
          </table:table-cell>
          <table:table-cell office:value-type="string">
            <text:p>ཁས་ལེན་པའ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ཞལ་གྲངས།</text:p>
          </table:table-cell>
          <table:table-cell office:value-type="string">
            <text:p>/zhel drang/</text:p>
          </table:table-cell>
          <table:table-cell office:value-type="string">
            <text:p>(མིང་)</text:p>
          </table:table-cell>
          <table:table-cell office:value-type="string">
            <text:p>དགེ་སློང་ཞལ་གྲངས་གཅིག་བརྒྱ་དཔོན་གཡོག་ཞལ་གྲངས་བཅུ་ཐམ་ཟེར་དོ་བཟུམ་མི་གྲངས་ཟེར་བའ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ཞལ་བགད།</text:p>
          </table:table-cell>
          <table:table-cell office:value-type="string">
            <text:p>/zhel ge/</text:p>
          </table:table-cell>
          <table:table-cell office:value-type="string">
            <text:p>(མིང་)</text:p>
          </table:table-cell>
          <table:table-cell office:value-type="string">
            <text:p>ཁ་བགའ་བའི་ཞེ་ས།བླམ་ཞལ་བགད་ཤོར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ཞལ་འགྱུར་བ།</text:p>
          </table:table-cell>
          <table:table-cell office:value-type="string">
            <text:p>/zhel jur wa/</text:p>
          </table:table-cell>
          <table:table-cell office:value-type="string">
            <text:p>(མིང་ཁྱད་)</text:p>
          </table:table-cell>
          <table:table-cell office:value-type="string">
            <text:p>༡ངོ་ཚ་སྟེ་གདོང་འགྱུར་ནི་ཙིགཔ་ཟ་སྟེ་གདོང་འགྱུར་བའི་ཞེ་ས།༢གདོང་གི་ཕྱོགས་སོ་སོར་བསྒོར་བའ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ཞལ་རྒྱཝོ།</text:p>
          </table:table-cell>
          <table:table-cell office:value-type="string">
            <text:p>/zhel jao</text:p>
          </table:table-cell>
          <table:table-cell office:value-type="string">
            <text:p>(མིང་)</text:p>
          </table:table-cell>
          <table:table-cell office:value-type="string">
            <text:p>ཁའི་རྒྱཝོ་ལུ་ཞེ་ས་སྦྱར་བ།</text:p>
          </table:table-cell>
          <table:table-cell table:number-columns-repeated="252"/>
        </table:table-row>
        <table:table-row table:style-name="ro1">
          <table:table-cell office:value-type="string">
            <text:p>ཞལ་རྒྱུན།</text:p>
          </table:table-cell>
          <table:table-cell office:value-type="string">
            <text:p>/zhel juen/</text:p>
          </table:table-cell>
          <table:table-cell office:value-type="string">
            <text:p>(མིང་)</text:p>
          </table:table-cell>
          <table:table-cell office:value-type="string">
            <text:p>ངག་རྒྱུན་ཟེར་བའ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ཞལ་ངོ༌།</text:p>
          </table:table-cell>
          <table:table-cell office:value-type="string">
            <text:p>/zhel ngo/</text:p>
          </table:table-cell>
          <table:table-cell office:value-type="string">
            <text:p>(མིང་)</text:p>
          </table:table-cell>
          <table:table-cell office:value-type="string">
            <text:p>ཀུར་སྟོད་རྒྱ་རས་ཞལ་ངོ་ཟེར་དོ་བཟུམ་གདུང་བརྒྱུད་ཀྱི་མིང་ཨིན།རིགས་བརྒྱུད་ཕོ་ལས་བརྒྱུད་པའི་ཕོ་བརྒྱུད་ལུ་ཞལ་ངོ་དང་མོ་ལས་བརྒྱུད་པའི་མོ་བརྒྱུད་ལུ་གསངམོ་ཟེར་སླབ་སྲོལ་འདུག།</text:p>
          </table:table-cell>
          <table:table-cell table:number-columns-repeated="252"/>
        </table:table-row>
        <table:table-row table:style-name="ro1">
          <table:table-cell office:value-type="string">
            <text:p>ཞལ་དངོས།</text:p>
          </table:table-cell>
          <table:table-cell office:value-type="string">
            <text:p>/zhel ngoe/</text:p>
          </table:table-cell>
          <table:table-cell office:value-type="string">
            <text:p>(མིང་)</text:p>
          </table:table-cell>
          <table:table-cell office:value-type="string">
            <text:p>བླ་མའི་ཞལ་ཚབ་མིན་པར་ཞལ་དངོས་སྦེ་མཇལ་ཡི།གདོང་ངོ་མ་ཟེར་བའ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ཞལ་སྔ།</text:p>
          </table:table-cell>
          <table:table-cell office:value-type="string">
            <text:p>/zhel nga/</text:p>
          </table:table-cell>
          <table:table-cell office:value-type="string">
            <text:p>(མིང་)</text:p>
          </table:table-cell>
          <table:table-cell office:value-type="string">
            <text:p>༡ཞལ་ལས་ཟེར་བའི་དོན་ལུ་ཞལ་སྔ་ནས་ཟེར་སླབ་སྲོལ་ཡོད།༢སླབ་ནི་གི་ཁ་ང་ཧ་ཡི་ཟེར་བའ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ཞལ་ཆེམས།</text:p>
          </table:table-cell>
          <table:table-cell office:value-type="string">
            <text:p>/zhel chem/</text:p>
          </table:table-cell>
          <table:table-cell office:value-type="string">
            <text:p>(མིང་)</text:p>
          </table:table-cell>
          <table:table-cell office:value-type="string">
            <text:p>ཤི་རནམ་ད་བཞག་པའི་ཁ་ཆེམས་ཀྱ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ཞལ་མཆུ།</text:p>
          </table:table-cell>
          <table:table-cell office:value-type="string">
            <text:p>/zhel chu/</text:p>
          </table:table-cell>
          <table:table-cell office:value-type="string">
            <text:p>(མིང་)</text:p>
          </table:table-cell>
          <table:table-cell office:value-type="string">
            <text:p>ཁ་གི་ཡ་མཆུ་མ་མཆུ་ག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ཞལ་མཇལ།</text:p>
          </table:table-cell>
          <table:table-cell office:value-type="string">
            <text:p>/zhel je</text:p>
          </table:table-cell>
          <table:table-cell office:value-type="string">
            <text:p>(བྱ་ཚིག་)</text:p>
          </table:table-cell>
          <table:table-cell office:value-type="string">
            <text:p>ཞལ་མཇལ་གསུང་ཐོས་ཟེར་དོ་བཟུམ།༡གདོང་མཐོང་བའི་ཞེ་ས།༢བལྟ་བའི་ཞེ་ས་ཡང་ཨིན།</text:p>
          </table:table-cell>
          <table:table-cell table:number-columns-repeated="252"/>
        </table:table-row>
        <table:table-row table:style-name="ro1">
          <table:table-cell office:value-type="string">
            <text:p>ཞལ་འཇམ།</text:p>
          </table:table-cell>
          <table:table-cell office:value-type="string">
            <text:p>/zhel jam/</text:p>
          </table:table-cell>
          <table:table-cell office:value-type="string">
            <text:p>(མིང་ཁྱད་)</text:p>
          </table:table-cell>
          <table:table-cell office:value-type="string">
            <text:p>ཁ་འཇམ་ཏོག་ཏོ་ཡོད་པའ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ཞལ་ཏ།</text:p>
          </table:table-cell>
          <table:table-cell office:value-type="string">
            <text:p>/zhel ta/</text:p>
          </table:table-cell>
          <table:table-cell office:value-type="string">
            <text:p>(མིང་)</text:p>
          </table:table-cell>
          <table:table-cell office:value-type="string">
            <text:p>༡ཁ་ཏའི་ཞེ་ས།༢ཞལ་ཏ་མ་ཟེར་གཡོག་མོའ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ཞལ་ཐག</text:p>
          </table:table-cell>
          <table:table-cell office:value-type="string">
            <text:p>/zhel tha/</text:p>
          </table:table-cell>
          <table:table-cell office:value-type="string">
            <text:p>(མིང་)</text:p>
          </table:table-cell>
          <table:table-cell office:value-type="string">
            <text:p>འཐུས་ཤོར་བའི་མིང་ལུ་ཞལ་ཐག་དཔྱང་ཟེར་སླབ་འོང༌།མི་འདི་ཞལ་ཐག་ཁོག་ཁོག་ཅིག་རང་ཨིན་མས་ཟེར་དོ་བཟུམ།དོན་དག་ལུ་ཁ་ལས་ཁ་ཆུ་ཞལ་ཏེ་ཐགཔ་བཟུམ་དཔྱང་རུང་རང་གིས་མ་ཚོར་བར་ལུས་མི་འདི་ལུ་སླབ་མས།</text:p>
          </table:table-cell>
          <table:table-cell table:number-columns-repeated="252"/>
        </table:table-row>
        <table:table-row table:style-name="ro1">
          <table:table-cell office:value-type="string">
            <text:p>ཞལ་ཐང་།</text:p>
          </table:table-cell>
          <table:table-cell office:value-type="string">
            <text:p>/zhel thang/</text:p>
          </table:table-cell>
          <table:table-cell office:value-type="string">
            <text:p>(མིང་)</text:p>
          </table:table-cell>
          <table:table-cell office:value-type="string">
            <text:p>༡སྐུ་ཐང་གི་ཞེ་ས་མགོན་པོའི་ཞལ་ཐང་ལྷ་མོའི་ཞལ་ཐང་ཚུ།</text:p>
          </table:table-cell>
          <table:table-cell table:number-columns-repeated="252"/>
        </table:table-row>
        <table:table-row table:style-name="ro1">
          <table:table-cell office:value-type="string">
            <text:p>ཞལ་ཐུན།</text:p>
          </table:table-cell>
          <table:table-cell office:value-type="string">
            <text:p>/zhel thuen/</text:p>
          </table:table-cell>
          <table:table-cell office:value-type="string">
            <text:p>(མིང་)</text:p>
          </table:table-cell>
          <table:table-cell office:value-type="string">
            <text:p>ཁ་ཐུན་གྱ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ཞལ་མཐུན།</text:p>
          </table:table-cell>
          <table:table-cell office:value-type="string">
            <text:p>/zhel thuen/</text:p>
          </table:table-cell>
          <table:table-cell office:value-type="string">
            <text:p>(མིང་)</text:p>
          </table:table-cell>
          <table:table-cell office:value-type="string">
            <text:p>༡ཁ་འཆམ་པའི་དོན་དང་༢ཁོང་དཔོན་གཡོག་གཉིས་ཞལ་མཐུན་ལུ་ཕུལ་བཏང་ཡི་ཟེར་བ་ཅིན་མཐུན་མོང་གི་ཞེ་ས་ཨིན།</text:p>
          </table:table-cell>
          <table:table-cell table:number-columns-repeated="252"/>
        </table:table-row>
        <table:table-row table:style-name="ro1">
          <table:table-cell office:value-type="string">
            <text:p>ཞལ་འདེབས།</text:p>
          </table:table-cell>
          <table:table-cell office:value-type="string">
            <text:p>/zhel deb/</text:p>
          </table:table-cell>
          <table:table-cell office:value-type="string">
            <text:p>(མིང་)</text:p>
          </table:table-cell>
          <table:table-cell office:value-type="string">
            <text:p>ལྷ་ཁང་མགོན་ཁང་ཚུ་ལུ་རྒྱུ་དངོས་ཁ་སྐོང་ཕུལ་ནི་གི་ཞལ་འདེབས།ཁ་གསོ་དང་གྲོགས་རམ་འབད་བའི་ཞེ་ས།འབྲེལ་ཞུ་ཞལ་འདེབས་ཚུ།</text:p>
          </table:table-cell>
          <table:table-cell table:number-columns-repeated="252"/>
        </table:table-row>
        <table:table-row table:style-name="ro1">
          <table:table-cell office:value-type="string">
            <text:p>ཞལ་འདོན།</text:p>
          </table:table-cell>
          <table:table-cell office:value-type="string">
            <text:p>/zhel doen/</text:p>
          </table:table-cell>
          <table:table-cell office:value-type="string">
            <text:p>(མིང་)</text:p>
          </table:table-cell>
          <table:table-cell office:value-type="string">
            <text:p>ཁ་ཐུན་ཟེར་བའ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ཞལ་འདྲིས།</text:p>
          </table:table-cell>
          <table:table-cell office:value-type="string">
            <text:p>/zhel dri/</text:p>
          </table:table-cell>
          <table:table-cell office:value-type="string">
            <text:p>(མིང་)</text:p>
          </table:table-cell>
          <table:table-cell office:value-type="string">
            <text:p>ངོ་ཤེས་རྒྱུས་ཡོད་ཀྱ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ཞལ་ནས་གསུངས་པའི་བཀའ།</text:p>
          </table:table-cell>
          <table:table-cell office:value-type="string">
            <text:p>/zhel ne sung pai ka/</text:p>
          </table:table-cell>
          <table:table-cell office:value-type="string">
            <text:p>(མིང་)</text:p>
          </table:table-cell>
          <table:table-cell office:value-type="string">
            <text:p>སངས་རྒྱས་ཁོ་ར་གི་ཞལ་ལས་གསུངས་པའི་བཀའ་དཔེར་ན་མདོ་སྡུད་པ་བཟུམ།</text:p>
          </table:table-cell>
          <table:table-cell table:number-columns-repeated="252"/>
        </table:table-row>
        <table:table-row table:style-name="ro1">
          <table:table-cell office:value-type="string">
            <text:p>ཞལ་འཕངས།</text:p>
          </table:table-cell>
          <table:table-cell office:value-type="string">
            <text:p>/zhel phang/</text:p>
          </table:table-cell>
          <table:table-cell office:value-type="string">
            <text:p>(མིང་)</text:p>
          </table:table-cell>
          <table:table-cell office:value-type="string">
            <text:p>ཁ་རོགས་ལུ་བཀལ་བའི་ཞེ་ས།དཔེར་ན་ཤེས་རབ་སྙིང་པོའི་དོན་དག་མ་ཤེས་ན་བརྒྱད་སྟོང་པའི་ནང་བལྟ་ཟེར་ཁ་འཕངས་ཏེ་སླབ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ཞལ་བྱང༌།</text:p>
          </table:table-cell>
          <table:table-cell office:value-type="string">
            <text:p>/zhel jang/</text:p>
          </table:table-cell>
          <table:table-cell office:value-type="string">
            <text:p>(མིང་)</text:p>
          </table:table-cell>
          <table:table-cell office:value-type="string">
            <text:p>ཁ་བྱང་ག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ཞལ་འབག</text:p>
          </table:table-cell>
          <table:table-cell office:value-type="string">
            <text:p>/zhel bag</text:p>
          </table:table-cell>
          <table:table-cell office:value-type="string">
            <text:p>(མིང་)</text:p>
          </table:table-cell>
          <table:table-cell office:value-type="string">
            <text:p>འཆམ་རྐྱབ་ནི་གི་འབགཔ་ག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ཞལ་རྩི།</text:p>
          </table:table-cell>
          <table:table-cell office:value-type="string">
            <text:p>/zhel tsi/</text:p>
          </table:table-cell>
          <table:table-cell office:value-type="string">
            <text:p>(མིང་)</text:p>
          </table:table-cell>
          <table:table-cell office:value-type="string">
            <text:p>ཨེར་རྫས་ཀྱ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ཞལ་ཚབ།</text:p>
          </table:table-cell>
          <table:table-cell office:value-type="string">
            <text:p>/zhel tsab/</text:p>
          </table:table-cell>
          <table:table-cell office:value-type="string">
            <text:p>(མིང་)</text:p>
          </table:table-cell>
          <table:table-cell office:value-type="string">
            <text:p>ངོ་ཚབ་ཀྱི་ཞེ་ས་སྐུ་ཚབ་དང་འདྲ།</text:p>
          </table:table-cell>
          <table:table-cell table:number-columns-repeated="252"/>
        </table:table-row>
        <table:table-row table:style-name="ro1">
          <table:table-cell office:value-type="string">
            <text:p>ཞལ་མཚར།</text:p>
          </table:table-cell>
          <table:table-cell office:value-type="string">
            <text:p>/zhel tshar/</text:p>
          </table:table-cell>
          <table:table-cell office:value-type="string">
            <text:p>(མིང་ཁྱད་)</text:p>
          </table:table-cell>
          <table:table-cell office:value-type="string">
            <text:p>གདོང་མཛེས་པའི་ཞེ་ས།སྤྲུལ་སྐུ་འདི་ཞལ་མཚར་བས་ལེགས་པས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ཞལ་འཛུམ།</text:p>
          </table:table-cell>
          <table:table-cell office:value-type="string">
            <text:p>/zhel dzum/</text:p>
          </table:table-cell>
          <table:table-cell office:value-type="string">
            <text:p>(མིང་)</text:p>
          </table:table-cell>
          <table:table-cell office:value-type="string">
            <text:p>གདོང་འཛུམ་གྱི་ཞེ་ས་ད་རེས་དཔོན་ཐུགས་མཉེས་ཏེ་ཞལ་འཛུམ་ཅིག་ཡང་གནང་དེས།</text:p>
          </table:table-cell>
          <table:table-cell table:number-columns-repeated="252"/>
        </table:table-row>
        <table:table-row table:style-name="ro1">
          <table:table-cell office:value-type="string">
            <text:p>ཞལ་འཛོམས།</text:p>
          </table:table-cell>
          <table:table-cell office:value-type="string">
            <text:p>/zhel dzom/</text:p>
          </table:table-cell>
          <table:table-cell office:value-type="string">
            <text:p>(མིང་)</text:p>
          </table:table-cell>
          <table:table-cell office:value-type="string">
            <text:p>༡བླ་མ་དང་དཔོན་ཚུ་གཅིག་གིས་གཅིག་ལུ་མཇལ་འཕྲད་མཛད་ནི་༢སྐུ་ཚབ་འཐུས་མི་ཚུ་གྲོས་བསྡུར་གྱིི་དོན་ལུ་ཞལ་འཛོམས་འགོ་བཙུགས་ནི་བཟུམ།འཛོམས་འདུ་གནང་བ།</text:p>
          </table:table-cell>
          <table:table-cell table:number-columns-repeated="252"/>
        </table:table-row>
        <table:table-row table:style-name="ro1">
          <table:table-cell office:value-type="string">
            <text:p>ཞལ་རྫུན།</text:p>
          </table:table-cell>
          <table:table-cell office:value-type="string">
            <text:p>/dzel dzuen/</text:p>
          </table:table-cell>
          <table:table-cell office:value-type="string">
            <text:p>(མིང་)</text:p>
          </table:table-cell>
          <table:table-cell office:value-type="string">
            <text:p>ཤོབ་ཀྱི་ཞེ་ས།སློབ་དཔོན་གྱིས་ཞལ་རྫུན་གསུངས།</text:p>
          </table:table-cell>
          <table:table-cell table:number-columns-repeated="252"/>
        </table:table-row>
        <table:table-row table:style-name="ro1">
          <table:table-cell office:value-type="string">
            <text:p>ཞལ་ཞོལ།</text:p>
          </table:table-cell>
          <table:table-cell office:value-type="string">
            <text:p>/zhel zhol/</text:p>
          </table:table-cell>
          <table:table-cell office:value-type="string">
            <text:p>(མིང་)</text:p>
          </table:table-cell>
          <table:table-cell office:value-type="string">
            <text:p>གོ་ལ་ཟླུམ་ཁིག་ཁི་སྦེ་མ་གྱོན་པར་ནར་ནོར་བཏང་གྱོན་ནི།</text:p>
          </table:table-cell>
          <table:table-cell table:number-columns-repeated="252"/>
        </table:table-row>
        <table:table-row table:style-name="ro1">
          <table:table-cell office:value-type="string">
            <text:p>ཞལ་བཞུགས།</text:p>
          </table:table-cell>
          <table:table-cell office:value-type="string">
            <text:p>/zhel zhug/</text:p>
          </table:table-cell>
          <table:table-cell office:value-type="string">
            <text:p>(མིང་)</text:p>
          </table:table-cell>
          <table:table-cell office:value-type="string">
            <text:p>གསོན་པོ་འབད་སྡོད་པའི་སྐབས་ཟེར་བའི་ཞེ་ས།ད་ལྟོ་ཕ་མ་ཞལ་བཞུགས་པའི་སྐབས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ཞལ་བཞེས།</text:p>
          </table:table-cell>
          <table:table-cell office:value-type="string">
            <text:p>/zhel zhe/</text:p>
          </table:table-cell>
          <table:table-cell office:value-type="string">
            <text:p>(མིང་)</text:p>
          </table:table-cell>
          <table:table-cell office:value-type="string">
            <text:p>བླ་མ་གིས་ཞལ་བཞེས་གནང་ཡི་ཟེར་དོ་བཟུམ་དམ་བཅའ་དང་ཁས་བླངས་པའ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ཞལ་ཟས།</text:p>
          </table:table-cell>
          <table:table-cell office:value-type="string">
            <text:p>/zhel ze/</text:p>
          </table:table-cell>
          <table:table-cell office:value-type="string">
            <text:p>(མིང་)</text:p>
          </table:table-cell>
          <table:table-cell office:value-type="string">
            <text:p>ལྷ་ཚུ་གི་ཞལ་ལུ་ཕུལ་ནི་གི་ཟས་ཞལ་ཟས་གཏོརམ།</text:p>
          </table:table-cell>
          <table:table-cell table:number-columns-repeated="252"/>
        </table:table-row>
        <table:table-row table:style-name="ro1">
          <table:table-cell office:value-type="string">
            <text:p>ཞལ་གཟིགས།</text:p>
          </table:table-cell>
          <table:table-cell office:value-type="string">
            <text:p>/zhel zig</text:p>
          </table:table-cell>
          <table:table-cell office:value-type="string">
            <text:p>(མིང་)</text:p>
          </table:table-cell>
          <table:table-cell office:value-type="string">
            <text:p>མིག་ཏོ་གིས་བལྟ་བའ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ཞལ་རས།</text:p>
          </table:table-cell>
          <table:table-cell office:value-type="string">
            <text:p>/zhel re/</text:p>
          </table:table-cell>
          <table:table-cell office:value-type="string">
            <text:p>(མིང་)</text:p>
          </table:table-cell>
          <table:table-cell office:value-type="string">
            <text:p>ཞལ་གྱི་དཀྱིལ་འཁོར་གྱི་མིང༌།༡བླ་མ་ཞལ་རས་མཚར་བ་ངོ་མཚར་ཆེ།ཟེར་དོ་བཟུམ་ཞལ་གསར་རིསམོ་འཇའ་རིསམོ།༢བཞེས་ཆ་སྤུར་ནིའི་ལྟོ་རས་ཀྱ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ཞལ་རུབ།</text:p>
          </table:table-cell>
          <table:table-cell office:value-type="string">
            <text:p>/zhel rub/</text:p>
          </table:table-cell>
          <table:table-cell office:value-type="string">
            <text:p>(མིང་)</text:p>
          </table:table-cell>
          <table:table-cell office:value-type="string">
            <text:p>ཁ་རུབ་བརྐྱབས་པའ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ཞལ་ལག</text:p>
          </table:table-cell>
          <table:table-cell office:value-type="string">
            <text:p>/zhel ra</text:p>
          </table:table-cell>
          <table:table-cell office:value-type="string">
            <text:p>(མིང་)</text:p>
          </table:table-cell>
          <table:table-cell office:value-type="string">
            <text:p>ཡལ་ག་ཟེར་བའི་དོན་ཤིང་གི་ཞལ་ལག།</text:p>
          </table:table-cell>
          <table:table-cell table:number-columns-repeated="252"/>
        </table:table-row>
        <table:table-row table:style-name="ro1">
          <table:table-cell office:value-type="string">
            <text:p>ཞལ་ལུང༌།</text:p>
          </table:table-cell>
          <table:table-cell office:value-type="string">
            <text:p>/zhel lung/</text:p>
          </table:table-cell>
          <table:table-cell office:value-type="string">
            <text:p>(མིང་)</text:p>
          </table:table-cell>
          <table:table-cell office:value-type="string">
            <text:p>ཀུན་བཟང་བླ་མའི་ཞལ་ལུང་ཟེར་དོ་བཟུམ་བླ་སློབ་ཚུ་གི་ཞལ་ལས་གསུངས་པའི་མན་ངག་དང་གསུང་རྒྱུན་ཚུ།</text:p>
          </table:table-cell>
          <table:table-cell table:number-columns-repeated="252"/>
        </table:table-row>
        <table:table-row table:style-name="ro1">
          <table:table-cell office:value-type="string">
            <text:p>ཞལ་ལུད།</text:p>
          </table:table-cell>
          <table:table-cell office:value-type="string">
            <text:p>/zhel lue/</text:p>
          </table:table-cell>
          <table:table-cell office:value-type="string">
            <text:p>(མིང་)</text:p>
          </table:table-cell>
          <table:table-cell office:value-type="string">
            <text:p>༡ཞལ་གྱི་ལུད་པ་ཁའི་ཚིལ་མ་དང་གློ་ཚིལ་གྱི་ཞེ་ས།༢ཁ་གཡོ་སྟེ་འགྱོ་མི་ལུ་ཡང་ཞལ་ལུད་དེ་འགྱོ་ནུག་ཟེར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ཞལ་ལེ་ཞོལ་ལེ།</text:p>
          </table:table-cell>
          <table:table-cell office:value-type="string">
            <text:p>/zhel le zhol le/</text:p>
          </table:table-cell>
          <table:table-cell office:value-type="string">
            <text:p>(མིང་ཁྱད་)</text:p>
          </table:table-cell>
          <table:table-cell office:value-type="string">
            <text:p>ཞལ་ཞོལ་དང་དོན་གཅིག</text:p>
          </table:table-cell>
          <table:table-cell table:number-columns-repeated="252"/>
        </table:table-row>
        <table:table-row table:style-name="ro1">
          <table:table-cell office:value-type="string">
            <text:p>ཞལ་ཤོབ།</text:p>
          </table:table-cell>
          <table:table-cell office:value-type="string">
            <text:p>/zhel shob/</text:p>
          </table:table-cell>
          <table:table-cell office:value-type="string">
            <text:p>(མིང་)</text:p>
          </table:table-cell>
          <table:table-cell office:value-type="string">
            <text:p>ཞལ་རྫུན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ཞལ་སློབ།</text:p>
          </table:table-cell>
          <table:table-cell office:value-type="string">
            <text:p>/zhel lob/</text:p>
          </table:table-cell>
          <table:table-cell office:value-type="string">
            <text:p>(མིང་)</text:p>
          </table:table-cell>
          <table:table-cell office:value-type="string">
            <text:p>མི་ལ་རས་པ་ནི་མར་པ་ལོ་ཙཱའི་ཞལ་སློབ་གཙོ་བོ་ཅིག་ཨིན་ཟེར་དོ་བཟུམ་བླ་མ་དངོས་ཀྱི་སློབ་མ།</text:p>
          </table:table-cell>
          <table:table-cell table:number-columns-repeated="252"/>
        </table:table-row>
        <table:table-row table:style-name="ro1">
          <table:table-cell office:value-type="string">
            <text:p>ཞལ་གསལ།</text:p>
          </table:table-cell>
          <table:table-cell office:value-type="string">
            <text:p>/zhel sel/</text:p>
          </table:table-cell>
          <table:table-cell office:value-type="string">
            <text:p>(མིང་)</text:p>
          </table:table-cell>
          <table:table-cell office:value-type="string">
            <text:p>བཀའ་ཧིང་སངས་ས་ཁ་གསལ་འབད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ཞལ་གསེར།</text:p>
          </table:table-cell>
          <table:table-cell office:value-type="string">
            <text:p>/zhel ser/</text:p>
          </table:table-cell>
          <table:table-cell office:value-type="string">
            <text:p>(མིང་)</text:p>
          </table:table-cell>
          <table:table-cell office:value-type="string">
            <text:p>སྐུ་རྟེན་ཚུ་གི་ཞལ་ལུ་སྦྲོན་ནི་གི་གསེར།ཞལ་ཆབ་གསོལ་ཟེར་ཡང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ཞལ་གསོ།</text:p>
          </table:table-cell>
          <table:table-cell office:value-type="string">
            <text:p>/zhel so/</text:p>
          </table:table-cell>
          <table:table-cell office:value-type="string">
            <text:p>(མིང་)</text:p>
          </table:table-cell>
          <table:table-cell office:value-type="string">
            <text:p>ཁ་གསོ་བའ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ཞལ་བསིལ།</text:p>
          </table:table-cell>
          <table:table-cell office:value-type="string">
            <text:p>/zhel si</text:p>
          </table:table-cell>
          <table:table-cell office:value-type="string">
            <text:p>(བྱ་ཚིག་)</text:p>
          </table:table-cell>
          <table:table-cell office:value-type="string">
            <text:p>གདོང་འཁྱུ་བའི་ཞེ་ས་དྲོ་པ་བཞེངས་ཞིནམ་ལས་དང་པ་རང་ཞལ་བསིལ་དགོ།</text:p>
          </table:table-cell>
          <table:table-cell table:number-columns-repeated="252"/>
        </table:table-row>
        <table:table-row table:style-name="ro1">
          <table:table-cell office:value-type="string">
            <text:p>ཞལན།</text:p>
          </table:table-cell>
          <table:table-cell office:value-type="string">
            <text:p>/zhel</text:p>
          </table:table-cell>
          <table:table-cell office:value-type="string">
            <text:p>(བྱ་ཁྱད་)</text:p>
          </table:table-cell>
          <table:table-cell office:value-type="string">
            <text:p>ཨ་ལུ་ཨོམ་ཁ་ལས་ཞལན་ཨོམ་མ་བྱིན་པར་བཞག།</text:p>
          </table:table-cell>
          <table:table-cell table:number-columns-repeated="252"/>
        </table:table-row>
        <table:table-row table:style-name="ro1">
          <table:table-cell office:value-type="string">
            <text:p>ཞལནི།</text:p>
          </table:table-cell>
          <table:table-cell office:value-type="string">
            <text:p>/zhel</text:p>
          </table:table-cell>
          <table:table-cell office:value-type="string">
            <text:p>(མིང་)</text:p>
          </table:table-cell>
          <table:table-cell office:value-type="string">
            <text:p>ཞལནི་མ་མཇལ།གསུངནི་མ་ཐོས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ཞི།</text:p>
          </table:table-cell>
          <table:table-cell office:value-type="string">
            <text:p>/zhi/</text:p>
          </table:table-cell>
          <table:table-cell office:value-type="string">
            <text:p>(བྱ་ཚིག་)</text:p>
          </table:table-cell>
          <table:table-cell office:value-type="string">
            <text:p>༡ཡལ་ནི་དང་སངས་ནི།རང་བཞིན་གྱིས་ཆུང་སུ་འགྱོ་བའི་དོན།ཉོན་མོངས་པ་ཞི།སྡུག་བསྔལ་ཞི།༢ཙིགཔ་ཟཝ་སངས་ནི་ཚུ་ཨིན།</text:p>
          </table:table-cell>
          <table:table-cell table:number-columns-repeated="252"/>
        </table:table-row>
        <table:table-row table:style-name="ro1">
          <table:table-cell office:value-type="string">
            <text:p>ཞི་ཁྲོ།</text:p>
          </table:table-cell>
          <table:table-cell office:value-type="string">
            <text:p>/zhi thro/</text:p>
          </table:table-cell>
          <table:table-cell office:value-type="string">
            <text:p>(མིང་)</text:p>
          </table:table-cell>
          <table:table-cell office:value-type="string">
            <text:p>ཞི་བ་དང་ཁྲོ་བོ་གཅིག་ཁར་སླབ་པའ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ཞི་ཁྲོའི་ལྷ་ཚོགས།</text:p>
          </table:table-cell>
          <table:table-cell office:value-type="string">
            <text:p>/zhi thro lhha tshog/</text:p>
          </table:table-cell>
          <table:table-cell office:value-type="string">
            <text:p>(མིང་)</text:p>
          </table:table-cell>
          <table:table-cell office:value-type="string">
            <text:p>ཞི་བ་བཞི་བཅུ་རྩ་གཉིས་དང་ཁྲག་འཐུང་ལྔ་བཅུ་རྩ་བརྒྱད་ཀྱི་ལྷ་ཚོགས་ཚུ།</text:p>
          </table:table-cell>
          <table:table-cell table:number-columns-repeated="252"/>
        </table:table-row>
        <table:table-row table:style-name="ro1">
          <table:table-cell office:value-type="string">
            <text:p>ཞི་རྒྱས་དབང་དྲག</text:p>
          </table:table-cell>
          <table:table-cell office:value-type="string">
            <text:p>/zhi ge wang dra</text:p>
          </table:table-cell>
          <table:table-cell office:value-type="string">
            <text:p>(མིང་)</text:p>
          </table:table-cell>
          <table:table-cell office:value-type="string">
            <text:p>ཞི་བ་རྒྱས་པ་དབང་དྲག་པོ་གི་ལས་བཞི།</text:p>
          </table:table-cell>
          <table:table-cell table:number-columns-repeated="252"/>
        </table:table-row>
        <table:table-row table:style-name="ro1">
          <table:table-cell office:value-type="string">
            <text:p>ཞི་ཆོག</text:p>
          </table:table-cell>
          <table:table-cell office:value-type="string">
            <text:p>/zhi chog/</text:p>
          </table:table-cell>
          <table:table-cell office:value-type="string">
            <text:p>(མིང་)</text:p>
          </table:table-cell>
          <table:table-cell office:value-type="string">
            <text:p>སྨྱུང་གནས་བཟུམ་མའི་ཆོ་ག་ལུ་ཞི་ཆོག་ཟེརཝ་ཨིན།མང་ཤོས་བྱ་བའི་རྒྱུད་ཀྱི་ལྷའི་ཆོ་ག་ཚུ།</text:p>
          </table:table-cell>
          <table:table-cell table:number-columns-repeated="252"/>
        </table:table-row>
        <table:table-row table:style-name="ro1">
          <table:table-cell office:value-type="string">
            <text:p>ཞི་འཇགས།</text:p>
          </table:table-cell>
          <table:table-cell office:value-type="string">
            <text:p>/zhi jag</text:p>
          </table:table-cell>
          <table:table-cell office:value-type="string">
            <text:p>(མིང་)</text:p>
          </table:table-cell>
          <table:table-cell office:value-type="string">
            <text:p>ཞི་བདེ་ལྷིང་འཇགས་འབད་གནས་ནི།ཞི་བདེ་གནས་པ་དང་ཆགས་པ།</text:p>
          </table:table-cell>
          <table:table-cell table:number-columns-repeated="252"/>
        </table:table-row>
        <table:table-row table:style-name="ro1">
          <table:table-cell office:value-type="string">
            <text:p>ཞི་འཇམ།</text:p>
          </table:table-cell>
          <table:table-cell office:value-type="string">
            <text:p>/zhi jam/</text:p>
          </table:table-cell>
          <table:table-cell office:value-type="string">
            <text:p>(མིང་ཁྱད་)</text:p>
          </table:table-cell>
          <table:table-cell office:value-type="string">
            <text:p>རྒྱུད་ཞི་ཞིང་ངག་འཇམ་པ།</text:p>
          </table:table-cell>
          <table:table-cell table:number-columns-repeated="252"/>
        </table:table-row>
        <table:table-row table:style-name="ro1">
          <table:table-cell office:value-type="string">
            <text:p>ཞི་ཐབས།</text:p>
          </table:table-cell>
          <table:table-cell office:value-type="string">
            <text:p>/zhi thab/</text:p>
          </table:table-cell>
          <table:table-cell office:value-type="string">
            <text:p>(མིང་)</text:p>
          </table:table-cell>
          <table:table-cell office:value-type="string">
            <text:p>༡འཇོམས་ཐབས་དང་སངས་ཐབས་ཚུ་དོན་གཅིག༢དྲག་ཐོག་མིན་པར་ཞི་བའི་ཐབས་ཤེས།</text:p>
          </table:table-cell>
          <table:table-cell table:number-columns-repeated="252"/>
        </table:table-row>
        <table:table-row table:style-name="ro1">
          <table:table-cell office:value-type="string">
            <text:p>ཞི་མཐུན།</text:p>
          </table:table-cell>
          <table:table-cell office:value-type="string">
            <text:p>/zhi thuen/</text:p>
          </table:table-cell>
          <table:table-cell office:value-type="string">
            <text:p>(མིང་)</text:p>
          </table:table-cell>
          <table:table-cell office:value-type="string">
            <text:p>ཞི་བའི་དོན་ལུ་སེམས་མཐུན་པ།</text:p>
          </table:table-cell>
          <table:table-cell table:number-columns-repeated="252"/>
        </table:table-row>
        <table:table-row table:style-name="ro1">
          <table:table-cell office:value-type="string">
            <text:p>ཞི་དུལ།</text:p>
          </table:table-cell>
          <table:table-cell office:value-type="string">
            <text:p>/zhi duel/</text:p>
          </table:table-cell>
          <table:table-cell office:value-type="string">
            <text:p>(མིང་ཁྱད་)</text:p>
          </table:table-cell>
          <table:table-cell office:value-type="string">
            <text:p>སྤྱོད་ལམ་ཞི་ཞིང་དུལ་བ།</text:p>
          </table:table-cell>
          <table:table-cell table:number-columns-repeated="252"/>
        </table:table-row>
        <table:table-row table:style-name="ro1">
          <table:table-cell office:value-type="string">
            <text:p>ཞི་དྲག</text:p>
          </table:table-cell>
          <table:table-cell office:value-type="string">
            <text:p>/zhi drag</text:p>
          </table:table-cell>
          <table:table-cell office:value-type="string">
            <text:p>(མིང་)</text:p>
          </table:table-cell>
          <table:table-cell office:value-type="string">
            <text:p>ཞི་བ་དང་དྲག་པོ་གཉིས་གཅིག་ཁར་སླབ་ཐངས།</text:p>
          </table:table-cell>
          <table:table-cell table:number-columns-repeated="252"/>
        </table:table-row>
        <table:table-row table:style-name="ro1">
          <table:table-cell office:value-type="string">
            <text:p>ཞི་དྲག་གཉིས་འཇོན།</text:p>
          </table:table-cell>
          <table:table-cell office:value-type="string">
            <text:p>/zhi drag nyi joen/</text:p>
          </table:table-cell>
          <table:table-cell office:value-type="string">
            <text:p>(མིང་)</text:p>
          </table:table-cell>
          <table:table-cell office:value-type="string">
            <text:p>ཞི་བའི་སྒོ་ལས་དང་དྲག་པོའི་སྒོ་ལས་གཉིས་ཆ་རང་འཇོན་དྲགས་ཡོདཔ།</text:p>
          </table:table-cell>
          <table:table-cell table:number-columns-repeated="252"/>
        </table:table-row>
        <table:table-row table:style-name="ro1">
          <table:table-cell office:value-type="string">
            <text:p>ཞི་དྲག་དཔོན་རིགས།</text:p>
          </table:table-cell>
          <table:table-cell office:value-type="string">
            <text:p>/zhi drag poen rig/</text:p>
          </table:table-cell>
          <table:table-cell office:value-type="string">
            <text:p>(མིང་)</text:p>
          </table:table-cell>
          <table:table-cell office:value-type="string">
            <text:p>ཞི་བའི་དཔོན་ཁག་དང་དྲག་པོ་དམག་མིའི་དཔོན་ཁག་གི་རིགས།</text:p>
          </table:table-cell>
          <table:table-cell table:number-columns-repeated="252"/>
        </table:table-row>
        <table:table-row table:style-name="ro1">
          <table:table-cell office:value-type="string">
            <text:p>ཞི་བདེ།</text:p>
          </table:table-cell>
          <table:table-cell office:value-type="string">
            <text:p>/zhi de/</text:p>
          </table:table-cell>
          <table:table-cell office:value-type="string">
            <text:p>(མིང་)</text:p>
          </table:table-cell>
          <table:table-cell office:value-type="string">
            <text:p>འཛམ་གླིང་ཞི་བདེ་འཁྲུག་རྩོད་མེད་པའི་ཞི་བ་དང་ནད་མུག་མེད་པའི་བདེ་བ།རྒྱལ་ཁབ་ཞི་བདེ་ཟེར་རྒྱལ་ཁབ་ཀྱི་གནས་སྟངས་ཚུ་སྐྱིད་ཏོང་ཏོ་དང་བདེ་ཏོག་ཏོ་ཅིག་ལུ་ཞི་བདེ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ཞི་ནི།</text:p>
          </table:table-cell>
          <table:table-cell office:value-type="string">
            <text:p>/zhi ni/</text:p>
          </table:table-cell>
          <table:table-cell office:value-type="string">
            <text:p>(བྱ་ཚིག་)</text:p>
          </table:table-cell>
          <table:table-cell office:value-type="string">
            <text:p>མར་འཇོམས་ནི་དང་སངས་ནི།</text:p>
          </table:table-cell>
          <table:table-cell table:number-columns-repeated="252"/>
        </table:table-row>
        <table:table-row table:style-name="ro1">
          <table:table-cell office:value-type="string">
            <text:p>ཞི་བ།</text:p>
          </table:table-cell>
          <table:table-cell office:value-type="string">
            <text:p>/zhi wa/</text:p>
          </table:table-cell>
          <table:table-cell office:value-type="string">
            <text:p>(མིང་)</text:p>
          </table:table-cell>
          <table:table-cell office:value-type="string">
            <text:p>ལྷ་ཞི་བ་དང་ཁྲོ་བོ་གཉིས་ལས་ཞི་བ་ཟེར་མི་མཉེན་ལྕུག་འཁྲིལ་ལྡེམ་སོགས་ཞི་ཚུལ་དགུ་དང་ལྡན་མི་འཇམ་དཔལ་དབྱངས་དང་སྤྱན་རས་གཟིགས་ཚུ།</text:p>
          </table:table-cell>
          <table:table-cell table:number-columns-repeated="252"/>
        </table:table-row>
        <table:table-row table:style-name="ro1">
          <table:table-cell office:value-type="string">
            <text:p>ཞི་བའི་དམག་མི།</text:p>
          </table:table-cell>
          <table:table-cell office:value-type="string">
            <text:p>/zhi wai ma mi</text:p>
          </table:table-cell>
          <table:table-cell office:value-type="string">
            <text:p>(མིང་)</text:p>
          </table:table-cell>
          <table:table-cell office:value-type="string">
            <text:p>མི་སེར་དམག་མི།ཁས་བླངས་དམག་མི།དཔའ་རྩལཔ།</text:p>
          </table:table-cell>
          <table:table-cell table:number-columns-repeated="252"/>
        </table:table-row>
        <table:table-row table:style-name="ro1">
          <table:table-cell office:value-type="string">
            <text:p>ཞི་བ་འཚོ།</text:p>
          </table:table-cell>
          <table:table-cell office:value-type="string">
            <text:p>/zhi wa tsho/</text:p>
          </table:table-cell>
          <table:table-cell office:value-type="string">
            <text:p>(མིང་)</text:p>
          </table:table-cell>
          <table:table-cell office:value-type="string">
            <text:p>རྒྱ་གར་བྷངྒ་ལའི་གཡུས་ལུ་སྐུ་འཁྲུངས་མི་མཁན་པོ་ཞི་བ་འཚོ་ཟེར་བོད་ལུ་དགེ་སློང་གི་སྡོམ་རྒྱུན་དང་པ་གནང་མི་དབུ་མ་རང་རྒྱུད་པའི་ལྟ་བ་བཟུང་མི་མཁན་པོ་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ཞི་བ་ལྷ།</text:p>
          </table:table-cell>
          <table:table-cell office:value-type="string">
            <text:p>/zhi wa lhha/</text:p>
          </table:table-cell>
          <table:table-cell office:value-type="string">
            <text:p>(མིང་)</text:p>
          </table:table-cell>
          <table:table-cell office:value-type="string">
            <text:p>དུས་རབས་བདུན་པ་དང་བརྒྱད་པའི་ནང་བྱོན་ཞིན་ན་ན་ལེནྡྲ་ལུ་སྤྱོད་འཇུག་བརྩམས་གནང་མི་རྒྱལ་སྲས་ཞི་བ་ལྷ།</text:p>
          </table:table-cell>
          <table:table-cell table:number-columns-repeated="252"/>
        </table:table-row>
        <table:table-row table:style-name="ro1">
          <table:table-cell office:value-type="string">
            <text:p>ཞི་བའི་སྦྱིན་སྲེག</text:p>
          </table:table-cell>
          <table:table-cell office:value-type="string">
            <text:p>/zhi wai jin seg/</text:p>
          </table:table-cell>
          <table:table-cell office:value-type="string">
            <text:p>(མིང་)</text:p>
          </table:table-cell>
          <table:table-cell office:value-type="string">
            <text:p>ནད་གདོན་ལ་སོགས་པའི་འཇིགས་པ་བརྒྱད་ཚུ་ཞི་བར་བྱེད་པའི་མེ་མཆོད་ཀྱི་ཆོ་ག་ཅིག།</text:p>
          </table:table-cell>
          <table:table-cell table:number-columns-repeated="252"/>
        </table:table-row>
        <table:table-row table:style-name="ro1">
          <table:table-cell office:value-type="string">
            <text:p>ཞི་བའི་དམག་སྦྱོང༌།</text:p>
          </table:table-cell>
          <table:table-cell office:value-type="string">
            <text:p>/zhi wai ma jong/</text:p>
          </table:table-cell>
          <table:table-cell office:value-type="string">
            <text:p>(མིང་)</text:p>
          </table:table-cell>
          <table:table-cell office:value-type="string">
            <text:p>གཞུང་གཡོག་པ་དང་ཚོང་པ་མི་སེར་ལ་སོགས་པ་ཚུ་གིས་དྲག་པོའི་གཡོག་ལཱ་ལུ་སྦྱོང་བརྡར་འབད་བའི་ལས་རིམ་གྱ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ཞི་བའི་ལས་ཁུངས།</text:p>
          </table:table-cell>
          <table:table-cell office:value-type="string">
            <text:p>/zhi wai le khung/</text:p>
          </table:table-cell>
          <table:table-cell office:value-type="string">
            <text:p>(མིང་)</text:p>
          </table:table-cell>
          <table:table-cell office:value-type="string">
            <text:p>དྲག་པོའི་ལས་ཁུངས་དང་དེར་གཏོགས་པའི་ལས་ཁུངས་ནང་གཡོག་རྐྱབ་མི་མེན་པའི་ཞི་བའི་ལས་ཁུངས།</text:p>
          </table:table-cell>
          <table:table-cell table:number-columns-repeated="252"/>
        </table:table-row>
        <table:table-row table:style-name="ro1">
          <table:table-cell office:value-type="string">
            <text:p>ཞི་བར་གཤེགས།</text:p>
          </table:table-cell>
          <table:table-cell office:value-type="string">
            <text:p>/zhi war sheg/</text:p>
          </table:table-cell>
          <table:table-cell office:value-type="string">
            <text:p>(མིང་)</text:p>
          </table:table-cell>
          <table:table-cell office:value-type="string">
            <text:p>ཤི་བའ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ཞི་བྱེད།</text:p>
          </table:table-cell>
          <table:table-cell office:value-type="string">
            <text:p>/zhi je/</text:p>
          </table:table-cell>
          <table:table-cell office:value-type="string">
            <text:p>(མིང་)</text:p>
          </table:table-cell>
          <table:table-cell office:value-type="string">
            <text:p>བོད་དུ་དར་བའི་སྒྲུབ་བརྒྱུད་ཤིང་རྟ་ཆེན་པོ་བརྒྱད་ཀྱི་ནང་གསེས་ཕ་དམ་པ་སངས་རྒྱས་དང་མ་ཅིག་ལབ་སྒྲོན་ལས་དར་བའི་གཅོད་ཀྱི་ཆོས་ལུགས།</text:p>
          </table:table-cell>
          <table:table-cell table:number-columns-repeated="252"/>
        </table:table-row>
        <table:table-row table:style-name="ro1">
          <table:table-cell office:value-type="string">
            <text:p>ཞི་མ་ཁྲོ།</text:p>
          </table:table-cell>
          <table:table-cell office:value-type="string">
            <text:p>/zhi ma thro/</text:p>
          </table:table-cell>
          <table:table-cell office:value-type="string">
            <text:p>(མིང་)</text:p>
          </table:table-cell>
          <table:table-cell office:value-type="string">
            <text:p>ཞི་བ་ཡང་མིན་ཁྲོ་བོ་ཡང་མིན་པ།ཞི་བ་དང་ཁྲོ་བ་གཉིས་ཆ་རའི་ཁྱད་ཆོས་ཨ་ཙི་རེ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ཞི་སྨན།</text:p>
          </table:table-cell>
          <table:table-cell office:value-type="string">
            <text:p>/zhi men/</text:p>
          </table:table-cell>
          <table:table-cell office:value-type="string">
            <text:p>(མིང་)</text:p>
          </table:table-cell>
          <table:table-cell office:value-type="string">
            <text:p>ན་ཟུག་སངས་ནིའི་སྨན།</text:p>
          </table:table-cell>
          <table:table-cell table:number-columns-repeated="252"/>
        </table:table-row>
        <table:table-row table:style-name="ro1">
          <table:table-cell office:value-type="string">
            <text:p>ཞི་རྩོད།</text:p>
          </table:table-cell>
          <table:table-cell office:value-type="string">
            <text:p>/zhi tsoe</text:p>
          </table:table-cell>
          <table:table-cell office:value-type="string">
            <text:p>(མིང་)</text:p>
          </table:table-cell>
          <table:table-cell office:value-type="string">
            <text:p>ས་གཉེན་སྐལ་བགོ་ལ་སོགས་པའི་རྩོད་གཞི།</text:p>
          </table:table-cell>
          <table:table-cell table:number-columns-repeated="252"/>
        </table:table-row>
        <table:table-row table:style-name="ro1">
          <table:table-cell office:value-type="string">
            <text:p>ཞི་ཞིང་དུལ་བ།</text:p>
          </table:table-cell>
          <table:table-cell office:value-type="string">
            <text:p>/zhi zhing duel wa/</text:p>
          </table:table-cell>
          <table:table-cell office:value-type="string">
            <text:p>(མིང་)</text:p>
          </table:table-cell>
          <table:table-cell office:value-type="string">
            <text:p>བསམ་པ་དང་ཞི་བ་སྤྱོད་པ་གཟབས་ཏོག་ཏོ་འབད་མི།</text:p>
          </table:table-cell>
          <table:table-cell table:number-columns-repeated="252"/>
        </table:table-row>
        <table:table-row table:style-name="ro1">
          <table:table-cell office:value-type="string">
            <text:p>ཞི་གཡོག</text:p>
          </table:table-cell>
          <table:table-cell office:value-type="string">
            <text:p>/zhi yog/</text:p>
          </table:table-cell>
          <table:table-cell office:value-type="string">
            <text:p>(མིང་)</text:p>
          </table:table-cell>
          <table:table-cell office:value-type="string">
            <text:p>ཞི་བའི་ལས་ཁུངས་ཀྱི་ལཱ་གཡོག།</text:p>
          </table:table-cell>
          <table:table-cell table:number-columns-repeated="252"/>
        </table:table-row>
        <table:table-row table:style-name="ro1">
          <table:table-cell office:value-type="string">
            <text:p>ཞི་གཡོག་ལྷན་ཚོགས།</text:p>
          </table:table-cell>
          <table:table-cell office:value-type="string">
            <text:p>/zhi yog lhhen tshog/</text:p>
          </table:table-cell>
          <table:table-cell office:value-type="string">
            <text:p>(མིང་)</text:p>
          </table:table-cell>
          <table:table-cell office:value-type="string">
            <text:p>ཞི་བའི་ལས་ཁུངས་ནང་ལས་གཡོགཔ་བཙུགས་བཏོན་དང་གཡོག་རྐྱབ་མི་ཚུ་གི་སྡེ་ཚན་གོ་རིམ་དང་སྦྱོང་བརྡར་ལ་སོགས་པའི་ཐོབ་ལམ་ཚུ་བལྟ་རྟོག་འབད་མི་གི་ལས་ཁུངས།</text:p>
          </table:table-cell>
          <table:table-cell table:number-columns-repeated="252"/>
        </table:table-row>
        <table:table-row table:style-name="ro1">
          <table:table-cell office:value-type="string">
            <text:p>ཞིག</text:p>
          </table:table-cell>
          <table:table-cell office:value-type="string">
            <text:p>/zhig</text:p>
          </table:table-cell>
          <table:table-cell office:value-type="string">
            <text:p>(བྱ་ཚིག་)</text:p>
          </table:table-cell>
          <table:table-cell office:value-type="string">
            <text:p>༡མར་ཉམས་འགྱོ་ནི་དང་ཤུབས་ཏེ་འགྱོ་བའི་ཚིག༢བསྐུལ་ཚིག་གི་རྐྱེན་དཔེར་ན་ལག་པ་གིས་སྐུ་བཟོ་ཞིག་གཏམ་ཁ་གིས་སླབ་ཞིག་མིག་ཏོ་གིས་རོགས་ལུ་བལྟ་ཞིག་ཟེར་མི་ཚུ།༣སྤྱི་སྒྲ་བྱེ་བྲག་ལུ་འཇུག་པ་དཔེར་ན་གང་ཞིག་བསྟེན་ན་ཉེས་པ་འཕེལ་འགྱུར་ཞིང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ཞིག་པོ་གླིང་པ།</text:p>
          </table:table-cell>
          <table:table-cell office:value-type="string">
            <text:p>/zhig po ling pa</text:p>
          </table:table-cell>
          <table:table-cell office:value-type="string">
            <text:p>(མིང་)</text:p>
          </table:table-cell>
          <table:table-cell office:value-type="string">
            <text:p>དུས་རབས་བཅུ་དྲུག་པའི་ནང་བྱོན་མི་གཏེར་སྟོན་པ་ཅིག་གི་མཚན།</text:p>
          </table:table-cell>
          <table:table-cell table:number-columns-repeated="252"/>
        </table:table-row>
        <table:table-row table:style-name="ro1">
          <table:table-cell office:value-type="string">
            <text:p>ཞིག་རལ།</text:p>
          </table:table-cell>
          <table:table-cell office:value-type="string">
            <text:p>/zhig rel</text:p>
          </table:table-cell>
          <table:table-cell office:value-type="string">
            <text:p>(མིང་)</text:p>
          </table:table-cell>
          <table:table-cell office:value-type="string">
            <text:p>རྫོང་གཞི་ལྷ་ཁང་དང་ཁྱིམ་ཚུ་བལྟ་མི་མེད་པར་ཞིག་རལ་ལུ་འགྱོ་བའ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ཞིག་གསོ།</text:p>
          </table:table-cell>
          <table:table-cell office:value-type="string">
            <text:p>/zhig so</text:p>
          </table:table-cell>
          <table:table-cell office:value-type="string">
            <text:p>(མིང་)</text:p>
          </table:table-cell>
          <table:table-cell office:value-type="string">
            <text:p>ཉམས་གསོ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ཞིང༌།</text:p>
          </table:table-cell>
          <table:table-cell office:value-type="string">
            <text:p>/zhing/</text:p>
          </table:table-cell>
          <table:table-cell office:value-type="string">
            <text:p>(མིང་)</text:p>
          </table:table-cell>
          <table:table-cell office:value-type="string">
            <text:p>ཡུལ་གྱི་ཞེ་ས།༡སངས་རྒྱས་དང་བྱང་ཆུབ་སེམས་པ་ཚུ་གི་ཞིང་ཁམས་ཀྱི་བསྡུ་ཚིག་དང་༢ཡོན་ཏན་གྱི་ཞིང་བླ་མ་དཀོན་མཆོག་བཀྲིན་གྱི་ཞིང་ཕ་མ་ཟེར་ཡུལ་དང་གནས་ཅིག་ལུ་གོ་འོང༌།༣ཚིག་ཕྲད་ཞི་ཞིང་དུལ་བ།ཁྲོ་ཞིང་གཏུམ་པ་ཚུ།</text:p>
          </table:table-cell>
          <table:table-cell table:number-columns-repeated="252"/>
        </table:table-row>
        <table:table-row table:style-name="ro1">
          <table:table-cell office:value-type="string">
            <text:p>ཞིང་བཀོད།</text:p>
          </table:table-cell>
          <table:table-cell office:value-type="string">
            <text:p>/zhing koe/</text:p>
          </table:table-cell>
          <table:table-cell office:value-type="string">
            <text:p>(མིང་)</text:p>
          </table:table-cell>
          <table:table-cell office:value-type="string">
            <text:p>བདེ་བ་ཅན་གྱི་ཞིང་ཁམས་དང་ཟངས་མདོག་དཔལ་རིའི་ཞིང་ཁམས་ཚུ་གི་བཀོད་པ་རི་མོ་བྲིས་ཏེ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ཞིང་སྐལ།</text:p>
          </table:table-cell>
          <table:table-cell office:value-type="string">
            <text:p>/zhing kel/</text:p>
          </table:table-cell>
          <table:table-cell office:value-type="string">
            <text:p>(མིང་)</text:p>
          </table:table-cell>
          <table:table-cell office:value-type="string">
            <text:p>ས་ཆ་གི་བགོ་སྐལ།</text:p>
          </table:table-cell>
          <table:table-cell table:number-columns-repeated="252"/>
        </table:table-row>
        <table:table-row table:style-name="ro1">
          <table:table-cell office:value-type="string">
            <text:p>ཞིང་སྐྱོང༌།</text:p>
          </table:table-cell>
          <table:table-cell office:value-type="string">
            <text:p>/zhing cong/</text:p>
          </table:table-cell>
          <table:table-cell office:value-type="string">
            <text:p>(མིང་)</text:p>
          </table:table-cell>
          <table:table-cell office:value-type="string">
            <text:p>སྦས་ཡུལ་དང་གནས་ཚུ་བདག་འཛིན་མཛད་མི་གི་སྲུང་མ།</text:p>
          </table:table-cell>
          <table:table-cell table:number-columns-repeated="252"/>
        </table:table-row>
        <table:table-row table:style-name="ro1">
          <table:table-cell office:value-type="string">
            <text:p>ཞིང་ཁ།</text:p>
          </table:table-cell>
          <table:table-cell office:value-type="string">
            <text:p>/zhing kha/</text:p>
          </table:table-cell>
          <table:table-cell office:value-type="string">
            <text:p>(མིང་)</text:p>
          </table:table-cell>
          <table:table-cell office:value-type="string">
            <text:p>ཨེ་པཱལ་ཞིང་ཁ།ཚལ་ལུའི་ཞིང་ཁ་ཟེར་དོ་བཟུམ་ལྡུམ་ར་དང་འདྲ།</text:p>
          </table:table-cell>
          <table:table-cell table:number-columns-repeated="252"/>
        </table:table-row>
        <table:table-row table:style-name="ro1">
          <table:table-cell office:value-type="string">
            <text:p>ཞིང་ཁམས།</text:p>
          </table:table-cell>
          <table:table-cell office:value-type="string">
            <text:p>/zhing kham/</text:p>
          </table:table-cell>
          <table:table-cell office:value-type="string">
            <text:p>(མིང་)</text:p>
          </table:table-cell>
          <table:table-cell office:value-type="string">
            <text:p>སྡུག་བསྔལ་གྱི་མིང་ཙམ་རང་མེད་པའི་གནས་མཁའ་སྤྱོད་དང་ས་སྤྱོད་ཀྱི་ཞིང་ཁམས་སྤྱིར་བཏང༌།</text:p>
          </table:table-cell>
          <table:table-cell table:number-columns-repeated="252"/>
        </table:table-row>
        <table:table-row table:style-name="ro1">
          <table:table-cell office:value-type="string">
            <text:p>ཞིང་ཁྲལ།</text:p>
          </table:table-cell>
          <table:table-cell office:value-type="string">
            <text:p>/zhing threl/</text:p>
          </table:table-cell>
          <table:table-cell office:value-type="string">
            <text:p>(མིང་)</text:p>
          </table:table-cell>
          <table:table-cell office:value-type="string">
            <text:p>ཞིང་ཁ་ལུ་ཕོག་པའི་ས་ཁྲལ།</text:p>
          </table:table-cell>
          <table:table-cell table:number-columns-repeated="252"/>
        </table:table-row>
        <table:table-row table:style-name="ro1">
          <table:table-cell office:value-type="string">
            <text:p>ཞིང་ག</text:p>
          </table:table-cell>
          <table:table-cell office:value-type="string">
            <text:p>/zhing ga/</text:p>
          </table:table-cell>
          <table:table-cell office:value-type="string">
            <text:p>(མིང་)</text:p>
          </table:table-cell>
          <table:table-cell office:value-type="string">
            <text:p>ཆོས་སྐད་ལས་ཞིང་ཁ་ཟེར་བའི་དོན་ཨིན།</text:p>
          </table:table-cell>
          <table:table-cell table:number-columns-repeated="252"/>
        </table:table-row>
        <table:table-row table:style-name="ro1">
          <table:table-cell office:value-type="string">
            <text:p>ཞིང་ངན།</text:p>
          </table:table-cell>
          <table:table-cell office:value-type="string">
            <text:p>/zhing ngen/</text:p>
          </table:table-cell>
          <table:table-cell office:value-type="string">
            <text:p>(མིང་)</text:p>
          </table:table-cell>
          <table:table-cell office:value-type="string">
            <text:p>ལོ་ཐོག་ལེགས་ཞིམ་སྐྱེ་མ་བཏུབ་པའི་ས་ཆ་མཐའ་འཁོབས།</text:p>
          </table:table-cell>
          <table:table-cell table:number-columns-repeated="252"/>
        </table:table-row>
        <table:table-row table:style-name="ro1">
          <table:table-cell office:value-type="string">
            <text:p>ཞིང་བཅུ།</text:p>
          </table:table-cell>
          <table:table-cell office:value-type="string">
            <text:p>/zhing cu/</text:p>
          </table:table-cell>
          <table:table-cell office:value-type="string">
            <text:p>(མིང་)</text:p>
          </table:table-cell>
          <table:table-cell office:value-type="string">
            <text:p>ཞིང་བཅུ་ཚང་བའི་བསྟན་དགྲ།</text:p>
          </table:table-cell>
          <table:table-cell table:number-columns-repeated="252"/>
        </table:table-row>
        <table:table-row table:style-name="ro1">
          <table:table-cell office:value-type="string">
            <text:p>ཞིང་ཆུ།</text:p>
          </table:table-cell>
          <table:table-cell office:value-type="string">
            <text:p>/zhing chu/</text:p>
          </table:table-cell>
          <table:table-cell office:value-type="string">
            <text:p>(མིང་)</text:p>
          </table:table-cell>
          <table:table-cell office:value-type="string">
            <text:p>འཐུང་ཆུ་མིན་པར་ཞིང་ནང་དཔག་ནི་གི་ཆུ།</text:p>
          </table:table-cell>
          <table:table-cell table:number-columns-repeated="252"/>
        </table:table-row>
        <table:table-row table:style-name="ro1">
          <table:table-cell office:value-type="string">
            <text:p>ཞིང་གཉེར།</text:p>
          </table:table-cell>
          <table:table-cell office:value-type="string">
            <text:p>/zhing nyer/</text:p>
          </table:table-cell>
          <table:table-cell office:value-type="string">
            <text:p>(མིང་)</text:p>
          </table:table-cell>
          <table:table-cell office:value-type="string">
            <text:p>གཞི་ཁ་བལྟ་མི།</text:p>
          </table:table-cell>
          <table:table-cell table:number-columns-repeated="252"/>
        </table:table-row>
        <table:table-row table:style-name="ro1">
          <table:table-cell office:value-type="string">
            <text:p>ཞིང་བདག</text:p>
          </table:table-cell>
          <table:table-cell office:value-type="string">
            <text:p>/zhing da</text:p>
          </table:table-cell>
          <table:table-cell office:value-type="string">
            <text:p>(མིང་)</text:p>
          </table:table-cell>
          <table:table-cell office:value-type="string">
            <text:p>ཞིང་གི་ཇོ་བདག།</text:p>
          </table:table-cell>
          <table:table-cell table:number-columns-repeated="252"/>
        </table:table-row>
        <table:table-row table:style-name="ro1">
          <table:table-cell office:value-type="string">
            <text:p>ཞིང་འདེབས།</text:p>
          </table:table-cell>
          <table:table-cell office:value-type="string">
            <text:p>/zhing deb</text:p>
          </table:table-cell>
          <table:table-cell office:value-type="string">
            <text:p>(བྱ་ཚིག་)</text:p>
          </table:table-cell>
          <table:table-cell office:value-type="string">
            <text:p>ལོ་ཐོག་གི་སོན་བཏབ་པའི་བྱེད་ཚིག།</text:p>
          </table:table-cell>
          <table:table-cell table:number-columns-repeated="252"/>
        </table:table-row>
        <table:table-row table:style-name="ro1">
          <table:table-cell office:value-type="string">
            <text:p>ཞིང་པ།</text:p>
          </table:table-cell>
          <table:table-cell office:value-type="string">
            <text:p>/zhing pa/</text:p>
          </table:table-cell>
          <table:table-cell office:value-type="string">
            <text:p>(མིང་)</text:p>
          </table:table-cell>
          <table:table-cell office:value-type="string">
            <text:p>ས་ཞིང་སོ་ནམ་གྱི་ལཱ་འབད་དེ་ཟ་མི།སོ་ནམ་པ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ཞིང་ཕེབས།</text:p>
          </table:table-cell>
          <table:table-cell office:value-type="string">
            <text:p>/zhing pheb/</text:p>
          </table:table-cell>
          <table:table-cell office:value-type="string">
            <text:p>(བྱ་ཚིག་)</text:p>
          </table:table-cell>
          <table:table-cell office:value-type="string">
            <text:p>ཞིང་ཁམས་ལུ་བྱོན་པ།ཞིང་གཤེགས་དང་དོན་གཅིག་ཨིན།གཤགས་སོང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ཞིང་ཕྲུ།</text:p>
          </table:table-cell>
          <table:table-cell office:value-type="string">
            <text:p>/zhing thru/</text:p>
          </table:table-cell>
          <table:table-cell office:value-type="string">
            <text:p>(མིང་)</text:p>
          </table:table-cell>
          <table:table-cell office:value-type="string">
            <text:p>ཆོས་སྐད་ལས་ཞིང་ས་ལྷོག་པའི་ལཱ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ཞིང་རྨོ།</text:p>
          </table:table-cell>
          <table:table-cell office:value-type="string">
            <text:p>/zhing mo/</text:p>
          </table:table-cell>
          <table:table-cell office:value-type="string">
            <text:p>(བྱ་ཚིག་)</text:p>
          </table:table-cell>
          <table:table-cell office:value-type="string">
            <text:p>གླང་གིས་ཞིང་རྨོ་ནི།</text:p>
          </table:table-cell>
          <table:table-cell table:number-columns-repeated="252"/>
        </table:table-row>
        <table:table-row table:style-name="ro1">
          <table:table-cell office:value-type="string">
            <text:p>ཞིང་ཚིགས།</text:p>
          </table:table-cell>
          <table:table-cell office:value-type="string">
            <text:p>/zhing tshig/</text:p>
          </table:table-cell>
          <table:table-cell office:value-type="string">
            <text:p>(མིང་)</text:p>
          </table:table-cell>
          <table:table-cell office:value-type="string">
            <text:p>ཞིང་གི་བར་ནའི་གད་ཚིགས།ཞིང་གི་ས་མཚམས།</text:p>
          </table:table-cell>
          <table:table-cell table:number-columns-repeated="252"/>
        </table:table-row>
        <table:table-row table:style-name="ro1">
          <table:table-cell office:value-type="string">
            <text:p>ཞིང་མཚམས།</text:p>
          </table:table-cell>
          <table:table-cell office:value-type="string">
            <text:p>/zhing tsham/</text:p>
          </table:table-cell>
          <table:table-cell office:value-type="string">
            <text:p>(མིང་)</text:p>
          </table:table-cell>
          <table:table-cell office:value-type="string">
            <text:p>ཞིང་གི་བར་མཚམས་ས་རྟགས་རྡོ་རྟགས་ཚུ།</text:p>
          </table:table-cell>
          <table:table-cell table:number-columns-repeated="252"/>
        </table:table-row>
        <table:table-row table:style-name="ro1">
          <table:table-cell office:value-type="string">
            <text:p>ཞིང་བཟང༌།</text:p>
          </table:table-cell>
          <table:table-cell office:value-type="string">
            <text:p>/zhing zang/</text:p>
          </table:table-cell>
          <table:table-cell office:value-type="string">
            <text:p>(མིང་)</text:p>
          </table:table-cell>
          <table:table-cell office:value-type="string">
            <text:p>ལོ་ཐོག་ག་ཅི་བཏབ་རུང་ལེགས་ཞིམ་སྐྱེ་བའི་ཞིང༌།</text:p>
          </table:table-cell>
          <table:table-cell table:number-columns-repeated="252"/>
        </table:table-row>
        <table:table-row table:style-name="ro1">
          <table:table-cell office:value-type="string">
            <text:p>ཞིང་ཡུར།</text:p>
          </table:table-cell>
          <table:table-cell office:value-type="string">
            <text:p>/zhing yur/</text:p>
          </table:table-cell>
          <table:table-cell office:value-type="string">
            <text:p>(མིང་)</text:p>
          </table:table-cell>
          <table:table-cell office:value-type="string">
            <text:p>ཞིང་ནང་ཆུ་འཐེན་ནི་གི་གཡུར་བ།</text:p>
          </table:table-cell>
          <table:table-cell table:number-columns-repeated="252"/>
        </table:table-row>
        <table:table-row table:style-name="ro1">
          <table:table-cell office:value-type="string">
            <text:p>ཞིང་རིན།</text:p>
          </table:table-cell>
          <table:table-cell office:value-type="string">
            <text:p>/zhing rin/</text:p>
          </table:table-cell>
          <table:table-cell office:value-type="string">
            <text:p>(མིང་)</text:p>
          </table:table-cell>
          <table:table-cell office:value-type="string">
            <text:p>ས་ཞིང་ཉོ་བའི་ས་རིན།</text:p>
          </table:table-cell>
          <table:table-cell table:number-columns-repeated="252"/>
        </table:table-row>
        <table:table-row table:style-name="ro1">
          <table:table-cell office:value-type="string">
            <text:p>ཞིང་ལཱ།</text:p>
          </table:table-cell>
          <table:table-cell office:value-type="string">
            <text:p>/zhing la/</text:p>
          </table:table-cell>
          <table:table-cell office:value-type="string">
            <text:p>(མིང་)</text:p>
          </table:table-cell>
          <table:table-cell office:value-type="string">
            <text:p>ཞིང་ལཱ་སོ་ནམ་གྱི་ལཱ་ཞིང་བརྐོ་ནི་གླང་རྨོ་ནི་སྟོན་ཐོག་བསྡུ་ནི་ཚུ།</text:p>
          </table:table-cell>
          <table:table-cell table:number-columns-repeated="252"/>
        </table:table-row>
        <table:table-row table:style-name="ro1">
          <table:table-cell office:value-type="string">
            <text:p>ཞིང་ལས་པ།</text:p>
          </table:table-cell>
          <table:table-cell office:value-type="string">
            <text:p>/zhing le pa/</text:p>
          </table:table-cell>
          <table:table-cell office:value-type="string">
            <text:p>(མིང་)</text:p>
          </table:table-cell>
          <table:table-cell office:value-type="string">
            <text:p>ཞིང་པ་དང་ཞིང་ནང་ལཱ་འབད་མི།</text:p>
          </table:table-cell>
          <table:table-cell table:number-columns-repeated="252"/>
        </table:table-row>
        <table:table-row table:style-name="ro1">
          <table:table-cell office:value-type="string">
            <text:p>ཞིང་གཤགས།</text:p>
          </table:table-cell>
          <table:table-cell office:value-type="string">
            <text:p>/zhing sha</text:p>
          </table:table-cell>
          <table:table-cell office:value-type="string">
            <text:p>(མིང་)</text:p>
          </table:table-cell>
          <table:table-cell office:value-type="string">
            <text:p>བླ་མ་དང་དཔོན་ཚུ་གཤགས་ཏེ་ཞིང་ཁམས་གཞན་དུ་བྱོན་པའ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ཞིང་གཤེགས།</text:p>
          </table:table-cell>
          <table:table-cell office:value-type="string">
            <text:p>/zhing sheg</text:p>
          </table:table-cell>
          <table:table-cell office:value-type="string">
            <text:p>(མིང་)</text:p>
          </table:table-cell>
          <table:table-cell office:value-type="string">
            <text:p>ཞིང་གཤགས་དང་དོན་ག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ཞིང་ས།</text:p>
          </table:table-cell>
          <table:table-cell office:value-type="string">
            <text:p>/zhing sa/</text:p>
          </table:table-cell>
          <table:table-cell office:value-type="string">
            <text:p>(མིང་)</text:p>
          </table:table-cell>
          <table:table-cell office:value-type="string">
            <text:p>ཐོག་བཏབ་ནི་གི་ཞིང་ས་ལྡུམ་ར་ཚོད་ཞིང་ཚུ།</text:p>
          </table:table-cell>
          <table:table-cell table:number-columns-repeated="252"/>
        </table:table-row>
        <table:table-row table:style-name="ro1">
          <table:table-cell office:value-type="string">
            <text:p>ཞིན།</text:p>
          </table:table-cell>
          <table:table-cell office:value-type="string">
            <text:p>/zhin/</text:p>
          </table:table-cell>
          <table:table-cell office:value-type="string">
            <text:p>(བྱ་ཁྱད་)</text:p>
          </table:table-cell>
          <table:table-cell office:value-type="string">
            <text:p>༡ཟིན་པའི་དོན།དཔེར་ན་ལཱ་ཞིན་སོ་ཡི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ཞིནམ་ལས།</text:p>
          </table:table-cell>
          <table:table-cell office:value-type="string">
            <text:p>/zhim la/</text:p>
          </table:table-cell>
          <table:table-cell office:value-type="string">
            <text:p>(མིང་)</text:p>
          </table:table-cell>
          <table:table-cell office:value-type="string">
            <text:p>འབད་ཞིནམ་ལས་དང་སོང་ཞིནམ་ལས་ཟེར་དོ་བཟུམ་ལྷག་བཅས་ཀྱི་ཕྲད་དང་སྦྲགས་པའི་ཚིག།</text:p>
          </table:table-cell>
          <table:table-cell table:number-columns-repeated="252"/>
        </table:table-row>
        <table:table-row table:style-name="ro1">
          <table:table-cell office:value-type="string">
            <text:p>ཞིབ།</text:p>
          </table:table-cell>
          <table:table-cell office:value-type="string">
            <text:p>/zhib/</text:p>
          </table:table-cell>
          <table:table-cell office:value-type="string">
            <text:p>(བྱ་འདས)</text:p>
          </table:table-cell>
          <table:table-cell office:value-type="string">
            <text:p>གྱལ་གཅིག་ཁར་ཞིབ་པ་ཅ་ལ་ཚུ་ཁ་བཀྲམ་སྟེ་མ་བཞག་པར་གཅིག་ཁར་ཞིབ་པའི་འདས་པ།</text:p>
          </table:table-cell>
          <table:table-cell table:number-columns-repeated="252"/>
        </table:table-row>
        <table:table-row table:style-name="ro1">
          <table:table-cell office:value-type="string">
            <text:p>ཞིབ་བཅུད།</text:p>
          </table:table-cell>
          <table:table-cell office:value-type="string">
            <text:p>/zhib cue/</text:p>
          </table:table-cell>
          <table:table-cell office:value-type="string">
            <text:p>(མིང་)</text:p>
          </table:table-cell>
          <table:table-cell office:value-type="string">
            <text:p>ཞིབ་དཔྱད་འབད་བའི་བཅུད་དོན།</text:p>
          </table:table-cell>
          <table:table-cell table:number-columns-repeated="252"/>
        </table:table-row>
        <table:table-row table:style-name="ro1">
          <table:table-cell office:value-type="string">
            <text:p>ཞིབ་ཆ།</text:p>
          </table:table-cell>
          <table:table-cell office:value-type="string">
            <text:p>/zhib cha/</text:p>
          </table:table-cell>
          <table:table-cell office:value-type="string">
            <text:p>(མིང་)</text:p>
          </table:table-cell>
          <table:table-cell office:value-type="string">
            <text:p>༡ཞིབ་ཞིབ་འབད་ནིའི་བྱ་བའི་ཁམས་ཀྱི་ཚིག༢ཁ་གསལ།</text:p>
          </table:table-cell>
          <table:table-cell table:number-columns-repeated="252"/>
        </table:table-row>
        <table:table-row table:style-name="ro1">
          <table:table-cell office:value-type="string">
            <text:p>ཞིབ་འཇུག</text:p>
          </table:table-cell>
          <table:table-cell office:value-type="string">
            <text:p>/zhib ju</text:p>
          </table:table-cell>
          <table:table-cell office:value-type="string">
            <text:p>(མིང་)</text:p>
          </table:table-cell>
          <table:table-cell office:value-type="string">
            <text:p>བརྟག་དཔྱད་ཞིབ་ཞིབ་འབད་མཐིལ་ཕྱིན་འབད་ནི།</text:p>
          </table:table-cell>
          <table:table-cell table:number-columns-repeated="252"/>
        </table:table-row>
        <table:table-row table:style-name="ro1">
          <table:table-cell office:value-type="string">
            <text:p>ཞིབ་ཏོག་ཏོ།</text:p>
          </table:table-cell>
          <table:table-cell office:value-type="string">
            <text:p>/zhib tog to</text:p>
          </table:table-cell>
          <table:table-cell office:value-type="string">
            <text:p>(མིང་)</text:p>
          </table:table-cell>
          <table:table-cell office:value-type="string">
            <text:p>༡སྨན་དང་ཕྱེ་ཚུ་ལེགས་ཞིམ་འབདསྦེ་འཐག་འཐགཔ་༢མི་གཤིས་རྒྱུད་ཞིབ་ཏོག་ཏོ་ཟེར་བ་ཅིན་སྤྱོད་ལམ་གཟབ་ཏོག་ཏོ་དང་མཛེས་ཏོག་ཏོ་ཅིག་ལུ་གོ་འོང༌།</text:p>
          </table:table-cell>
          <table:table-cell table:number-columns-repeated="252"/>
        </table:table-row>
        <table:table-row table:style-name="ro1">
          <table:table-cell office:value-type="string">
            <text:p>ཞིབ་འཐག</text:p>
          </table:table-cell>
          <table:table-cell office:value-type="string">
            <text:p>/zhib tha</text:p>
          </table:table-cell>
          <table:table-cell office:value-type="string">
            <text:p>(མིང་)</text:p>
          </table:table-cell>
          <table:table-cell office:value-type="string">
            <text:p>སྨན་དང་ཕྱེ་ཚུ་ཞིབ་པར་འཐག་པའ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ཞིབ་རྡུང༌།</text:p>
          </table:table-cell>
          <table:table-cell office:value-type="string">
            <text:p>/zhib dung/</text:p>
          </table:table-cell>
          <table:table-cell office:value-type="string">
            <text:p>(་མིང་དང་བྱེད་ཚིག)</text:p>
          </table:table-cell>
          <table:table-cell office:value-type="string">
            <text:p>དཀར་ཕྱེ་ཨེ་ཕྱེ་ཚུ་ཞིབ་པར་རྡུང་བའི་མིང་དང་བྱེད་ཚིག།</text:p>
          </table:table-cell>
          <table:table-cell table:number-columns-repeated="252"/>
        </table:table-row>
        <table:table-row table:style-name="ro1">
          <table:table-cell office:value-type="string">
            <text:p>ཞིབ་དཔྱད།</text:p>
          </table:table-cell>
          <table:table-cell office:value-type="string">
            <text:p>/zhib ce/</text:p>
          </table:table-cell>
          <table:table-cell office:value-type="string">
            <text:p>(བྱ་ཚིག་)</text:p>
          </table:table-cell>
          <table:table-cell office:value-type="string">
            <text:p>ལཱ་ཞུན་དག་ཞིབ་ཏོག་ཏོ་འབད་བརྐྱབ་ནི་དང་བརྟག་ཞིབ་དཔྱད་པའི་བྱ་བ།</text:p>
          </table:table-cell>
          <table:table-cell table:number-columns-repeated="252"/>
        </table:table-row>
        <table:table-row table:style-name="ro1">
          <table:table-cell office:value-type="string">
            <text:p>ཞིབ་དཔྱད་སྒོ་ར།</text:p>
          </table:table-cell>
          <table:table-cell office:value-type="string">
            <text:p>/zhib ce go ra/</text:p>
          </table:table-cell>
          <table:table-cell office:value-type="string">
            <text:p>(མིང་)</text:p>
          </table:table-cell>
          <table:table-cell office:value-type="string">
            <text:p>ཞིབ་དཔྱད་རྐྱབ་སའི་རྒྱལ་སྒོ།སྲང་འགག།</text:p>
          </table:table-cell>
          <table:table-cell table:number-columns-repeated="252"/>
        </table:table-row>
        <table:table-row table:style-name="ro1">
          <table:table-cell office:value-type="string">
            <text:p>ཞིབ་དཔྱོད་པ།</text:p>
          </table:table-cell>
          <table:table-cell office:value-type="string">
            <text:p>/zhib coe pa/</text:p>
          </table:table-cell>
          <table:table-cell office:value-type="string">
            <text:p>(མིང་)</text:p>
          </table:table-cell>
          <table:table-cell office:value-type="string">
            <text:p>ཞིབ་དཔྱད་རྐྱབ་མི་བརྟག་ཞིབ་དཔྱད་མི་རྩིས་ཀྱི་ཞིབ་དཔྱོད་འབད་མི།</text:p>
          </table:table-cell>
          <table:table-cell table:number-columns-repeated="252"/>
        </table:table-row>
        <table:table-row table:style-name="ro1">
          <table:table-cell office:value-type="string">
            <text:p>ཞིབ་ཕྱེ།</text:p>
          </table:table-cell>
          <table:table-cell office:value-type="string">
            <text:p>/zhib che/</text:p>
          </table:table-cell>
          <table:table-cell office:value-type="string">
            <text:p>(མིང་)</text:p>
          </table:table-cell>
          <table:table-cell office:value-type="string">
            <text:p>དཀར་ཕྱེ་དང་ནས་ཕྱེ་རྡིག་རྡིགམ་འབད་འཐག་འཐགཔ།</text:p>
          </table:table-cell>
          <table:table-cell table:number-columns-repeated="252"/>
        </table:table-row>
        <table:table-row table:style-name="ro1">
          <table:table-cell office:value-type="string">
            <text:p>ཞིབ་འབྲས།</text:p>
          </table:table-cell>
          <table:table-cell office:value-type="string">
            <text:p>/zhib dre/</text:p>
          </table:table-cell>
          <table:table-cell office:value-type="string">
            <text:p>(མིང་)</text:p>
          </table:table-cell>
          <table:table-cell office:value-type="string">
            <text:p>ཞིབ་དཔྱད་འབད་བའི་འབྲས་བུ།ཞིབ་བཅུད་དང་འདྲ།</text:p>
          </table:table-cell>
          <table:table-cell table:number-columns-repeated="252"/>
        </table:table-row>
        <table:table-row table:style-name="ro1">
          <table:table-cell office:value-type="string">
            <text:p>ཞིབ་མི་ཞིབ།</text:p>
          </table:table-cell>
          <table:table-cell office:value-type="string">
            <text:p>/zhib mi zhib/</text:p>
          </table:table-cell>
          <table:table-cell office:value-type="string">
            <text:p>(མིང་ཁྱད་)</text:p>
          </table:table-cell>
          <table:table-cell office:value-type="string">
            <text:p>༡གནམ་མེད་ས་མེད་ཞིབ་ཏོག་ཏོ་ཡོདཔ།དཀར་ཕྱེ་ཞིབ་མི་ཞིབ་སྨན་ཕྱེ་ཞིབ་མི་ཞིབ།༢མི་ཞིབ་མི་ཞིབ་འདུག་ཟེར་བ་ཅིན་སྤྱོད་ལམ་ཞིབ་མི་དང་རྩིས་ཞིབ་མི་ལུ་གོ།</text:p>
          </table:table-cell>
          <table:table-cell table:number-columns-repeated="252"/>
        </table:table-row>
        <table:table-row table:style-name="ro1">
          <table:table-cell office:value-type="string">
            <text:p>ཞིབ་རྩ།</text:p>
          </table:table-cell>
          <table:table-cell office:value-type="string">
            <text:p>/zhib tsa/</text:p>
          </table:table-cell>
          <table:table-cell office:value-type="string">
            <text:p>(མིང་)</text:p>
          </table:table-cell>
          <table:table-cell office:value-type="string">
            <text:p>རྩ་བ་ལས་རང་ཟེར་བའི་དོན་ཨིན་དཔེར་ན་ཁོ་གིས་འབད་འབད་བའི་ལཱ་ཞུན་དག་ཏོག་ཏོ་མ་སོང་པར་ང་རང་གིས་དབྱེ་ཞིབ་རྩ་བ་ལས་རང་ལོག་སྟེ་འབད་དགོ་པས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ཞིབ་རྩིས།</text:p>
          </table:table-cell>
          <table:table-cell office:value-type="string">
            <text:p>/zhib tsi/</text:p>
          </table:table-cell>
          <table:table-cell office:value-type="string">
            <text:p>(མིང་)</text:p>
          </table:table-cell>
          <table:table-cell office:value-type="string">
            <text:p>ཞིབ་ཞིབ་འབད་བལྟ་བའི་རྩིས།</text:p>
          </table:table-cell>
          <table:table-cell table:number-columns-repeated="252"/>
        </table:table-row>
        <table:table-row table:style-name="ro1">
          <table:table-cell office:value-type="string">
            <text:p>ཞིབ་ཚོན།</text:p>
          </table:table-cell>
          <table:table-cell office:value-type="string">
            <text:p>/zhib tshoen/</text:p>
          </table:table-cell>
          <table:table-cell office:value-type="string">
            <text:p>(མིང་)</text:p>
          </table:table-cell>
          <table:table-cell office:value-type="string">
            <text:p>ཧང་ཚོན་མིན་པའི་ཞིབ་ཚོན།</text:p>
          </table:table-cell>
          <table:table-cell table:number-columns-repeated="252"/>
        </table:table-row>
        <table:table-row table:style-name="ro1">
          <table:table-cell office:value-type="string">
            <text:p>ཞིབ་འཚོལ།</text:p>
          </table:table-cell>
          <table:table-cell office:value-type="string">
            <text:p>/zhib tshoel/</text:p>
          </table:table-cell>
          <table:table-cell office:value-type="string">
            <text:p>(མིང་)</text:p>
          </table:table-cell>
          <table:table-cell office:value-type="string">
            <text:p>གནད་དོན་ག་ཅི་རང་འབད་རུང་དེ་ལུ་བསྐྱར་ཞིབ་འབད་དེ་ར་ཁུངས་འཚོལ་ཞིནམ་ལས་ངེས་ཤེས་ཐོབ་ཚུགསཔ་བཟོ་ནི་ལུ་ཞིབ་འཚོལ་ཟེར་བཏགས་ནུག།</text:p>
          </table:table-cell>
          <table:table-cell table:number-columns-repeated="252"/>
        </table:table-row>
        <table:table-row table:style-name="ro1">
          <table:table-cell office:value-type="string">
            <text:p>ཞིབ་ཞིབ།</text:p>
          </table:table-cell>
          <table:table-cell office:value-type="string">
            <text:p>/zhib zhib/</text:p>
          </table:table-cell>
          <table:table-cell office:value-type="string">
            <text:p>(མིང་)</text:p>
          </table:table-cell>
          <table:table-cell office:value-type="string">
            <text:p>ཕྲ་ཞིང་ཕྲ་བ་ལས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ཞིབ་གཟིགས།</text:p>
          </table:table-cell>
          <table:table-cell office:value-type="string">
            <text:p>/zhib zig</text:p>
          </table:table-cell>
          <table:table-cell office:value-type="string">
            <text:p>(བྱ་ཚིག་)</text:p>
          </table:table-cell>
          <table:table-cell office:value-type="string">
            <text:p>ཞིབ་ཞིབ་འབད་དེ་བལྟ་བའ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ཞིབ་རོགས།</text:p>
          </table:table-cell>
          <table:table-cell office:value-type="string">
            <text:p>/zhib ro</text:p>
          </table:table-cell>
          <table:table-cell office:value-type="string">
            <text:p>(མིང་)</text:p>
          </table:table-cell>
          <table:table-cell office:value-type="string">
            <text:p>གཙོ་བོ་དང་གཅིག་ཁར་གཤིབས་ཏེ་ཆ་རོགས་འབད་མི།དཔེར་ན་ཞིབ་རོགས་དྲུང་ཆེན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ཞིམ།</text:p>
          </table:table-cell>
          <table:table-cell office:value-type="string">
            <text:p>/zhim/</text:p>
          </table:table-cell>
          <table:table-cell office:value-type="string">
            <text:p>(མིང་ཁྱད་)</text:p>
          </table:table-cell>
          <table:table-cell office:value-type="string">
            <text:p>ཁ་ལུ་བཞེས་སྒོ་ཞིམ་ཏོག་ཏོ་ལྷ་པ་ཁར་དྲིམ་ཞིམ་ཏོག་ཏོ་ཚུ་ཁམ་བུ་ཕྱི་ཟས་ཞིམ་སོང༌།།སྟར་ཀོ་ནང་རྫས་ཞིམ་སོང༌།།རང་སེམས་དགའ་བའི་མི་ནི།།ཕྱི་ནང་མེད་པར་ཞིམ་སོང༌།།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ཞིམ་ཏོག་ཏོ།</text:p>
          </table:table-cell>
          <table:table-cell office:value-type="string">
            <text:p>/zhim tog to/</text:p>
          </table:table-cell>
          <table:table-cell office:value-type="string">
            <text:p>(མིང་ཁྱད་)</text:p>
          </table:table-cell>
          <table:table-cell office:value-type="string">
            <text:p>༡ཤིང་འབྲས་འདི་ཞིམ་ཏོང་ཏོ་འདུག་ཟེར་བྲོཝ་ཞིམ་པའི་ཁྱད་ཚིག།༢དྲིམ་ཞིམ་ཏོང་ཏོ།</text:p>
          </table:table-cell>
          <table:table-cell table:number-columns-repeated="252"/>
        </table:table-row>
        <table:table-row table:style-name="ro1">
          <table:table-cell office:value-type="string">
            <text:p>ཞིམ་ཏོང་ཏོ།</text:p>
          </table:table-cell>
          <table:table-cell office:value-type="string">
            <text:p>/zhim tong to/</text:p>
          </table:table-cell>
          <table:table-cell office:value-type="string">
            <text:p>(མིང་ཁྱད་)</text:p>
          </table:table-cell>
          <table:table-cell office:value-type="string">
            <text:p>ཞིམ་ཏོག་ཏོ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ཞིམ་མི་ཞིམ།</text:p>
          </table:table-cell>
          <table:table-cell office:value-type="string">
            <text:p>/zhim mi zhim/</text:p>
          </table:table-cell>
          <table:table-cell office:value-type="string">
            <text:p>(མིང་ཁྱད་)</text:p>
          </table:table-cell>
          <table:table-cell office:value-type="string">
            <text:p>ཁམ་ཞིམ་མི་ཞིམ་ཆང་ཞིམ་མི་ཞིམ།ཧ་ཅང་གིས་ཞིམ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ཞིམ་རྩི།</text:p>
          </table:table-cell>
          <table:table-cell office:value-type="string">
            <text:p>/zhim tsi/</text:p>
          </table:table-cell>
          <table:table-cell office:value-type="string">
            <text:p>(མིང་)</text:p>
          </table:table-cell>
          <table:table-cell office:value-type="string">
            <text:p>ཏིལ་དང་འདྲ་བའི་འབྲུའི་བྱེ་བྲག་ཅིག།ནང་གསེས་དབྱེ་བ་གཉིས་སུ་ཡོད་པའི་ཞིམ་རྩི་དཀརཔོ་དང་ཞིམ་རྩི་གནགཔོ་གཉིས་ཀྱ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ཞིམ་རྩི་དཀརཔོ།</text:p>
          </table:table-cell>
          <table:table-cell office:value-type="string">
            <text:p>/zhim tsi kap/</text:p>
          </table:table-cell>
          <table:table-cell office:value-type="string">
            <text:p>(མིང་ཁྱད)</text:p>
          </table:table-cell>
          <table:table-cell office:value-type="string">
            <text:p>བརྔོ་ཞིན་ན་ཆང་བསྐོལ་ནང་བླུགས་མི།</text:p>
          </table:table-cell>
          <table:table-cell table:number-columns-repeated="252"/>
        </table:table-row>
        <table:table-row table:style-name="ro1">
          <table:table-cell office:value-type="string">
            <text:p>ཞིམ་རྩི་གནགཔོ།</text:p>
          </table:table-cell>
          <table:table-cell office:value-type="string">
            <text:p>/zhim tsi nap/</text:p>
          </table:table-cell>
          <table:table-cell office:value-type="string">
            <text:p>(མིང་ཁྱད་)</text:p>
          </table:table-cell>
          <table:table-cell office:value-type="string">
            <text:p>འཛརཝ་མར་སྒྱེས་རྐྱབ་ད་ལུ་བླུགས་ནི་དང་ཨེ་རྫས་ནང་བླུག་ནི།</text:p>
          </table:table-cell>
          <table:table-cell table:number-columns-repeated="252"/>
        </table:table-row>
        <table:table-row table:style-name="ro1">
          <table:table-cell office:value-type="string">
            <text:p>ཞིམ་ཞིམ་མངར་མངར།</text:p>
          </table:table-cell>
          <table:table-cell office:value-type="string">
            <text:p>/zhim zhim ngar ngar/</text:p>
          </table:table-cell>
          <table:table-cell office:value-type="string">
            <text:p>(མིང་ཁྱད་)</text:p>
          </table:table-cell>
          <table:table-cell office:value-type="string">
            <text:p>ཞིམ་ཏོག་ཏོ་དང་མངར་ཏོང་ཏོ་ཡོད་པའི་བཞེས་སྒོ་གི་ཁྱད་ཚིག།</text:p>
          </table:table-cell>
          <table:table-cell table:number-columns-repeated="252"/>
        </table:table-row>
        <table:table-row table:style-name="ro1">
          <table:table-cell office:value-type="string">
            <text:p>ཞིམ་ཤོས།</text:p>
          </table:table-cell>
          <table:table-cell office:value-type="string">
            <text:p>/zhim shoe/</text:p>
          </table:table-cell>
          <table:table-cell office:value-type="string">
            <text:p>(མིང་)</text:p>
          </table:table-cell>
          <table:table-cell office:value-type="string">
            <text:p>ཤིང་འབྲས་ལས་ཞིམ་ཤོས་ཀོང་ཙེ་ཨིན་ཟེར་དོ་བཟུམ་ཧ་ཅང་གིས་ཞིམ་ཏོག་ཏོ།</text:p>
          </table:table-cell>
          <table:table-cell table:number-columns-repeated="252"/>
        </table:table-row>
        <table:table-row table:style-name="ro1">
          <table:table-cell office:value-type="string">
            <text:p>ཞིམན།</text:p>
          </table:table-cell>
          <table:table-cell office:value-type="string">
            <text:p>/zhim/</text:p>
          </table:table-cell>
          <table:table-cell office:value-type="string">
            <text:p>(མིང་)</text:p>
          </table:table-cell>
          <table:table-cell office:value-type="string">
            <text:p>ཆང་ཞིམན་ཆང་རང་འཐུང༌།</text:p>
          </table:table-cell>
          <table:table-cell table:number-columns-repeated="252"/>
        </table:table-row>
        <table:table-row table:style-name="ro1">
          <table:table-cell office:value-type="string">
            <text:p>ཞུ།</text:p>
          </table:table-cell>
          <table:table-cell office:value-type="string">
            <text:p>/zhu/</text:p>
          </table:table-cell>
          <table:table-cell office:value-type="string">
            <text:p>(བྱ་ཚིག་)</text:p>
          </table:table-cell>
          <table:table-cell office:value-type="string">
            <text:p>༡ཞུ་བ་ཕུལ་ནི་སྙན་ཞུ་ཕུལ་ནི་དགོངས་བསྐོར་ཞུ་ནི་ཚུ་ཁ་ལས་གཏམ་སླབ་པའི་ཞེ་ས།༢དབང་ཞུ་གསོལ་རས་ཞུ་ཟེར་མི་ཚུ་ལེན་པའི་ཞེ་ས།༣མར་ཞུ་ཁྱེགས་ཞུ་ཚུ་སྐོག་རྡོག་གི་ངོ་བོ་མེད་པར་སོང་སྟེ་ཁུ་བ་ལུ་གྱུ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ཞུ་མཁན།</text:p>
          </table:table-cell>
          <table:table-cell office:value-type="string">
            <text:p>/zhu khen/</text:p>
          </table:table-cell>
          <table:table-cell office:value-type="string">
            <text:p>(མིང་)</text:p>
          </table:table-cell>
          <table:table-cell office:value-type="string">
            <text:p>༡སྤང་རྩེ་ཤིང་གི་མིང་གཞན།༢ཆོས་ཞུ་མཁན་ལ་སོགས་པ་བདག་པོའི་སྒྲ་ལུ་ཡང་འཇུག་འོང༌།</text:p>
          </table:table-cell>
          <table:table-cell table:number-columns-repeated="252"/>
        </table:table-row>
        <table:table-row table:style-name="ro1">
          <table:table-cell office:value-type="string">
            <text:p>ཞུ་མཆིད།</text:p>
          </table:table-cell>
          <table:table-cell office:value-type="string">
            <text:p>/zhu chi/</text:p>
          </table:table-cell>
          <table:table-cell office:value-type="string">
            <text:p>(མིང་)</text:p>
          </table:table-cell>
          <table:table-cell office:value-type="string">
            <text:p>ཞུ་དགོ་པའི་གཏམ་ཟེར་བའི་དོན།གཏང་ཡིག་ནང་བཀོད་མི་གི་ལོ་རྒྱུས་དང་གནད་དོན་ཚུ།</text:p>
          </table:table-cell>
          <table:table-cell table:number-columns-repeated="252"/>
        </table:table-row>
        <table:table-row table:style-name="ro1">
          <table:table-cell office:value-type="string">
            <text:p>ཞུ་གཏུགས།</text:p>
          </table:table-cell>
          <table:table-cell office:value-type="string">
            <text:p>/zhu tug</text:p>
          </table:table-cell>
          <table:table-cell office:value-type="string">
            <text:p>(མིང་)</text:p>
          </table:table-cell>
          <table:table-cell office:value-type="string">
            <text:p>ཁྲིམས་ཀྱི་འདུན་སར་ཐུག་པ་གོང་མའི་ཞབས་སར་ཐུག་པ།མཐོ་གཏུགས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ཞུ་རྟེན།</text:p>
          </table:table-cell>
          <table:table-cell office:value-type="string">
            <text:p>/zhu ten/</text:p>
          </table:table-cell>
          <table:table-cell office:value-type="string">
            <text:p>(མིང་)</text:p>
          </table:table-cell>
          <table:table-cell office:value-type="string">
            <text:p>གོང་མ་དང་བླམ་སློབ་དཔོན་ཚུ་ལུ་ཞུ་བའི་དམིགས་རྟེན་འབུལ་བ།</text:p>
          </table:table-cell>
          <table:table-cell table:number-columns-repeated="252"/>
        </table:table-row>
        <table:table-row table:style-name="ro1">
          <table:table-cell office:value-type="string">
            <text:p>ཞུ་དག</text:p>
          </table:table-cell>
          <table:table-cell office:value-type="string">
            <text:p>/zhu da/</text:p>
          </table:table-cell>
          <table:table-cell office:value-type="string">
            <text:p>(མིང་)</text:p>
          </table:table-cell>
          <table:table-cell office:value-type="string">
            <text:p>ཞུན་དག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ཞུ་དག་པ།</text:p>
          </table:table-cell>
          <table:table-cell office:value-type="string">
            <text:p>/zhu dag pa/</text:p>
          </table:table-cell>
          <table:table-cell office:value-type="string">
            <text:p>(མིང་)</text:p>
          </table:table-cell>
          <table:table-cell office:value-type="string">
            <text:p>༡གྲྭ་ཚང་ནང་སློབ་དཔོན་བཞི་པའི་འོག་ལས་ཀྱི་གོ་གནས་མཐོ་ཤོས་ཅིག་ཨིན།༢ལཱ་ཞུན་དག་རྐྱབ་མི།དཔེ་ཆ་ཞུ་དག་རྐྱབ་མི་ཚུ།</text:p>
          </table:table-cell>
          <table:table-cell table:number-columns-repeated="252"/>
        </table:table-row>
        <table:table-row table:style-name="ro1">
          <table:table-cell office:value-type="string">
            <text:p>ཞུ་དོན།</text:p>
          </table:table-cell>
          <table:table-cell office:value-type="string">
            <text:p>/zhu doen/</text:p>
          </table:table-cell>
          <table:table-cell office:value-type="string">
            <text:p>(མིང་)</text:p>
          </table:table-cell>
          <table:table-cell office:value-type="string">
            <text:p>གཏང་ཡིག་གི་སྐབས་རང་མཉམ་དང་རང་ལས་དམའ་མི་ལུ་ཞུ་དོན་ཟེར་བརྗོད་བྱའི་དོན་སྙིང་ཞུ་ནི་གི་གནད་དོན་ངོ་མ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ཞུ་འཕྲིན།</text:p>
          </table:table-cell>
          <table:table-cell office:value-type="string">
            <text:p>/zhu thrin/</text:p>
          </table:table-cell>
          <table:table-cell office:value-type="string">
            <text:p>(མིང་)</text:p>
          </table:table-cell>
          <table:table-cell office:value-type="string">
            <text:p>འཕྲིན་ཡིག་ག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ཞུ་བ།</text:p>
          </table:table-cell>
          <table:table-cell office:value-type="string">
            <text:p>/zhu wa/</text:p>
          </table:table-cell>
          <table:table-cell office:value-type="string">
            <text:p>(མིང་)</text:p>
          </table:table-cell>
          <table:table-cell office:value-type="string">
            <text:p>གཏང་ཡིག་གི་སྐབས་༡ཞུ་བ་དེ་ནི་གུས་པས་ཞུ་བ་གནས་ཚུལ་ཞུ་བ་འཚམས་འདྲི་ཞུ་བ་ཟེར་ཞུ་དོན་དང་དོན་གཅིག་༢བ་མོ་ཞུ་བ་འོད་དུ་ཞུ་བ་མར་ཞུ་བ་སོགས་རང་བཞིན་གྱིས་ཞུ་བ།</text:p>
          </table:table-cell>
          <table:table-cell table:number-columns-repeated="252"/>
        </table:table-row>
        <table:table-row table:style-name="ro1">
          <table:table-cell office:value-type="string">
            <text:p>ཞུ་འབུལ།</text:p>
          </table:table-cell>
          <table:table-cell office:value-type="string">
            <text:p>/zhu /</text:p>
          </table:table-cell>
          <table:table-cell office:value-type="string">
            <text:p>(མིང་)</text:p>
          </table:table-cell>
          <table:table-cell office:value-type="string">
            <text:p>སྙན་སེང་ཞུ་འབུལ་གནས་ཚུལ་ཞུ་འབུལ་ཚུ།</text:p>
          </table:table-cell>
          <table:table-cell table:number-columns-repeated="252"/>
        </table:table-row>
        <table:table-row table:style-name="ro1">
          <table:table-cell office:value-type="string">
            <text:p>ཞུ་སྦྱོར་སྔ་མ།</text:p>
          </table:table-cell>
          <table:table-cell office:value-type="string">
            <text:p>/zhu jor nga ma/</text:p>
          </table:table-cell>
          <table:table-cell office:value-type="string">
            <text:p>(མིང་)</text:p>
          </table:table-cell>
          <table:table-cell office:value-type="string">
            <text:p>ཁྲིམས་ཀྱི་འདུན་སར་ཞུ་གཏུགས་ཧེ་མ་འབད་མི།རྩོད་རྩ།</text:p>
          </table:table-cell>
          <table:table-cell table:number-columns-repeated="252"/>
        </table:table-row>
        <table:table-row table:style-name="ro1">
          <table:table-cell office:value-type="string">
            <text:p>ཞུ་སྦྱོར་ཕྱི་མ།</text:p>
          </table:table-cell>
          <table:table-cell office:value-type="string">
            <text:p>/zhu jor chi ma/</text:p>
          </table:table-cell>
          <table:table-cell office:value-type="string">
            <text:p>(མིང་)</text:p>
          </table:table-cell>
          <table:table-cell office:value-type="string">
            <text:p>ཁྲིམས་ཀྱི་འདུན་སར་ཞུ་གཏུགས་ཤུལ་མ་འབད་མི།རྩོད་ཡ།</text:p>
          </table:table-cell>
          <table:table-cell table:number-columns-repeated="252"/>
        </table:table-row>
        <table:table-row table:style-name="ro1">
          <table:table-cell office:value-type="string">
            <text:p>ཞུ་མར།</text:p>
          </table:table-cell>
          <table:table-cell office:value-type="string">
            <text:p>/zhu ma/</text:p>
          </table:table-cell>
          <table:table-cell office:value-type="string">
            <text:p>(མིང་)</text:p>
          </table:table-cell>
          <table:table-cell office:value-type="string">
            <text:p>མར་ཞུ་ཞུ་བའི་མར་ཁུ།</text:p>
          </table:table-cell>
          <table:table-cell table:number-columns-repeated="252"/>
        </table:table-row>
        <table:table-row table:style-name="ro1">
          <table:table-cell office:value-type="string">
            <text:p>ཞུ་མི།</text:p>
          </table:table-cell>
          <table:table-cell office:value-type="string">
            <text:p>/zhu mi/</text:p>
          </table:table-cell>
          <table:table-cell office:value-type="string">
            <text:p>(མིང་)</text:p>
          </table:table-cell>
          <table:table-cell office:value-type="string">
            <text:p>༡དགོངས་སྐོར་ཞུ་མི་ཆོས་ཞུ་མི་དམ་བཅའ་ཞུ་མི་ཚུ།༢དཀར་མེ་ཞུ་མི།</text:p>
          </table:table-cell>
          <table:table-cell table:number-columns-repeated="252"/>
        </table:table-row>
        <table:table-row table:style-name="ro1">
          <table:table-cell office:value-type="string">
            <text:p>ཞུ་ཚིག</text:p>
          </table:table-cell>
          <table:table-cell office:value-type="string">
            <text:p>/zhu tshig/</text:p>
          </table:table-cell>
          <table:table-cell office:value-type="string">
            <text:p>(མིང་)</text:p>
          </table:table-cell>
          <table:table-cell office:value-type="string">
            <text:p>སྟབས་མ་བདེཝ་སེལ་ཐབས་ཀྱི་ཡི་གུ་ཁྲིམས་ཁང་ནང་རྩོད་གཞི་ཕྱེ་དགོཔ་འབད་ཕུལ་མི།</text:p>
          </table:table-cell>
          <table:table-cell table:number-columns-repeated="252"/>
        </table:table-row>
        <table:table-row table:style-name="ro1">
          <table:table-cell office:value-type="string">
            <text:p>ཞུ་ཡིག</text:p>
          </table:table-cell>
          <table:table-cell office:value-type="string">
            <text:p>/zhu yig/</text:p>
          </table:table-cell>
          <table:table-cell office:value-type="string">
            <text:p>(མིང་)</text:p>
          </table:table-cell>
          <table:table-cell office:value-type="string">
            <text:p>སྙན་ཞུ་ཕུལ་ནི་དང་གནས་ཚུལ་ཕུལ་ནི་གི་ཡི་གུ།</text:p>
          </table:table-cell>
          <table:table-cell table:number-columns-repeated="252"/>
        </table:table-row>
        <table:table-row table:style-name="ro1">
          <table:table-cell office:value-type="string">
            <text:p>ཞུ་ལན།</text:p>
          </table:table-cell>
          <table:table-cell office:value-type="string">
            <text:p>/zhu len/</text:p>
          </table:table-cell>
          <table:table-cell office:value-type="string">
            <text:p>(མིང་)</text:p>
          </table:table-cell>
          <table:table-cell office:value-type="string">
            <text:p>༡ཞུ་འཕྲིན་ཕུལ་བའི་ལན་ཡིག་ལན་གཏམ་ལན་༢རྩོད་རྩའི་ཞུ་ཚིག་ལུ་རྩོད་ཟླ་གིས་རྩོད་ལན་ཚུ།</text:p>
          </table:table-cell>
          <table:table-cell table:number-columns-repeated="252"/>
        </table:table-row>
        <table:table-row table:style-name="ro1">
          <table:table-cell office:value-type="string">
            <text:p>ཞུ་ལོག</text:p>
          </table:table-cell>
          <table:table-cell office:value-type="string">
            <text:p>/zhu log/</text:p>
          </table:table-cell>
          <table:table-cell office:value-type="string">
            <text:p>(མིང་)</text:p>
          </table:table-cell>
          <table:table-cell office:value-type="string">
            <text:p>རང་གིས་མ་ཤེས་པར་རོགས་ཀྱིས་ཨིནམ་དང་མེནམ་ག་ར་གི་སྐྱོན་བཏོན་ཏེ་གོང་མ་ལུ་ཕུལ་བའི་ཞུ་ཡིག།</text:p>
          </table:table-cell>
          <table:table-cell table:number-columns-repeated="252"/>
        </table:table-row>
        <table:table-row table:style-name="ro1">
          <table:table-cell office:value-type="string">
            <text:p>ཞུ་གསོལ།</text:p>
          </table:table-cell>
          <table:table-cell office:value-type="string">
            <text:p>/zhu soel/</text:p>
          </table:table-cell>
          <table:table-cell office:value-type="string">
            <text:p>(མིང་)</text:p>
          </table:table-cell>
          <table:table-cell office:value-type="string">
            <text:p>ཞུ་བ་ཕུལ་བ།གཏང་ཡིག་གི་སྐབས་རང་ལས་མཐོ་མི་ལུ་ཞུ་གསོལ་ཟེར་འབྲི་དགོ།</text:p>
          </table:table-cell>
          <table:table-cell table:number-columns-repeated="252"/>
        </table:table-row>
        <table:table-row table:style-name="ro1">
          <table:table-cell office:value-type="string">
            <text:p>ཞུགས།</text:p>
          </table:table-cell>
          <table:table-cell office:value-type="string">
            <text:p>/zhu/</text:p>
          </table:table-cell>
          <table:table-cell office:value-type="string">
            <text:p>(མིང་)</text:p>
          </table:table-cell>
          <table:table-cell office:value-type="string">
            <text:p>༡མེའི་ཞེ་ས།༢ལས་ལ་ཞུགས་པ།བྱ་བ་ལུ་འཇུག་པ།</text:p>
          </table:table-cell>
          <table:table-cell table:number-columns-repeated="252"/>
        </table:table-row>
        <table:table-row table:style-name="ro1">
          <table:table-cell office:value-type="string">
            <text:p>ཞུན།</text:p>
          </table:table-cell>
          <table:table-cell office:value-type="string">
            <text:p>/zhuen/</text:p>
          </table:table-cell>
          <table:table-cell office:value-type="string">
            <text:p>(མིང་)</text:p>
          </table:table-cell>
          <table:table-cell office:value-type="string">
            <text:p>ལཱ་ཞུན་དག་ཏོག་ཏོ་འགྱོ་མི།དཔེར་ན་ལྕགས་ལུ་ཞུན་དང་བློ་ལུ་ཐག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ཞུན་དག</text:p>
          </table:table-cell>
          <table:table-cell office:value-type="string">
            <text:p>/zhuen da</text:p>
          </table:table-cell>
          <table:table-cell office:value-type="string">
            <text:p>(མིང་)</text:p>
          </table:table-cell>
          <table:table-cell office:value-type="string">
            <text:p>༡དཔེ་ཆའི་ཚིག་དང་དོན་ལུ་ནོར་འཁྲུལ་ཡོད་མེད་བརྟགས་དཔྱད་འབད་ནི་ཞུན་དག་བརྐྱབ་ནི།ལཱ་ཞུན་དག་ནུགཞུན་མ་དག་པས་ཟེར་མི་ཚུ།</text:p>
          </table:table-cell>
          <table:table-cell table:number-columns-repeated="252"/>
        </table:table-row>
        <table:table-row table:style-name="ro1">
          <table:table-cell office:value-type="string">
            <text:p>ཞུན་མར།</text:p>
          </table:table-cell>
          <table:table-cell office:value-type="string">
            <text:p>/zhuen ma</text:p>
          </table:table-cell>
          <table:table-cell office:value-type="string">
            <text:p>(མིང་)</text:p>
          </table:table-cell>
          <table:table-cell office:value-type="string">
            <text:p>བ་མར་བཞུ་ཞིན་ན་བཙག་བཅད་དེ་ཧིང་སངས་ས་བཟོ་བའི་མར་ཁུ།</text:p>
          </table:table-cell>
          <table:table-cell table:number-columns-repeated="252"/>
        </table:table-row>
        <table:table-row table:style-name="ro1">
          <table:table-cell office:value-type="string">
            <text:p>ཞུམ།</text:p>
          </table:table-cell>
          <table:table-cell office:value-type="string">
            <text:p>/zhum/</text:p>
          </table:table-cell>
          <table:table-cell office:value-type="string">
            <text:p>(བྱ་ཚིག་)</text:p>
          </table:table-cell>
          <table:table-cell office:value-type="string">
            <text:p>སེམས་དཔའ་ཞུམ་ནི།སེམས་ཀྱི་སྟོབས་ཉམས།ཤུགས་ཉམས་ནི་ཚུ།</text:p>
          </table:table-cell>
          <table:table-cell table:number-columns-repeated="252"/>
        </table:table-row>
        <table:table-row table:style-name="ro1">
          <table:table-cell office:value-type="string">
            <text:p>ཞུས་དག</text:p>
          </table:table-cell>
          <table:table-cell office:value-type="string">
            <text:p>/zhue da</text:p>
          </table:table-cell>
          <table:table-cell office:value-type="string">
            <text:p>(མིང་)</text:p>
          </table:table-cell>
          <table:table-cell office:value-type="string">
            <text:p>ཞུན་དག་དང་དོན་གཅིག།ཞུན་དག་བརྐྱབས་ཚར་བ།</text:p>
          </table:table-cell>
          <table:table-cell table:number-columns-repeated="252"/>
        </table:table-row>
        <table:table-row table:style-name="ro1">
          <table:table-cell office:value-type="string">
            <text:p>ཞེ།</text:p>
          </table:table-cell>
          <table:table-cell office:value-type="string">
            <text:p>/zhe/</text:p>
          </table:table-cell>
          <table:table-cell office:value-type="string">
            <text:p>(མིང་)</text:p>
          </table:table-cell>
          <table:table-cell office:value-type="string">
            <text:p>༡སྙིང་ཟེར་བའི་དོན་ཨིན་དཔེར་ན་སྙིང་ནས་ཟེར་བའི་དོན་ལུ་ཞེ་ནས་ཟེར་སླབ་དོ་བཟུམ་དང་༢གྲངས་ཞེ་གཅིག་ལས་ཞེ་དགུ་ཚུན་ཚོད་ཀྱི་མིང་ཡི་གུ་ཟོར་ཡངས་པའི་ཆེད་དུ་བཞི་ཟེར་བའི་སྔོན་འཇུག་བསྡུ་བའི་ཚ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ཞེ་འཁོན།</text:p>
          </table:table-cell>
          <table:table-cell office:value-type="string">
            <text:p>/zhe khoen/</text:p>
          </table:table-cell>
          <table:table-cell office:value-type="string">
            <text:p>(མིང་)</text:p>
          </table:table-cell>
          <table:table-cell office:value-type="string">
            <text:p>སེམས་ཀྱི་གདིང་ལས་མ་དགའཝ་ཆགས་ཏེ་འཁོན་ཞུགས་མི།</text:p>
          </table:table-cell>
          <table:table-cell table:number-columns-repeated="252"/>
        </table:table-row>
        <table:table-row table:style-name="ro1">
          <table:table-cell office:value-type="string">
            <text:p>ཞེ་དགུ་ཚིགས།</text:p>
          </table:table-cell>
          <table:table-cell office:value-type="string">
            <text:p>/zhe gu tshig/</text:p>
          </table:table-cell>
          <table:table-cell office:value-type="string">
            <text:p>(མིང་)</text:p>
          </table:table-cell>
          <table:table-cell office:value-type="string">
            <text:p>མི་ཤི་ཞིན་ན་ཞག་བདུན་ཕྲག་བདུན་འགྱོཝ་ད་བཞི་བཅུ་ཞེ་དགུ་གི་ཚིགས་བཟུང་ནི།</text:p>
          </table:table-cell>
          <table:table-cell table:number-columns-repeated="252"/>
        </table:table-row>
        <table:table-row table:style-name="ro1">
          <table:table-cell office:value-type="string">
            <text:p>ཞེ་འགྲེས།</text:p>
          </table:table-cell>
          <table:table-cell office:value-type="string">
            <text:p>/zhe dre/</text:p>
          </table:table-cell>
          <table:table-cell office:value-type="string">
            <text:p>(མིང་)</text:p>
          </table:table-cell>
          <table:table-cell office:value-type="string">
            <text:p>སེམས་མ་མཐུནམ་དང་མ་འཆམ་པར་འགྱོ་བའི་དོན།འཁོན་ཞུགས་ཏེ་འགྲིགས་ཏོག་ཏོ་མེདཔ་འབད་འགྱོ་བའི་བྱ་ཚིག།</text:p>
          </table:table-cell>
          <table:table-cell table:number-columns-repeated="252"/>
        </table:table-row>
        <table:table-row table:style-name="ro1">
          <table:table-cell office:value-type="string">
            <text:p>ཞེ་བརྒྱད།</text:p>
          </table:table-cell>
          <table:table-cell office:value-type="string">
            <text:p>/zhe ge/</text:p>
          </table:table-cell>
          <table:table-cell office:value-type="string">
            <text:p>(མིང་)</text:p>
          </table:table-cell>
          <table:table-cell office:value-type="string">
            <text:p>ཁལ་གཉིས་དང་བརྒྱད།</text:p>
          </table:table-cell>
          <table:table-cell table:number-columns-repeated="252"/>
        </table:table-row>
        <table:table-row table:style-name="ro1">
          <table:table-cell office:value-type="string">
            <text:p>ཞེ་ལྔ།</text:p>
          </table:table-cell>
          <table:table-cell office:value-type="string">
            <text:p>/zhe nga/</text:p>
          </table:table-cell>
          <table:table-cell office:value-type="string">
            <text:p>(མིང་)</text:p>
          </table:table-cell>
          <table:table-cell office:value-type="string">
            <text:p>ཁལ་གཉིས་དང་ལྔ།</text:p>
          </table:table-cell>
          <table:table-cell table:number-columns-repeated="252"/>
        </table:table-row>
        <table:table-row table:style-name="ro1">
          <table:table-cell office:value-type="string">
            <text:p>ཞེ་གཅིག</text:p>
          </table:table-cell>
          <table:table-cell office:value-type="string">
            <text:p>/zhe ci/</text:p>
          </table:table-cell>
          <table:table-cell office:value-type="string">
            <text:p>(མིང་)</text:p>
          </table:table-cell>
          <table:table-cell office:value-type="string">
            <text:p>གྱངས་ཁ་བཞི་བཅུ་ཞེ་གཅིག།</text:p>
          </table:table-cell>
          <table:table-cell table:number-columns-repeated="252"/>
        </table:table-row>
        <table:table-row table:style-name="ro1">
          <table:table-cell office:value-type="string">
            <text:p>ཞེ་གཉིས།</text:p>
          </table:table-cell>
          <table:table-cell office:value-type="string">
            <text:p>/zhe nyi/</text:p>
          </table:table-cell>
          <table:table-cell office:value-type="string">
            <text:p>(མིང་)</text:p>
          </table:table-cell>
          <table:table-cell office:value-type="string">
            <text:p>ཁལ་གཉིས་དང་གཉིས།</text:p>
          </table:table-cell>
          <table:table-cell table:number-columns-repeated="252"/>
        </table:table-row>
        <table:table-row table:style-name="ro1">
          <table:table-cell office:value-type="string">
            <text:p>ཞེ་དྲུག</text:p>
          </table:table-cell>
          <table:table-cell office:value-type="string">
            <text:p>/zhe dru/</text:p>
          </table:table-cell>
          <table:table-cell office:value-type="string">
            <text:p>(མིང་)</text:p>
          </table:table-cell>
          <table:table-cell office:value-type="string">
            <text:p>ཁལ་གཉིས་དང་དྲུག།</text:p>
          </table:table-cell>
          <table:table-cell table:number-columns-repeated="252"/>
        </table:table-row>
        <table:table-row table:style-name="ro1">
          <table:table-cell office:value-type="string">
            <text:p>ཞེ་བདུན།</text:p>
          </table:table-cell>
          <table:table-cell office:value-type="string">
            <text:p>/zhe duen/</text:p>
          </table:table-cell>
          <table:table-cell office:value-type="string">
            <text:p>(མིང་)</text:p>
          </table:table-cell>
          <table:table-cell office:value-type="string">
            <text:p>ཁལ་གཉིས་དང་བདུན།</text:p>
          </table:table-cell>
          <table:table-cell table:number-columns-repeated="252"/>
        </table:table-row>
        <table:table-row table:style-name="ro1">
          <table:table-cell office:value-type="string">
            <text:p>ཞེ་སྡང༌།</text:p>
          </table:table-cell>
          <table:table-cell office:value-type="string">
            <text:p>/zhe dang/</text:p>
          </table:table-cell>
          <table:table-cell office:value-type="string">
            <text:p>(མིང་)</text:p>
          </table:table-cell>
          <table:table-cell office:value-type="string">
            <text:p>ཙིགཔ་ཟ་བའི་དོན་ཨིན།རང་གི་ཞེ་སྡང་དགྲ་བོ་མ་བཏུལ་ན།།ཕྱི་རོལ་དགྲ་བོ་བཏུལ་ཞིང་འཕེལ་བར་འགྱུར།།ཟེར་གསུངས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ཞེ་སྡུག</text:p>
          </table:table-cell>
          <table:table-cell office:value-type="string">
            <text:p>/zhe du/</text:p>
          </table:table-cell>
          <table:table-cell office:value-type="string">
            <text:p>(མིང་)</text:p>
          </table:table-cell>
          <table:table-cell office:value-type="string">
            <text:p>༡དོན་ཆེན་གྱིས་བརྙས་བཅོས་འབད་འབདཝ།༢སེམས་བྱང་ཉེས།</text:p>
          </table:table-cell>
          <table:table-cell table:number-columns-repeated="252"/>
        </table:table-row>
        <table:table-row table:style-name="ro1">
          <table:table-cell office:value-type="string">
            <text:p>ཞེ་བཞི།</text:p>
          </table:table-cell>
          <table:table-cell office:value-type="string">
            <text:p>/zhe zhi/</text:p>
          </table:table-cell>
          <table:table-cell office:value-type="string">
            <text:p>(མིང་)</text:p>
          </table:table-cell>
          <table:table-cell office:value-type="string">
            <text:p>ཁལ་གཉིས་དང་བཞི།</text:p>
          </table:table-cell>
          <table:table-cell table:number-columns-repeated="252"/>
        </table:table-row>
        <table:table-row table:style-name="ro1">
          <table:table-cell office:value-type="string">
            <text:p>ཞེ་ལོག</text:p>
          </table:table-cell>
          <table:table-cell office:value-type="string">
            <text:p>/zhe log/</text:p>
          </table:table-cell>
          <table:table-cell office:value-type="string">
            <text:p>(བྱ་ཁྱད་)</text:p>
          </table:table-cell>
          <table:table-cell office:value-type="string">
            <text:p>ཞེན་པ་ལོག་ནི།དདཔ་ལོག་ནི།དྭངས་ལྷག་མ་པ་ལས་མེདཔ་འབད་འགྱོ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ཞེ་ས།</text:p>
          </table:table-cell>
          <table:table-cell office:value-type="string">
            <text:p>/zhe sa/</text:p>
          </table:table-cell>
          <table:table-cell office:value-type="string">
            <text:p>(མིང་)</text:p>
          </table:table-cell>
          <table:table-cell office:value-type="string">
            <text:p>གོང་མ་ལུ་གུས་བཏུད་འབད་བའི་ཚིག་གིས་ཞུ་བའ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ཞེ་སུན།</text:p>
          </table:table-cell>
          <table:table-cell office:value-type="string">
            <text:p>/zhe suen/</text:p>
          </table:table-cell>
          <table:table-cell office:value-type="string">
            <text:p>(མིང་)</text:p>
          </table:table-cell>
          <table:table-cell office:value-type="string">
            <text:p>སེམས་སུན་ནི་ཡིད་ཐང་ཆད་ནི།དྭངས་ལྷག་མེདཔ་འགྱོ་ནི།</text:p>
          </table:table-cell>
          <table:table-cell table:number-columns-repeated="252"/>
        </table:table-row>
        <table:table-row table:style-name="ro1">
          <table:table-cell office:value-type="string">
            <text:p>ཞེ་གསུམ།</text:p>
          </table:table-cell>
          <table:table-cell office:value-type="string">
            <text:p>/zhe sum/</text:p>
          </table:table-cell>
          <table:table-cell office:value-type="string">
            <text:p>(མིང)</text:p>
          </table:table-cell>
          <table:table-cell office:value-type="string">
            <text:p>ཁལ་གཉིས་དང་གསུམ།</text:p>
          </table:table-cell>
          <table:table-cell table:number-columns-repeated="252"/>
        </table:table-row>
        <table:table-row table:style-name="ro1">
          <table:table-cell office:value-type="string">
            <text:p>ཞེང་དཀྱུས།</text:p>
          </table:table-cell>
          <table:table-cell office:value-type="string">
            <text:p>/zhe cung/</text:p>
          </table:table-cell>
          <table:table-cell office:value-type="string">
            <text:p>(མིང་)</text:p>
          </table:table-cell>
          <table:table-cell office:value-type="string">
            <text:p>ཡར་མར་དང་ཕར་ཚུར།</text:p>
          </table:table-cell>
          <table:table-cell table:number-columns-repeated="252"/>
        </table:table-row>
        <table:table-row table:style-name="ro1">
          <table:table-cell office:value-type="string">
            <text:p>ཞེན།</text:p>
          </table:table-cell>
          <table:table-cell office:value-type="string">
            <text:p>/zhen/</text:p>
          </table:table-cell>
          <table:table-cell office:value-type="string">
            <text:p>(མིང་)</text:p>
          </table:table-cell>
          <table:table-cell office:value-type="string">
            <text:p>ཡུལ་མཛེས་ཏོག་ཏོ་ཚུ་ལུ་སེམས་ན་འཐན་འབད་རང་ཆགས་པའི་བྱ་ཚིག།སྤང་མ་ཚུགསཔ་འབད་ཐལ་མི།</text:p>
          </table:table-cell>
          <table:table-cell table:number-columns-repeated="252"/>
        </table:table-row>
        <table:table-row table:style-name="ro1">
          <table:table-cell office:value-type="string">
            <text:p>ཞེན་ཆགས།</text:p>
          </table:table-cell>
          <table:table-cell office:value-type="string">
            <text:p>/zhen chag/</text:p>
          </table:table-cell>
          <table:table-cell office:value-type="string">
            <text:p>(མིང་)</text:p>
          </table:table-cell>
          <table:table-cell office:value-type="string">
            <text:p>སེམས་ཆགས་ཏེ་སྤངས་མ་ཚུགསཔ་འགྱོ་བའི་དོན།གང་ལ་ཞེན་ཆགས་སྐྱེ་བའི་དངོས་པོ་རྣམས།།ཟེར་གསུངས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ཞེན་པ།</text:p>
          </table:table-cell>
          <table:table-cell office:value-type="string">
            <text:p>/zhen pa/</text:p>
          </table:table-cell>
          <table:table-cell office:value-type="string">
            <text:p>(མིང་)</text:p>
          </table:table-cell>
          <table:table-cell office:value-type="string">
            <text:p>ཞེན་ཆགས་དང་འདྲ།</text:p>
          </table:table-cell>
          <table:table-cell table:number-columns-repeated="252"/>
        </table:table-row>
        <table:table-row table:style-name="ro1">
          <table:table-cell office:value-type="string">
            <text:p>ཞེན་པ་གཏིང་ལོག</text:p>
          </table:table-cell>
          <table:table-cell office:value-type="string">
            <text:p>/zhen pa ting log</text:p>
          </table:table-cell>
          <table:table-cell office:value-type="string">
            <text:p>(བྱ་ཁྱད་)</text:p>
          </table:table-cell>
          <table:table-cell office:value-type="string">
            <text:p>སེམས་ཀྱི་གདིང་ལས་ཞེན་པ་ལོག་ནི།</text:p>
          </table:table-cell>
          <table:table-cell table:number-columns-repeated="252"/>
        </table:table-row>
        <table:table-row table:style-name="ro1">
          <table:table-cell office:value-type="string">
            <text:p>ཞེན་པ་ལོག་པ།</text:p>
          </table:table-cell>
          <table:table-cell office:value-type="string">
            <text:p>/zhen pa log pa/</text:p>
          </table:table-cell>
          <table:table-cell office:value-type="string">
            <text:p>(བྱ་ཚིག་)</text:p>
          </table:table-cell>
          <table:table-cell office:value-type="string">
            <text:p>ཞེན་པ་གཏིང་ལོག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ཞེན་ལོག</text:p>
          </table:table-cell>
          <table:table-cell office:value-type="string">
            <text:p>/zhen log/</text:p>
          </table:table-cell>
          <table:table-cell office:value-type="string">
            <text:p>(མིང་)</text:p>
          </table:table-cell>
          <table:table-cell office:value-type="string">
            <text:p>ཞེན་པ་ལོག་པའ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ཞོ།</text:p>
          </table:table-cell>
          <table:table-cell office:value-type="string">
            <text:p>/zho/</text:p>
          </table:table-cell>
          <table:table-cell office:value-type="string">
            <text:p>(མིང་)</text:p>
          </table:table-cell>
          <table:table-cell office:value-type="string">
            <text:p>ཨོམ་ནང་སྐྱུར་རྫས་བླུགས་ཏེ་བཟོ་བཟོ་བའི་ཞོ།བཀྲིས་རྫས་བརྒྱད་ལས་ག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ཞོ་འཐུང༌།</text:p>
          </table:table-cell>
          <table:table-cell office:value-type="string">
            <text:p>/zho thung/</text:p>
          </table:table-cell>
          <table:table-cell office:value-type="string">
            <text:p>(བྱ་ཚིག)</text:p>
          </table:table-cell>
          <table:table-cell office:value-type="string">
            <text:p>༡ཁ་གིས་ཞོ་འཐུང་བའི་བྱ་བ།༢དྲང་སྲོང་ཞོ་འཐུང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ཞོ་དྲེག</text:p>
          </table:table-cell>
          <table:table-cell office:value-type="string">
            <text:p>/zho dreg</text:p>
          </table:table-cell>
          <table:table-cell office:value-type="string">
            <text:p>(མིང་)</text:p>
          </table:table-cell>
          <table:table-cell office:value-type="string">
            <text:p>ཞོ་འདེགས་སའི་ཧོད་ནང་དང་གོ་ལ་ཚུ་ལུ་ཞོ་ཆགས་པའི་དྲེག་པ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ཞོ་མར།</text:p>
          </table:table-cell>
          <table:table-cell office:value-type="string">
            <text:p>/zho mar</text:p>
          </table:table-cell>
          <table:table-cell office:value-type="string">
            <text:p>(མིང་)</text:p>
          </table:table-cell>
          <table:table-cell office:value-type="string">
            <text:p>ཞོ་དང་མར་གྱི་མིང་གཅིག་ཁར་སླབ་ཐངས།</text:p>
          </table:table-cell>
          <table:table-cell table:number-columns-repeated="252"/>
        </table:table-row>
        <table:table-row table:style-name="ro1">
          <table:table-cell office:value-type="string">
            <text:p>ཞོ་ལོམ།</text:p>
          </table:table-cell>
          <table:table-cell office:value-type="string">
            <text:p>/zho lom/</text:p>
          </table:table-cell>
          <table:table-cell office:value-type="string">
            <text:p>(མིང་)</text:p>
          </table:table-cell>
          <table:table-cell office:value-type="string">
            <text:p>སེམས་ཅན་ཞོ་ལོམ་ཟེར་མི་ས་ཚ་སར་ཡོད་པའི་འབུབ་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ཞོག</text:p>
          </table:table-cell>
          <table:table-cell office:value-type="string">
            <text:p>/zhog/</text:p>
          </table:table-cell>
          <table:table-cell office:value-type="string">
            <text:p>(བསྐུལ་ཚིག་)</text:p>
          </table:table-cell>
          <table:table-cell office:value-type="string">
            <text:p>༡བཞག་གི་བསྐུལ་ཚིག༢ལྟ་ཞོག་ཟེར་བ་ཅིན་ལྟ་ཅི་སྨོས་ཟེར་བའི་དོན།།</text:p>
          </table:table-cell>
          <table:table-cell table:number-columns-repeated="252"/>
        </table:table-row>
        <table:table-row table:style-name="ro1">
          <table:table-cell office:value-type="string">
            <text:p>ཞོད།</text:p>
          </table:table-cell>
          <table:table-cell office:value-type="string">
            <text:p>/zhoe</text:p>
          </table:table-cell>
          <table:table-cell office:value-type="string">
            <text:p>(མིང་)</text:p>
          </table:table-cell>
          <table:table-cell office:value-type="string">
            <text:p>ཆར་ཆུ་དང་སྒོ་ནོར་འཐོན་སྐྱེད་འབབ་ཐངས་ལུ་འཇུག་པའི་མིང་གི་རྣམ་གྲངས་ཅིག།༡ནམ་ཞོད་ལེགས་པས་ཟེར་བ་ཅིན་ཆར་ཆུ་སྙོམ་པའི་དོན་ཨིན།༢ནོར་གྱི་ཞོད་བཟངམ་མས་ཟེར་བ་ཅིན་སྒོ་ནོར་གྱི་འཐོན་སྐྱེད་ལེགས་ཤོམ་འདུག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ཞོན།</text:p>
          </table:table-cell>
          <table:table-cell office:value-type="string">
            <text:p>/zhon</text:p>
          </table:table-cell>
          <table:table-cell office:value-type="string">
            <text:p>(བྱ་ཚིག་)</text:p>
          </table:table-cell>
          <table:table-cell office:value-type="string">
            <text:p>རྟ་ཁར་ཞོན་པའི་བྱ་ཚིག།</text:p>
          </table:table-cell>
          <table:table-cell table:number-columns-repeated="252"/>
        </table:table-row>
        <table:table-row table:style-name="ro1">
          <table:table-cell office:value-type="string">
            <text:p>ཞོན་སྒ།</text:p>
          </table:table-cell>
          <table:table-cell office:value-type="string">
            <text:p>/zhon ga</text:p>
          </table:table-cell>
          <table:table-cell office:value-type="string">
            <text:p>(མིང་)</text:p>
          </table:table-cell>
          <table:table-cell office:value-type="string">
            <text:p>རྟའི་གུ་ཞོནམ་ད་བཀལ་དགོ་པའི་སྒ།</text:p>
          </table:table-cell>
          <table:table-cell table:number-columns-repeated="252"/>
        </table:table-row>
        <table:table-row table:style-name="ro1">
          <table:table-cell office:value-type="string">
            <text:p>ཞོན་རྟ།</text:p>
          </table:table-cell>
          <table:table-cell office:value-type="string">
            <text:p>/zhon ta</text:p>
          </table:table-cell>
          <table:table-cell office:value-type="string">
            <text:p>(མིང་)</text:p>
          </table:table-cell>
          <table:table-cell office:value-type="string">
            <text:p>ཁལ་བཀལ་ནི་མིན་པར་མི་ཞོན་ནི་གི་རྟ།</text:p>
          </table:table-cell>
          <table:table-cell table:number-columns-repeated="252"/>
        </table:table-row>
        <table:table-row table:style-name="ro1">
          <table:table-cell office:value-type="string">
            <text:p>ཞོན་ཞིག</text:p>
          </table:table-cell>
          <table:table-cell office:value-type="string">
            <text:p>/zhon zhig</text:p>
          </table:table-cell>
          <table:table-cell office:value-type="string">
            <text:p>(བསྐུལ་ཚིག་)</text:p>
          </table:table-cell>
          <table:table-cell office:value-type="string">
            <text:p>རྟ་ཁར་ཞོན་པའི་བསྐུལ་ཚིག།</text:p>
          </table:table-cell>
          <table:table-cell table:number-columns-repeated="252"/>
        </table:table-row>
        <table:table-row table:style-name="ro1">
          <table:table-cell office:value-type="string">
            <text:p>ཞོབས།</text:p>
          </table:table-cell>
          <table:table-cell office:value-type="string">
            <text:p>/zhob/</text:p>
          </table:table-cell>
          <table:table-cell office:value-type="string">
            <text:p>(བྱ་ཚིག་)</text:p>
          </table:table-cell>
          <table:table-cell office:value-type="string">
            <text:p>༡སྦོ་སྦོཝ་ཚུ་མར་ཆུང་སུ་སོང་སྟེ་ཞོབས་ནི།༢ཆུ་འགྲེབྲེས་མི་མར་ཞོབས་སོ་ནུག།༣ཨོམ་རྦ་ལང་མི་མར་ཞོབས་བཅུག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ཞོར་ཁར།</text:p>
          </table:table-cell>
          <table:table-cell office:value-type="string">
            <text:p>/zhor kha/</text:p>
          </table:table-cell>
          <table:table-cell office:value-type="string">
            <text:p>(མིང་)</text:p>
          </table:table-cell>
          <table:table-cell office:value-type="string">
            <text:p>ལཱ་གཅིག་འབད་བའི་ཞོར་ཁ།དཔེར་ན་ཆུ་འགྱོ་བའི་ཞོར་ཁར་རང་འཐག་འདྲུད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ཞོར་ཁྲིད།</text:p>
          </table:table-cell>
          <table:table-cell office:value-type="string">
            <text:p>/zhor thri</text:p>
          </table:table-cell>
          <table:table-cell office:value-type="string">
            <text:p>(མིང་)</text:p>
          </table:table-cell>
          <table:table-cell office:value-type="string">
            <text:p>ཆེད་དུ་མིན་པར་ལཱ་གཞན་དང་གཅིག་ཁར་སྦམ་སྟེ་འབད་བའི་ལཱ་དཔེར་ན་མི་འགྱོ་བའི་ཞོར་ཁར་རྟ་དང་གླང་ཚུ་ཁྱིད་ནི།ཆོ་ག་བཏང་བའི་ཞོར་ཁར་དཔེ་ཁྲིད་འབད་ནི་ཚུ།</text:p>
          </table:table-cell>
          <table:table-cell table:number-columns-repeated="252"/>
        </table:table-row>
        <table:table-row table:style-name="ro1">
          <table:table-cell office:value-type="string">
            <text:p>ཞོར་འགྲམ།</text:p>
          </table:table-cell>
          <table:table-cell office:value-type="string">
            <text:p>/zhor dram</text:p>
          </table:table-cell>
          <table:table-cell office:value-type="string">
            <text:p>(མིང་)</text:p>
          </table:table-cell>
          <table:table-cell office:value-type="string">
            <text:p>གཅིག་གི་ཞོར་ཁར་གནོད་པའི་ཤུལ།</text:p>
          </table:table-cell>
          <table:table-cell table:number-columns-repeated="252"/>
        </table:table-row>
        <table:table-row table:style-name="ro1">
          <table:table-cell office:value-type="string">
            <text:p>ཞོར་འཐོན།</text:p>
          </table:table-cell>
          <table:table-cell office:value-type="string">
            <text:p>/zhor thoen</text:p>
          </table:table-cell>
          <table:table-cell office:value-type="string">
            <text:p>(མིང་)</text:p>
          </table:table-cell>
          <table:table-cell office:value-type="string">
            <text:p>གཅིག་འབད་བའི་ཞོར་ཁར་ཐོན་པའི་དངོས་པོ་ཚུ།</text:p>
          </table:table-cell>
          <table:table-cell table:number-columns-repeated="252"/>
        </table:table-row>
        <table:table-row table:style-name="ro1">
          <table:table-cell office:value-type="string">
            <text:p>ཞོར་འདྲུད།</text:p>
          </table:table-cell>
          <table:table-cell office:value-type="string">
            <text:p>/zhor drue</text:p>
          </table:table-cell>
          <table:table-cell office:value-type="string">
            <text:p>(མིང་)</text:p>
          </table:table-cell>
          <table:table-cell office:value-type="string">
            <text:p>རང་གིས་ཉེས་སྤྱོད་མ་འབད་རུང་ཆ་རོགས་ཉེས་སྤྱོད་འབད་མི་གི་ཞོར་ཁར་རང་ཡང་གཅིག་ཁར་འདྲུད་ཏེ་ནག་ཉེས་དགོཔ་བྱུང་མི་ཚུ་ལུ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ཞོར་སྦྱིགས།</text:p>
          </table:table-cell>
          <table:table-cell office:value-type="string">
            <text:p>/zhor jig</text:p>
          </table:table-cell>
          <table:table-cell office:value-type="string">
            <text:p>(མིང་)</text:p>
          </table:table-cell>
          <table:table-cell office:value-type="string">
            <text:p>མི་གཉིས་འཐབ་འཛིང་འབད་བའི་ཞོར་ཁར་ངེའི་གུ་རྟས་ཐག་རེག་ཅི་ཟེར་དོ་བཟུམ།དེ་ལུ་བར་རྒྱུག་རེག་ཅི་ཟེར་ཡང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ཞོར་ཟས།</text:p>
          </table:table-cell>
          <table:table-cell office:value-type="string">
            <text:p>/zhor ze</text:p>
          </table:table-cell>
          <table:table-cell office:value-type="string">
            <text:p>(མིང་)</text:p>
          </table:table-cell>
          <table:table-cell office:value-type="string">
            <text:p>ཞར་དང་ཞོར་ཁར་ཐོབ་པའི་བཞེས་སྒོ།</text:p>
          </table:table-cell>
          <table:table-cell table:number-columns-repeated="252"/>
        </table:table-row>
        <table:table-row table:style-name="ro1">
          <table:table-cell office:value-type="string">
            <text:p>ཞོལ།</text:p>
          </table:table-cell>
          <table:table-cell office:value-type="string">
            <text:p>/zhoel/</text:p>
          </table:table-cell>
          <table:table-cell office:value-type="string">
            <text:p>(མིང་)</text:p>
          </table:table-cell>
          <table:table-cell office:value-type="string">
            <text:p>༡ཆ་རོགས་ཙིགཔ་ཟཝ་ད་རང་ཞོལ་ཏེ་སྡོད་དགོ་ཟེར་བ་ཅིན་བཟོད་པ་སྒོམ་ནི།༢ཆིབས་ཞོལ་ཟེར་བ་ཅིན་རྟ་ལས་མར་འབབ་པའི་དོན།༣སྨད་ཕྱོགས་སམ་རྩ་བའི་ཁ་ཐུག་གི་ས་ཁོངས་ཀྱི་མིང༌།རྫོང་ཞོལ།ལ་ཞོལ་ཚུ།</text:p>
          </table:table-cell>
          <table:table-cell table:number-columns-repeated="252"/>
        </table:table-row>
        <table:table-row table:style-name="ro1">
          <table:table-cell office:value-type="string">
            <text:p>ཞོལ་གཡག</text:p>
          </table:table-cell>
          <table:table-cell office:value-type="string">
            <text:p>/zhoel yag/</text:p>
          </table:table-cell>
          <table:table-cell office:value-type="string">
            <text:p>(མིང་)</text:p>
          </table:table-cell>
          <table:table-cell office:value-type="string">
            <text:p>ཕ་འབད་དེ་བཞག་པའི་གཡག།</text:p>
          </table:table-cell>
          <table:table-cell table:number-columns-repeated="252"/>
        </table:table-row>
        <table:table-row table:style-name="ro1">
          <table:table-cell office:value-type="string">
            <text:p>ཞོལ་ལེ།</text:p>
          </table:table-cell>
          <table:table-cell office:value-type="string">
            <text:p>/zhoel le/</text:p>
          </table:table-cell>
          <table:table-cell office:value-type="string">
            <text:p>(མིང་)</text:p>
          </table:table-cell>
          <table:table-cell office:value-type="string">
            <text:p>༡གཡག་ཞོལ་ལེ་ཟེར་གཡག་གི་བྱེ་བྲག་ཅིག་དང་༢གོ་ལ་ཞལ་ལེ་ཞོལ་ལེ་ཟེར་བ་ཅིན་གོ་ལ་ནར་རེ་ནུར་རེ་དང་དམའ་སུ་ཅིག་འབད་གྱོན་ཐངས་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ཞྭ།</text:p>
          </table:table-cell>
          <table:table-cell office:value-type="string">
            <text:p>/zha/</text:p>
          </table:table-cell>
          <table:table-cell office:value-type="string">
            <text:p>(མིང་)</text:p>
          </table:table-cell>
          <table:table-cell office:value-type="string">
            <text:p>༡མགུ་ཏོག་ཁར་བཙུགས་ནི་ཞྭ་མོའི་བསྡུས་མིང་ཨིན།གསེར་ཞྭ་དབུ་ཞྭ་ཚར་ཞྭ་སྙུག་ཞྭ་ཚུ།</text:p>
          </table:table-cell>
          <table:table-cell table:number-columns-repeated="252"/>
        </table:table-row>
        <table:table-row table:style-name="ro1">
          <table:table-cell office:value-type="string">
            <text:p>ཞྭ་དཀར།</text:p>
          </table:table-cell>
          <table:table-cell office:value-type="string">
            <text:p>/zha kar/</text:p>
          </table:table-cell>
          <table:table-cell office:value-type="string">
            <text:p>(མིང་)</text:p>
          </table:table-cell>
          <table:table-cell office:value-type="string">
            <text:p>ཞྭམོ་དཀརཔོ།</text:p>
          </table:table-cell>
          <table:table-cell table:number-columns-repeated="252"/>
        </table:table-row>
        <table:table-row table:style-name="ro1">
          <table:table-cell office:value-type="string">
            <text:p>ཞྭ་གོས།</text:p>
          </table:table-cell>
          <table:table-cell office:value-type="string">
            <text:p>/zha goe/</text:p>
          </table:table-cell>
          <table:table-cell office:value-type="string">
            <text:p>(མིང་)</text:p>
          </table:table-cell>
          <table:table-cell office:value-type="string">
            <text:p>ཞྭམོ་དང་གོ་གཅིག་ཁར་སླབ་པའ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ཞྭ་གོས་ལྷམ་གསུམ།</text:p>
          </table:table-cell>
          <table:table-cell office:value-type="string">
            <text:p>/zha goe lhham sum/</text:p>
          </table:table-cell>
          <table:table-cell office:value-type="string">
            <text:p>(མིང་)</text:p>
          </table:table-cell>
          <table:table-cell office:value-type="string">
            <text:p>གསོལ་ར་ཞྭ་གོས་ལྷམ་གསུམ་གནང་པ་ཅིན་ལུས་ཆས་སོརཝ་ཟེར་རྡིག་ཤོས་འབད་བརྩིཝ་ཨིན།</text:p>
          </table:table-cell>
          <table:table-cell table:number-columns-repeated="252"/>
        </table:table-row>
        <table:table-row table:style-name="ro1">
          <table:table-cell office:value-type="string">
            <text:p>ཞྭ་ཏོག</text:p>
          </table:table-cell>
          <table:table-cell office:value-type="string">
            <text:p>/zha to/</text:p>
          </table:table-cell>
          <table:table-cell office:value-type="string">
            <text:p>(མིང་)</text:p>
          </table:table-cell>
          <table:table-cell office:value-type="string">
            <text:p>ཞྭ་མོའི་གུ་གི་ཅོ་ཏོག།</text:p>
          </table:table-cell>
          <table:table-cell table:number-columns-repeated="252"/>
        </table:table-row>
        <table:table-row table:style-name="ro1">
          <table:table-cell office:value-type="string">
            <text:p>ཞྭ་ནག་འཆམ།</text:p>
          </table:table-cell>
          <table:table-cell office:value-type="string">
            <text:p>/zha na tsham/</text:p>
          </table:table-cell>
          <table:table-cell office:value-type="string">
            <text:p>(མིང་)</text:p>
          </table:table-cell>
          <table:table-cell office:value-type="string">
            <text:p>ཞྭ་ནག་ཆས་བསྒྲིགས་ཏེ་རྐྱབ་མི་གི་འཆམ།</text:p>
          </table:table-cell>
          <table:table-cell table:number-columns-repeated="252"/>
        </table:table-row>
        <table:table-row table:style-name="ro1">
          <table:table-cell office:value-type="string">
            <text:p>ཞྭ་ནག་པ།</text:p>
          </table:table-cell>
          <table:table-cell office:value-type="string">
            <text:p>/zha na pa/</text:p>
          </table:table-cell>
          <table:table-cell office:value-type="string">
            <text:p>(མིང་)</text:p>
          </table:table-cell>
          <table:table-cell office:value-type="string">
            <text:p>རབ་བྱུང་གསུམ་པའི་ནང་ཀརྨ་པཀྵི་ལུ་ཧོར་གྱི་རྒྱལ་པོས་དབུ་ཞྭ་གནགཔོ་ཅིག་ཕུལཝ་ལས་འ་ནཱི་ལས་ཚུར་ཀརྨ་པའི་སྐྱེ་འཕྲེང་ཚུ་ལུ་ཞྭ་ནག་པ་ཟེར་བའི་ཐ་སྙད་བྱུངམ་ཨིན་པས།</text:p>
          </table:table-cell>
          <table:table-cell table:number-columns-repeated="252"/>
        </table:table-row>
        <table:table-row table:style-name="ro1">
          <table:table-cell office:value-type="string">
            <text:p>ཞྭ་མོ།</text:p>
          </table:table-cell>
          <table:table-cell office:value-type="string">
            <text:p>/zha mo/</text:p>
          </table:table-cell>
          <table:table-cell office:value-type="string">
            <text:p>(མིང་)</text:p>
          </table:table-cell>
          <table:table-cell office:value-type="string">
            <text:p>མགུ་ཏོག་ཁར་བཙུག་ནི་གི་ཞྭམོ་སྤྱིར་བཏང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ཞྭ་དམར།</text:p>
          </table:table-cell>
          <table:table-cell office:value-type="string">
            <text:p>/zha mar</text:p>
          </table:table-cell>
          <table:table-cell office:value-type="string">
            <text:p>(མིང་)</text:p>
          </table:table-cell>
          <table:table-cell office:value-type="string">
            <text:p>ཞྭམོ་དམརཔོ།</text:p>
          </table:table-cell>
          <table:table-cell table:number-columns-repeated="252"/>
        </table:table-row>
        <table:table-row table:style-name="ro1">
          <table:table-cell office:value-type="string">
            <text:p>ཞྭ་དམར་པ།</text:p>
          </table:table-cell>
          <table:table-cell office:value-type="string">
            <text:p>/zha mar pa/</text:p>
          </table:table-cell>
          <table:table-cell office:value-type="string">
            <text:p>(མིང་)</text:p>
          </table:table-cell>
          <table:table-cell office:value-type="string">
            <text:p>རབ་བྱུང་དྲུག་པའི་ནང་ཀརྨ་པ་རང་བྱུང་རྡོ་རྗེའི་སློབ་མ་རྟོགས་ལྡན་གྲགས་པ་སེངྒེ་ལུ་ཧོར་གྱི་རྒྱལ་པོ་གིས་དབུ་ཞྭ་དམརཔོ་ཅིག་ཕུལཝ་ལས་འ་ནཱི་ལས་ཚུར་དེའི་སྐྱེ་འཕྲེང་ཚུ་ལུ་ཞྭ་དམར་པ་ཟེར་བའི་ཐ་སྙད་བྱུངམ་ཨིན་པས།</text:p>
          </table:table-cell>
          <table:table-cell table:number-columns-repeated="252"/>
        </table:table-row>
        <table:table-row table:style-name="ro1">
          <table:table-cell office:value-type="string">
            <text:p>ཞྭ་རྨོག</text:p>
          </table:table-cell>
          <table:table-cell office:value-type="string">
            <text:p>/zha mog</text:p>
          </table:table-cell>
          <table:table-cell office:value-type="string">
            <text:p>(མིང་)</text:p>
          </table:table-cell>
          <table:table-cell office:value-type="string">
            <text:p>མགུ་ཏོག་ཁར་བཙུགས་ནི་གི་ལྕགས་རྨོག།</text:p>
          </table:table-cell>
          <table:table-cell table:number-columns-repeated="252"/>
        </table:table-row>
        <table:table-row table:style-name="ro1">
          <table:table-cell office:value-type="string">
            <text:p>ཞྭ་སེར།</text:p>
          </table:table-cell>
          <table:table-cell office:value-type="string">
            <text:p>/zha ser/</text:p>
          </table:table-cell>
          <table:table-cell office:value-type="string">
            <text:p>(མིང་)</text:p>
          </table:table-cell>
          <table:table-cell office:value-type="string">
            <text:p>བུ་སྟོན་རིན་ཆེན་གྲུབ་པ་གིས་གྱོན་སྲོལ་བཙུགས་ཞིན་ན་དེ་ལས་རྗེ་ཙོང་ཁ་པའི་སྐབས་དར་རྒྱས་འགྱོ་བའི་དགེ་ལུགས་པའི་དབུ་ཞྭ།</text:p>
          </table:table-cell>
          <table:table-cell table:number-columns-repeated="252"/>
        </table:table-row>
        <table:table-row table:style-name="ro1">
          <table:table-cell office:value-type="string">
            <text:p>ཞྭམོ།</text:p>
          </table:table-cell>
          <table:table-cell office:value-type="string">
            <text:p>/zham/</text:p>
          </table:table-cell>
          <table:table-cell office:value-type="string">
            <text:p>(མིང་)</text:p>
          </table:table-cell>
          <table:table-cell office:value-type="string">
            <text:p>ཞྭ་མོ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གཞག</text:p>
          </table:table-cell>
          <table:table-cell office:value-type="string">
            <text:p>/zha/</text:p>
          </table:table-cell>
          <table:table-cell office:value-type="string">
            <text:p>(མིང་)</text:p>
          </table:table-cell>
          <table:table-cell office:value-type="string">
            <text:p>༡སྒྲིག་ལམ་རྣམ་གཞག་ཟེར་དོ་བཟུམ་ལམ་ལུགས་སྲོལ་དང་ཁྲིམས་ལུགས་ཀྱི་རྣམ་གཞག༢མཉམ་གཞག་ཚུ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གཞང༌།</text:p>
          </table:table-cell>
          <table:table-cell office:value-type="string">
            <text:p>/zhang/</text:p>
          </table:table-cell>
          <table:table-cell office:value-type="string">
            <text:p>(མིང་)</text:p>
          </table:table-cell>
          <table:table-cell office:value-type="string">
            <text:p>ཨ་བུག་གི་མིང་གི་རྣམ་གྲངས།</text:p>
          </table:table-cell>
          <table:table-cell table:number-columns-repeated="252"/>
        </table:table-row>
        <table:table-row table:style-name="ro1">
          <table:table-cell office:value-type="string">
            <text:p>གཞང་ཁང༌།</text:p>
          </table:table-cell>
          <table:table-cell office:value-type="string">
            <text:p>/zhang khang/</text:p>
          </table:table-cell>
          <table:table-cell office:value-type="string">
            <text:p>(མིང་)</text:p>
          </table:table-cell>
          <table:table-cell office:value-type="string">
            <text:p>གཞང་བཙོངམ་ཚུ་སྡོད་སའི་ཁྱིམ།</text:p>
          </table:table-cell>
          <table:table-cell table:number-columns-repeated="252"/>
        </table:table-row>
        <table:table-row table:style-name="ro1">
          <table:table-cell office:value-type="string">
            <text:p>གཞང་གྲིབ།</text:p>
          </table:table-cell>
          <table:table-cell office:value-type="string">
            <text:p>/zhang drib/</text:p>
          </table:table-cell>
          <table:table-cell office:value-type="string">
            <text:p>(མིང་)</text:p>
          </table:table-cell>
          <table:table-cell office:value-type="string">
            <text:p>གཞང་བཙོངམ་ལས་འཐོབ་པའི་གྲིབ།ཨ་བུག་བཙོག་པ་ལས་འབུ་བའི་གྲིབ།</text:p>
          </table:table-cell>
          <table:table-cell table:number-columns-repeated="252"/>
        </table:table-row>
        <table:table-row table:style-name="ro1">
          <table:table-cell office:value-type="string">
            <text:p>གཞང་བཙོངམ།</text:p>
          </table:table-cell>
          <table:table-cell office:value-type="string">
            <text:p>/zhang tsom/</text:p>
          </table:table-cell>
          <table:table-cell office:value-type="string">
            <text:p>(མིང་)</text:p>
          </table:table-cell>
          <table:table-cell office:value-type="string">
            <text:p>ཨུབ་གཞན་ག་ལྷོད་ལྷོད་ལུ་འདོད་པ་སྤྱོད་བཅུག་མི་ཨམ་སྲུ་གི་མིང༌།འཚོ་བ་ཨུབ་ལུ་བརྟེན་ཏེ་སྡོད་མི།མིང་གཞན་སྨད་འཚོངམ་ཟེར་ཡང་སླབ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གཞང་འཚོང་མ།</text:p>
          </table:table-cell>
          <table:table-cell office:value-type="string">
            <text:p>/zhang tshong ma/</text:p>
          </table:table-cell>
          <table:table-cell office:value-type="string">
            <text:p>(མིང་)</text:p>
          </table:table-cell>
          <table:table-cell office:value-type="string">
            <text:p>གཞང་བཙོངམ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གཞང་སྲིན།</text:p>
          </table:table-cell>
          <table:table-cell office:value-type="string">
            <text:p>/zhang sin/</text:p>
          </table:table-cell>
          <table:table-cell office:value-type="string">
            <text:p>(མིང་)</text:p>
          </table:table-cell>
          <table:table-cell office:value-type="string">
            <text:p>ཨ་བུ་གཡའ་བཅུག་པའི་ནད་འབུབ་ཅིག།</text:p>
          </table:table-cell>
          <table:table-cell table:number-columns-repeated="252"/>
        </table:table-row>
        <table:table-row table:style-name="ro1">
          <table:table-cell office:value-type="string">
            <text:p>གཞན།</text:p>
          </table:table-cell>
          <table:table-cell office:value-type="string">
            <text:p>/zhen/</text:p>
          </table:table-cell>
          <table:table-cell office:value-type="string">
            <text:p>(མིང་)</text:p>
          </table:table-cell>
          <table:table-cell office:value-type="string">
            <text:p>༡རང་ལས་ཕར་ལོགསམ་འདི་ལུ་གཞན་ཟེར་སླབ་ཨིན།ང་ལུ་མ་སླབ་གཞན་ལུ་སླབ་ནུག་ང་གིས་མ་མཐོང་གཞན་གྱིས་མཐོང་ནུག་ཟེར་དོ་བཟུམ།༢སོ་སོ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ཞན་སྐྱོན།</text:p>
          </table:table-cell>
          <table:table-cell office:value-type="string">
            <text:p>/zhen coen/</text:p>
          </table:table-cell>
          <table:table-cell office:value-type="string">
            <text:p>(མིང་)</text:p>
          </table:table-cell>
          <table:table-cell office:value-type="string">
            <text:p>མི་གཞན་གྱི་སྐྱོན།</text:p>
          </table:table-cell>
          <table:table-cell table:number-columns-repeated="252"/>
        </table:table-row>
        <table:table-row table:style-name="ro1">
          <table:table-cell office:value-type="string">
            <text:p>གཞན་ཁ།</text:p>
          </table:table-cell>
          <table:table-cell office:value-type="string">
            <text:p>/zhen kha/</text:p>
          </table:table-cell>
          <table:table-cell office:value-type="string">
            <text:p>(མིང་)</text:p>
          </table:table-cell>
          <table:table-cell table:style-name="ce2" office:value-type="string">
            <text:p>༡མི་གཞན་གྱི་ཁ།༢ས་འདི་ནང་མིན་པའི་གཞན།</text:p>
          </table:table-cell>
          <table:table-cell table:number-columns-repeated="252"/>
        </table:table-row>
        <table:table-row table:style-name="ro1">
          <table:table-cell office:value-type="string">
            <text:p>གཞན་གྱིས་མི་ཐུབ་པ།</text:p>
          </table:table-cell>
          <table:table-cell office:value-type="string">
            <text:p>/zhen gi mi thub pa/</text:p>
          </table:table-cell>
          <table:table-cell office:value-type="string">
            <text:p>(མིང་)</text:p>
          </table:table-cell>
          <table:table-cell office:value-type="string">
            <text:p>ཕར་ལོགས་མ་གིས་གནོད་མ་ཚུགསཔ།</text:p>
          </table:table-cell>
          <table:table-cell table:number-columns-repeated="252"/>
        </table:table-row>
        <table:table-row table:style-name="ro1">
          <table:table-cell office:value-type="string">
            <text:p>གཞན་ངོ༌།</text:p>
          </table:table-cell>
          <table:table-cell office:value-type="string">
            <text:p>/zhen ngo/</text:p>
          </table:table-cell>
          <table:table-cell office:value-type="string">
            <text:p>(མིང་)</text:p>
          </table:table-cell>
          <table:table-cell office:value-type="string">
            <text:p>ཕར་ལོགས་མའི་ངོ་སོ།</text:p>
          </table:table-cell>
          <table:table-cell table:number-columns-repeated="252"/>
        </table:table-row>
        <table:table-row table:style-name="ro1">
          <table:table-cell office:value-type="string">
            <text:p>གཞན་དང་མ་འདྲཝ།</text:p>
          </table:table-cell>
          <table:table-cell office:value-type="string">
            <text:p>/zhen dang ma drao/</text:p>
          </table:table-cell>
          <table:table-cell office:value-type="string">
            <text:p>(མིང་)</text:p>
          </table:table-cell>
          <table:table-cell office:value-type="string">
            <text:p>༡ལེགས་ཤོམ་མཆོག་ཏུ་གྱུར་པ།༢ག་དང་ཡང་མ་འདྲཝ།</text:p>
          </table:table-cell>
          <table:table-cell table:number-columns-repeated="252"/>
        </table:table-row>
        <table:table-row table:style-name="ro1">
          <table:table-cell office:value-type="string">
            <text:p>གཞན་དོན།</text:p>
          </table:table-cell>
          <table:table-cell office:value-type="string">
            <text:p>/zhen doen/</text:p>
          </table:table-cell>
          <table:table-cell office:value-type="string">
            <text:p>(མིང་)</text:p>
          </table:table-cell>
          <table:table-cell office:value-type="string">
            <text:p>ཕར་ལོགས་མ་ལུ་ཕན་པའི་ལཱ་དང་དོན།</text:p>
          </table:table-cell>
          <table:table-cell table:number-columns-repeated="252"/>
        </table:table-row>
        <table:table-row table:style-name="ro1">
          <table:table-cell office:value-type="string">
            <text:p>གཞན་བདེ་རང་སྐྱིད།</text:p>
          </table:table-cell>
          <table:table-cell office:value-type="string">
            <text:p>/zhen de rang ki/</text:p>
          </table:table-cell>
          <table:table-cell office:value-type="string">
            <text:p>(མིང་)</text:p>
          </table:table-cell>
          <table:table-cell office:value-type="string">
            <text:p>གཞན་བདེ་བར་བཀོདན་རང་ཡང་སྐྱིད་ཏོང་ཏོ་འབད་སྡོད་ནི་ཐོབ་ཟེར་བའི་དཔེ།</text:p>
          </table:table-cell>
          <table:table-cell table:number-columns-repeated="252"/>
        </table:table-row>
        <table:table-row table:style-name="ro1">
          <table:table-cell office:value-type="string">
            <text:p>གཞན་འདྲེན།</text:p>
          </table:table-cell>
          <table:table-cell office:value-type="string">
            <text:p>/zhen dren/</text:p>
          </table:table-cell>
          <table:table-cell office:value-type="string">
            <text:p>(མིང་)</text:p>
          </table:table-cell>
          <table:table-cell office:value-type="string">
            <text:p>གཞན་ཡར་འདྲེན་པའི་དོན།༡གཞན་འདྲེན་དབང་སྒྱུར་ཟེར་བ་ཅིན་མི་ཤི་དབང་བསྐུར།༢ལྷག་བཅས་ཀྱི་ཕྲད་གཞན་འདྲེན་ཟེར་བ་ཅིན་ཚིག་དང་དོན་ག་ཅི་ཨིན་རུང་འབད་མ་ཚར་བར་སླབ་མ་ཚར་བར་ལྷག་མ་ཡོད་མི་དེ་ཡར་འདྲེན་པའི་དོན་སྟོན་པའི་ཕྲད་ཨིན།དཔེར་ན་མེ་ཏོག་བཅག་སྟེ་ལྷ་ལུ་ཕུལ།ཕྱག་འཚལ་ཏེ་སར་སྡོད།དད་པ་བསྐྱེད་དེ་བླམ་སྒོམ།ཁ་ལག་ཁྱུ་སྦེ་ལྟོ་ཟ།ཆུ་དབོག་ཞིན་ན་ལས་མཆོདཔ་ཕུལ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གཞན་ཕན།</text:p>
          </table:table-cell>
          <table:table-cell office:value-type="string">
            <text:p>/zhen phen/</text:p>
          </table:table-cell>
          <table:table-cell office:value-type="string">
            <text:p>(མིང་)</text:p>
          </table:table-cell>
          <table:table-cell office:value-type="string">
            <text:p>གཞན་ལུ་ཕན་ཐོགས་པའི་ལཱ།</text:p>
          </table:table-cell>
          <table:table-cell table:number-columns-repeated="252"/>
        </table:table-row>
        <table:table-row table:style-name="ro1">
          <table:table-cell office:value-type="string">
            <text:p>གཞན་ཕྱོགས།</text:p>
          </table:table-cell>
          <table:table-cell office:value-type="string">
            <text:p>/zhen chhog/</text:p>
          </table:table-cell>
          <table:table-cell office:value-type="string">
            <text:p>(མིང་)</text:p>
          </table:table-cell>
          <table:table-cell office:value-type="string">
            <text:p>རང་ཕྱོགས་ཀྱི་ལྡོག་ཕྱོགས།ཕར་ལོགས་མའི་ཕྱོགས།</text:p>
          </table:table-cell>
          <table:table-cell table:number-columns-repeated="252"/>
        </table:table-row>
        <table:table-row table:style-name="ro1">
          <table:table-cell office:value-type="string">
            <text:p>གཞན་དབང༌།</text:p>
          </table:table-cell>
          <table:table-cell office:value-type="string">
            <text:p>/zhen wang/</text:p>
          </table:table-cell>
          <table:table-cell office:value-type="string">
            <text:p>(མིང་)</text:p>
          </table:table-cell>
          <table:table-cell office:value-type="string">
            <text:p>རང་ལུ་དབང་ཚད་མེདཔ།རང་དབང་ཐམས་ཅད་བདེ་བ་ཨིན།།གཞན་དབང་ཐམས་ཅད་སྡུག་བསྔལ་ཨིན།།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གཞན་འབྱོར་ལྔ།</text:p>
          </table:table-cell>
          <table:table-cell office:value-type="string">
            <text:p>/zhen jor nga/</text:p>
          </table:table-cell>
          <table:table-cell office:value-type="string">
            <text:p>(མིང་)</text:p>
          </table:table-cell>
          <table:table-cell office:value-type="string">
            <text:p>འབྱོར་པ་བཅུ་གི་ནང་གསེས་ཆ་རྐྱེན་གཞན་ལུ་བརྟེན་ཏེ་ཚང་དགོཔ།སངས་རྒྱས་འཇིག་རྟེན་ནང་བྱོན་པ་སངས་རྒྱས་བྱོན་པ་གིས་མ་ཚདཆོས་གསུངས་པ།ཆོས་གསུངས་པ་གིས་མ་ཚད་བསྟན་པ་མ་ནུབ་པར་གནས་པ།བསྟན་པ་གནས་པ་གིས་མ་ཚད་བསྟན་པའི་རྗེས་སུ་འཇུག་པ།རྗེས་སུ་འཇུག་པ་གིས་མ་ཚད་ཆོས་ཀྱི་མཐུན་རྐྱེན་ག་ར་ཚང་བ་དང་ལྔ།</text:p>
          </table:table-cell>
          <table:table-cell table:number-columns-repeated="252"/>
        </table:table-row>
        <table:table-row table:style-name="ro1">
          <table:table-cell office:value-type="string">
            <text:p>གཞན་འབྲེལ།</text:p>
          </table:table-cell>
          <table:table-cell office:value-type="string">
            <text:p>/zhen drel/</text:p>
          </table:table-cell>
          <table:table-cell office:value-type="string">
            <text:p>(མིང་)</text:p>
          </table:table-cell>
          <table:table-cell office:value-type="string">
            <text:p>ཕར་ལོགས་མའི་མི་གཞན་དང་འབྲེལ་བ་ཡོདཔ།</text:p>
          </table:table-cell>
          <table:table-cell table:number-columns-repeated="252"/>
        </table:table-row>
        <table:table-row table:style-name="ro1">
          <table:table-cell office:value-type="string">
            <text:p>གཞན་མི།</text:p>
          </table:table-cell>
          <table:table-cell office:value-type="string">
            <text:p>/zhen mi/</text:p>
          </table:table-cell>
          <table:table-cell office:value-type="string">
            <text:p>(མིང་)</text:p>
          </table:table-cell>
          <table:table-cell office:value-type="string">
            <text:p>འདི་མེན་པ་གཞན་མི་ཅིག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ཞན་ཚུ།</text:p>
          </table:table-cell>
          <table:table-cell office:value-type="string">
            <text:p>/zhen tshu/</text:p>
          </table:table-cell>
          <table:table-cell office:value-type="string">
            <text:p>(མིང་)</text:p>
          </table:table-cell>
          <table:table-cell office:value-type="string">
            <text:p>རང་ལས་གཞན་དུ་གྱུར་བའི་གང་ཟག་གི་མང་ཚིག།</text:p>
          </table:table-cell>
          <table:table-cell table:number-columns-repeated="252"/>
        </table:table-row>
        <table:table-row table:style-name="ro1">
          <table:table-cell office:value-type="string">
            <text:p>གཞན་ཞོར་རང་འདྲུད།</text:p>
          </table:table-cell>
          <table:table-cell office:value-type="string">
            <text:p>/zhen zhor rang drue/</text:p>
          </table:table-cell>
          <table:table-cell office:value-type="string">
            <text:p>(བྱ་ཁྱད་)</text:p>
          </table:table-cell>
          <table:table-cell office:value-type="string">
            <text:p>བསོད་ནམས་ཅན་གྱི་ཞོར་ལས་ཟ་མི་ཚར་བསོད་སྡེ་མེད་པའི་ཞོར་ལས་བྱོག་མི་ཐལ་ཟེར་དོ་བཟུམ་ཕར་ལོགས་མ་གི་ཞོར་ཁར་རང་ཡང་འདྲུད་འབག་ནི།ཞོར་འདྲུད་དང་དོན་ག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གཞན་ཡང༌།</text:p>
          </table:table-cell>
          <table:table-cell office:value-type="string">
            <text:p>/zhen yang/</text:p>
          </table:table-cell>
          <table:table-cell office:value-type="string">
            <text:p>(མིང་)</text:p>
          </table:table-cell>
          <table:table-cell office:value-type="string">
            <text:p>ང་གཅིག་མེན་པ་གཞན་ཡང་ཡོད།འདི་གིས་མ་ཚད་གཞན་ཡང་ཟེར་དོ་བཟུམ་སུམ་རྟགས་ཀྱི་རྒྱན་སྡུད་ལས་སྡུད་པའི་སྒྲ།</text:p>
          </table:table-cell>
          <table:table-cell table:number-columns-repeated="252"/>
        </table:table-row>
        <table:table-row table:style-name="ro1">
          <table:table-cell office:value-type="string">
            <text:p>གཞན་ལས།</text:p>
          </table:table-cell>
          <table:table-cell office:value-type="string">
            <text:p>/zhen le/</text:p>
          </table:table-cell>
          <table:table-cell office:value-type="string">
            <text:p>(མིང་)</text:p>
          </table:table-cell>
          <table:table-cell office:value-type="string">
            <text:p>༡མི་གཞན་གྱི་ལཱ།༢གཞན་ཁ་ལས་འོང་ནི་ཡོདཔ་བཟུམ་འབྱུང་ཁུངས་ཀྱི་སྒྲ།༣གཞན་ལས་ཁྱོད་ཀྱི་ལེགས་པས་ཚུ།དགར་བའི་སྒྲ།</text:p>
          </table:table-cell>
          <table:table-cell table:number-columns-repeated="252"/>
        </table:table-row>
        <table:table-row table:style-name="ro1">
          <table:table-cell office:value-type="string">
            <text:p>གཞན་ལུགས།</text:p>
          </table:table-cell>
          <table:table-cell office:value-type="string">
            <text:p>/zhen lug/</text:p>
          </table:table-cell>
          <table:table-cell office:value-type="string">
            <text:p>(མིང་)</text:p>
          </table:table-cell>
          <table:table-cell office:value-type="string">
            <text:p>གཞན་གྱི་ལམ་ལུགས་སྲོལ།</text:p>
          </table:table-cell>
          <table:table-cell table:number-columns-repeated="252"/>
        </table:table-row>
        <table:table-row table:style-name="ro1">
          <table:table-cell office:value-type="string">
            <text:p>གཞན་སེམས།</text:p>
          </table:table-cell>
          <table:table-cell office:value-type="string">
            <text:p>/zhen sem/</text:p>
          </table:table-cell>
          <table:table-cell office:value-type="string">
            <text:p>(མིང་)</text:p>
          </table:table-cell>
          <table:table-cell office:value-type="string">
            <text:p>ཕར་ལོགས་མའི་མི་གི་སེམས།</text:p>
          </table:table-cell>
          <table:table-cell table:number-columns-repeated="252"/>
        </table:table-row>
        <table:table-row table:style-name="ro1">
          <table:table-cell office:value-type="string">
            <text:p>གཞན་སེམས་ཤེས་པ།</text:p>
          </table:table-cell>
          <table:table-cell office:value-type="string">
            <text:p>/zhen sem she pa/</text:p>
          </table:table-cell>
          <table:table-cell office:value-type="string">
            <text:p>(མིང་)</text:p>
          </table:table-cell>
          <table:table-cell office:value-type="string">
            <text:p>ཕར་ལོགས་མའི་མི་གི་སེམས་ག་དེ་སྦེ་ཡོད་མནོ་བསམ་ག་ཅི་གཏང་དོ་ག་ཧ་གོ་ཚུགས་པའི་རིག་པ།</text:p>
          </table:table-cell>
          <table:table-cell table:number-columns-repeated="252"/>
        </table:table-row>
        <table:table-row table:style-name="ro1">
          <table:table-cell office:value-type="string">
            <text:p>གཞན་གསོས་བུ་མོ།</text:p>
          </table:table-cell>
          <table:table-cell office:value-type="string">
            <text:p>/zhen so bu mo/</text:p>
          </table:table-cell>
          <table:table-cell office:value-type="string">
            <text:p>(མིང་)</text:p>
          </table:table-cell>
          <table:table-cell office:value-type="string">
            <text:p>བྱ་ཁུ་བྱུག་གི་མིང་གི་རྣམ་གྲངས།</text:p>
          </table:table-cell>
          <table:table-cell table:number-columns-repeated="252"/>
        </table:table-row>
        <table:table-row table:style-name="ro1">
          <table:table-cell office:value-type="string">
            <text:p>གཞམ།</text:p>
          </table:table-cell>
          <table:table-cell office:value-type="string">
            <text:p>/zham/</text:p>
          </table:table-cell>
          <table:table-cell office:value-type="string">
            <text:p>(བྱ་ཚིག་)</text:p>
          </table:table-cell>
          <table:table-cell office:value-type="string">
            <text:p>༡བསྡུ་ལེན་ག་ཐོབ་རྐྱབ་ནི།ཁེ་བཟང་གཞམ་དེས་ཟེར་བ་ཅིན་ག་ཐོབ་བརྐྱབ་པའི་དོན།༢སོག་གཞམ་པའི་བྱེད་ཚིག།</text:p>
          </table:table-cell>
          <table:table-cell table:number-columns-repeated="252"/>
        </table:table-row>
        <table:table-row table:style-name="ro1">
          <table:table-cell office:value-type="string">
            <text:p>གཞའ།</text:p>
          </table:table-cell>
          <table:table-cell office:value-type="string">
            <text:p>/zha/</text:p>
          </table:table-cell>
          <table:table-cell office:value-type="string">
            <text:p>(མིང་)</text:p>
          </table:table-cell>
          <table:table-cell office:value-type="string">
            <text:p>འཇའ་ཚོན་གྱི་མིང་གཞན་གནམ་ཁར་གཞའ་སྤུབས་ནུག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གཞའ་ཚོན།</text:p>
          </table:table-cell>
          <table:table-cell office:value-type="string">
            <text:p>/zha tshoen/</text:p>
          </table:table-cell>
          <table:table-cell office:value-type="string">
            <text:p>(མིང་)</text:p>
          </table:table-cell>
          <table:table-cell office:value-type="string">
            <text:p>འཇའ་ཚོན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གཞའ་རིས།</text:p>
          </table:table-cell>
          <table:table-cell office:value-type="string">
            <text:p>/zha ri/</text:p>
          </table:table-cell>
          <table:table-cell/>
          <table:table-cell office:value-type="string">
            <text:p>(མིང་)</text:p>
          </table:table-cell>
          <table:table-cell office:value-type="string">
            <text:p>འཇའ་རིས་དང་དོན་གཅིག།</text:p>
          </table:table-cell>
          <table:table-cell table:number-columns-repeated="251"/>
        </table:table-row>
        <table:table-row table:style-name="ro1">
          <table:table-cell office:value-type="string">
            <text:p>གཞར།</text:p>
          </table:table-cell>
          <table:table-cell office:value-type="string">
            <text:p>/zhar/</text:p>
          </table:table-cell>
          <table:table-cell office:value-type="string">
            <text:p>(བྱ་ཚིག་)</text:p>
          </table:table-cell>
          <table:table-cell office:value-type="string">
            <text:p>༡སྐྱ་གཞར་བའི་བྱ་ཚིག༢ཆོས་སྐད་ལས་གཞར་ཡང་ཟེར་བ་ཅིན་དུས་ནམ་ཡང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ཞལ་སྒང༌།</text:p>
          </table:table-cell>
          <table:table-cell office:value-type="string">
            <text:p>/zhel gang/</text:p>
          </table:table-cell>
          <table:table-cell office:value-type="string">
            <text:p>(མིང་)</text:p>
          </table:table-cell>
          <table:table-cell office:value-type="string">
            <text:p>ཁེངས་རིགས་རྣམ་གསུམ་གྱི་རྫོང་གཞིས་ས་ཁོངས་ཀྱི་མིང༌།རྫོང་གཞིས་འདི་བླམ་ཞང་གིས་གདན་ས་དང་པ་བཅགཔ་ལས་ཞང་སྒང་ཟེར་ཨིན་རུང་ད་རེས་ནངས་པར་གཞལ་སྒང་བདེ་ཆེན་ཡངས་རྩེ་ཟེར་བཏགས་མི་འདི་དར་ནུག།</text:p>
          </table:table-cell>
          <table:table-cell table:number-columns-repeated="252"/>
        </table:table-row>
        <table:table-row table:style-name="ro1">
          <table:table-cell office:value-type="string">
            <text:p>གཞལ་མེད།</text:p>
          </table:table-cell>
          <table:table-cell office:value-type="string">
            <text:p>/zhel me/</text:p>
          </table:table-cell>
          <table:table-cell office:value-type="string">
            <text:p>(མིང་)</text:p>
          </table:table-cell>
          <table:table-cell office:value-type="string">
            <text:p>འཇལ་མ་ཚུགས་པ།དཔག་ཏུ་མེད་པ་ཅིག་ལུ་གོ་འོང༌།ཕ་མ་དང་བླ་སློབ་གོང་མ་ཚུ་གི་བཀའ་དྲིན་ཚད་འཇལ་མ་ཚུགསཔ་ཡོདཔ།</text:p>
          </table:table-cell>
          <table:table-cell table:number-columns-repeated="252"/>
        </table:table-row>
        <table:table-row table:style-name="ro1">
          <table:table-cell office:value-type="string">
            <text:p>གཞལ་མེད་ཁང༌།</text:p>
          </table:table-cell>
          <table:table-cell office:value-type="string">
            <text:p>/zhel me khang/</text:p>
          </table:table-cell>
          <table:table-cell office:value-type="string">
            <text:p>(མིང་)</text:p>
          </table:table-cell>
          <table:table-cell office:value-type="string">
            <text:p>གཞལ་ཡས་ཁང་དང་དོན་གཅིགངོ་མཚར་བའི་ཁྱད་ཆོས་བསམ་གྱིས་མི་ཁྱབ་པ་ཡོད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ཞལ་ཡས་ཁང༌།</text:p>
          </table:table-cell>
          <table:table-cell office:value-type="string">
            <text:p>/zhel ye khang/</text:p>
          </table:table-cell>
          <table:table-cell office:value-type="string">
            <text:p>(མིང་)</text:p>
          </table:table-cell>
          <table:table-cell office:value-type="string">
            <text:p>རྒྱུ་དང་རྒྱ་ཁྱོན་ལ་སོགས་པའི་ཚད་དང་ཡོན་ཏན་མཐའ་ལས་འདས་པའི་ལྷའི་གཞལ་ཡས་ཁང༌།</text:p>
          </table:table-cell>
          <table:table-cell table:number-columns-repeated="252"/>
        </table:table-row>
        <table:table-row table:style-name="ro1">
          <table:table-cell office:value-type="string">
            <text:p>གཞལམ་སྒང༌།</text:p>
          </table:table-cell>
          <table:table-cell office:value-type="string">
            <text:p>/zhel gang/</text:p>
          </table:table-cell>
          <table:table-cell office:value-type="string">
            <text:p>(མིང་)</text:p>
          </table:table-cell>
          <table:table-cell office:value-type="string">
            <text:p>གཞལ་མེད་སྒང་ཟེར་བའི་བསྡུས་ཚིག་གཞལམ་སྒང་རྫོང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གཞས།</text:p>
          </table:table-cell>
          <table:table-cell office:value-type="string">
            <text:p>/zhe/</text:p>
          </table:table-cell>
          <table:table-cell office:value-type="string">
            <text:p>(མིང་)</text:p>
          </table:table-cell>
          <table:table-cell office:value-type="string">
            <text:p>ཝང་གཞས་ནུབ་གཞས་འུ་ཆུ་པའི་གཞས་བཟུམ།འབྲུག་རྒྱལ་ཁབ་ནང་ཧེ་མ་ལས་དར་མི་སྔར་སྲོལ་བཟང་པོའི་གླུ་གར་ཚུ།</text:p>
          </table:table-cell>
          <table:table-cell table:number-columns-repeated="252"/>
        </table:table-row>
        <table:table-row table:style-name="ro1">
          <table:table-cell office:value-type="string">
            <text:p>གཞས་རྙིང༌།</text:p>
          </table:table-cell>
          <table:table-cell office:value-type="string">
            <text:p>/zhe nying/</text:p>
          </table:table-cell>
          <table:table-cell office:value-type="string">
            <text:p>(མིང་)</text:p>
          </table:table-cell>
          <table:table-cell office:value-type="string">
            <text:p>དང་ཕུགས་ཀྱི་གཞས་རྙིངམ།</text:p>
          </table:table-cell>
          <table:table-cell table:number-columns-repeated="252"/>
        </table:table-row>
        <table:table-row table:style-name="ro1">
          <table:table-cell office:value-type="string">
            <text:p>གཞས་གདངས།</text:p>
          </table:table-cell>
          <table:table-cell office:value-type="string">
            <text:p>/zhe dang/</text:p>
          </table:table-cell>
          <table:table-cell office:value-type="string">
            <text:p>(མིང་)</text:p>
          </table:table-cell>
          <table:table-cell office:value-type="string">
            <text:p>གཞས་ཀྱི་གདངས་དབྱངས།</text:p>
          </table:table-cell>
          <table:table-cell table:number-columns-repeated="252"/>
        </table:table-row>
        <table:table-row table:style-name="ro1">
          <table:table-cell office:value-type="string">
            <text:p>གཞས་དཔོན།</text:p>
          </table:table-cell>
          <table:table-cell office:value-type="string">
            <text:p>/zhe poen/</text:p>
          </table:table-cell>
          <table:table-cell office:value-type="string">
            <text:p>(མིང་)</text:p>
          </table:table-cell>
          <table:table-cell office:value-type="string">
            <text:p>གཞས་འཁྱིད་དེ་རྐྱབ་མི།</text:p>
          </table:table-cell>
          <table:table-cell table:number-columns-repeated="252"/>
        </table:table-row>
        <table:table-row table:style-name="ro1">
          <table:table-cell office:value-type="string">
            <text:p>གཞས་མོ།</text:p>
          </table:table-cell>
          <table:table-cell office:value-type="string">
            <text:p>/zhe mo/</text:p>
          </table:table-cell>
          <table:table-cell office:value-type="string">
            <text:p>(མིང་)</text:p>
          </table:table-cell>
          <table:table-cell office:value-type="string">
            <text:p>གཞས་རྐྱབ་མི་མོ་ཚང་ཁ་སྟང་སི་སྦྱིས་པའི་གཞསམ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གཞས་ཚིག</text:p>
          </table:table-cell>
          <table:table-cell office:value-type="string">
            <text:p>/zhe tshig/</text:p>
          </table:table-cell>
          <table:table-cell office:value-type="string">
            <text:p>(མིང་)</text:p>
          </table:table-cell>
          <table:table-cell office:value-type="string">
            <text:p>གཞས་རྐྱབ་ད་ཁ་ལས་སླབ་མི་གི་ཚིག།</text:p>
          </table:table-cell>
          <table:table-cell table:number-columns-repeated="252"/>
        </table:table-row>
        <table:table-row table:style-name="ro1">
          <table:table-cell office:value-type="string">
            <text:p>གཞས་གཡོག</text:p>
          </table:table-cell>
          <table:table-cell office:value-type="string">
            <text:p>/zhe yog/</text:p>
          </table:table-cell>
          <table:table-cell office:value-type="string">
            <text:p>(མིང་)</text:p>
          </table:table-cell>
          <table:table-cell office:value-type="string">
            <text:p>གཞས་དཔོན་གྱི་འོག་ལས་རམ་འཇརཔ་བཟུམ་སྦེ་འཐེན་མི།</text:p>
          </table:table-cell>
          <table:table-cell table:number-columns-repeated="252"/>
        </table:table-row>
        <table:table-row table:style-name="ro1">
          <table:table-cell office:value-type="string">
            <text:p>གཞསམོ།</text:p>
          </table:table-cell>
          <table:table-cell office:value-type="string">
            <text:p>/zhem</text:p>
          </table:table-cell>
          <table:table-cell office:value-type="string">
            <text:p>(མིང་)</text:p>
          </table:table-cell>
          <table:table-cell office:value-type="string">
            <text:p>༡ཞབས་ཁྲ་རྐྱབ་མི་ཨམ་སྲུ་དང་༢ཨམ་སྲུཚུ་གིས་རྐྱབ་མི་གཞས་ཀྱ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གཞི།</text:p>
          </table:table-cell>
          <table:table-cell office:value-type="string">
            <text:p>/zhi/</text:p>
          </table:table-cell>
          <table:table-cell office:value-type="string">
            <text:p>(མིང་)</text:p>
          </table:table-cell>
          <table:table-cell office:value-type="string">
            <text:p>ག་ར་རྟེན་སའི་གཞི་ས་གཞི་བུ་གཞི་མི་གཞི་ཚུ།</text:p>
          </table:table-cell>
          <table:table-cell table:number-columns-repeated="252"/>
        </table:table-row>
        <table:table-row table:style-name="ro1">
          <table:table-cell office:value-type="string">
            <text:p>གཞི་དཀརཔོ།</text:p>
          </table:table-cell>
          <table:table-cell office:value-type="string">
            <text:p>/zhi kap/</text:p>
          </table:table-cell>
          <table:table-cell office:value-type="string">
            <text:p>(མིང་)</text:p>
          </table:table-cell>
          <table:table-cell office:value-type="string">
            <text:p>ཟོང་ཆ་ཚུ་གུ་མེ་ཏོག་དཀར་སེར་དམར་ལྗང་ག་དེ་སྦེ་ཡོད་རུང་ས་གཞི་དཀརཔོ་འབད་མི།</text:p>
          </table:table-cell>
          <table:table-cell table:number-columns-repeated="252"/>
        </table:table-row>
        <table:table-row table:style-name="ro1">
          <table:table-cell office:value-type="string">
            <text:p>གཞི་བཀོད།</text:p>
          </table:table-cell>
          <table:table-cell office:value-type="string">
            <text:p>/zhi koe/</text:p>
          </table:table-cell>
          <table:table-cell office:value-type="string">
            <text:p>(མིང་)</text:p>
          </table:table-cell>
          <table:table-cell office:value-type="string">
            <text:p>རྩ་བའི་བཟོ་བཀོད།སྒྲིག་བཀོད་ཀྱི་གཞི་མ།</text:p>
          </table:table-cell>
          <table:table-cell table:number-columns-repeated="252"/>
        </table:table-row>
        <table:table-row table:style-name="ro1">
          <table:table-cell office:value-type="string">
            <text:p>གཞི་ཁུངས།</text:p>
          </table:table-cell>
          <table:table-cell office:value-type="string">
            <text:p>/zhi khung/</text:p>
          </table:table-cell>
          <table:table-cell office:value-type="string">
            <text:p>(མིང་)</text:p>
          </table:table-cell>
          <table:table-cell office:value-type="string">
            <text:p>རྩ་བའི་ར་ཁུངས།</text:p>
          </table:table-cell>
          <table:table-cell table:number-columns-repeated="252"/>
        </table:table-row>
        <table:table-row table:style-name="ro1">
          <table:table-cell office:value-type="string">
            <text:p>གཞི་འཇམ།</text:p>
          </table:table-cell>
          <table:table-cell office:value-type="string">
            <text:p>/zhi jam/</text:p>
          </table:table-cell>
          <table:table-cell office:value-type="string">
            <text:p>(མིང་)</text:p>
          </table:table-cell>
          <table:table-cell office:value-type="string">
            <text:p>རྒྱུད་འཇམ་ཏོག་ཏོ།</text:p>
          </table:table-cell>
          <table:table-cell table:number-columns-repeated="252"/>
        </table:table-row>
        <table:table-row table:style-name="ro1">
          <table:table-cell office:value-type="string">
            <text:p>གཞི་བརྗོད།</text:p>
          </table:table-cell>
          <table:table-cell office:value-type="string">
            <text:p>/zhi joe</text:p>
          </table:table-cell>
          <table:table-cell office:value-type="string">
            <text:p>(མིང་)</text:p>
          </table:table-cell>
          <table:table-cell office:value-type="string">
            <text:p>གཞི་དོན་ག་ཅི་ཨིན་ན་གི་ཚིག་བརྗོད།</text:p>
          </table:table-cell>
          <table:table-cell table:number-columns-repeated="252"/>
        </table:table-row>
        <table:table-row table:style-name="ro1">
          <table:table-cell office:value-type="string">
            <text:p>གཞི་རྟེན།</text:p>
          </table:table-cell>
          <table:table-cell office:value-type="string">
            <text:p>/zhi ten/</text:p>
          </table:table-cell>
          <table:table-cell office:value-type="string">
            <text:p>(མིང་)</text:p>
          </table:table-cell>
          <table:table-cell office:value-type="string">
            <text:p>ག་ཅི་རང་ཨིན་རུང་བརྟེན་སའི་གཞི།དཔེར་ན་གོང་འཕེལ་གྱི་གཞི་རྟེན་འགྲུལ་འཁོར་ལམ་དང་གློག་མེ།འཚོ་བའི་གཞི་རྟེན་ལྟོ་གོས་ཁྱིམ་བཟུམ་ཚུ།</text:p>
          </table:table-cell>
          <table:table-cell table:number-columns-repeated="252"/>
        </table:table-row>
        <table:table-row table:style-name="ro1">
          <table:table-cell office:value-type="string">
            <text:p>གཞི་རྟེན་ཤེས་ཡོན།</text:p>
          </table:table-cell>
          <table:table-cell office:value-type="string">
            <text:p>/zhi ten she yoen/</text:p>
          </table:table-cell>
          <table:table-cell office:value-type="string">
            <text:p>(མིང་)</text:p>
          </table:table-cell>
          <table:table-cell office:value-type="string">
            <text:p>ཤེས་རིག་ཡོན་ཏན་གྱི་གོ་སྐབས་མ་ཐོབ་མི་ཚུ་གི་རྒྱུད་ལུ་ཡི་གུ་འབྲི་ལྷག་ཙམ་དང་དེ་ལུ་བརྟེན་ཏེ་རང་གི་འཚོ་བའི་གནས་སྟངས་ཡར་དྲག་གཏང་ཚུགས་པའི་ཤེས་ཡོན་སློབ་སྦྱོང༌།</text:p>
          </table:table-cell>
          <table:table-cell table:number-columns-repeated="252"/>
        </table:table-row>
        <table:table-row table:style-name="ro1">
          <table:table-cell office:value-type="string">
            <text:p>གཞི་མཐུན།</text:p>
          </table:table-cell>
          <table:table-cell office:value-type="string">
            <text:p>/zhi thuen/</text:p>
          </table:table-cell>
          <table:table-cell office:value-type="string">
            <text:p>(མིང་)</text:p>
          </table:table-cell>
          <table:table-cell office:value-type="string">
            <text:p>གཞི་གཅིག་འབད་མི།དཔེར་ན་དཔའ་རྟགས་དང་ལྕགས་གཉིས་ལྕགས་ཡང་ཨིནམ་དཔའ་རྟགས་ཡང་ཨིན་དོ་བཟུམ་གཞི་ཅོག་འཐད་ནི།</text:p>
          </table:table-cell>
          <table:table-cell table:number-columns-repeated="252"/>
        </table:table-row>
        <table:table-row table:style-name="ro1">
          <table:table-cell office:value-type="string">
            <text:p>གཞི་དོན།</text:p>
          </table:table-cell>
          <table:table-cell office:value-type="string">
            <text:p>/zhi doen/</text:p>
          </table:table-cell>
          <table:table-cell office:value-type="string">
            <text:p>(མིང་)</text:p>
          </table:table-cell>
          <table:table-cell office:value-type="string">
            <text:p>གཞི་ག་ཅི་ཨིན་ན་གི་དོན།དོན་གྱི་གཙོ་བོ།</text:p>
          </table:table-cell>
          <table:table-cell table:number-columns-repeated="252"/>
        </table:table-row>
        <table:table-row table:style-name="ro1">
          <table:table-cell office:value-type="string">
            <text:p>གཞི་གདན།</text:p>
          </table:table-cell>
          <table:table-cell office:value-type="string">
            <text:p>/zhi den/</text:p>
          </table:table-cell>
          <table:table-cell office:value-type="string">
            <text:p>(མིང་)</text:p>
          </table:table-cell>
          <table:table-cell office:value-type="string">
            <text:p>འོག་གཞི་གི་གདན།འོག་གི་གདན།</text:p>
          </table:table-cell>
          <table:table-cell table:number-columns-repeated="252"/>
        </table:table-row>
        <table:table-row table:style-name="ro1">
          <table:table-cell office:value-type="string">
            <text:p>གཞི་བདག</text:p>
          </table:table-cell>
          <table:table-cell office:value-type="string">
            <text:p>/zhi dag/</text:p>
          </table:table-cell>
          <table:table-cell office:value-type="string">
            <text:p>(མིང་)</text:p>
          </table:table-cell>
          <table:table-cell office:value-type="string">
            <text:p>གནས་བདག་གཞི་བདག་ཟེར་ཡུལ་ལྷ་ལུ་གོཝ་ཨིན།ས་གཞི་སྐྱོང་བའི་གཞིའི་བདག་པོ།</text:p>
          </table:table-cell>
          <table:table-cell table:number-columns-repeated="252"/>
        </table:table-row>
        <table:table-row table:style-name="ro1">
          <table:table-cell office:value-type="string">
            <text:p>གཞི་བདེ་ཏོག་ཏོ།</text:p>
          </table:table-cell>
          <table:table-cell office:value-type="string">
            <text:p>/zhi de tog to/</text:p>
          </table:table-cell>
          <table:table-cell office:value-type="string">
            <text:p>(མིང་ཁྱད་)</text:p>
          </table:table-cell>
          <table:table-cell office:value-type="string">
            <text:p>མི་གི་གཤིས་རྒྱུད་འཇམ་པ།</text:p>
          </table:table-cell>
          <table:table-cell table:number-columns-repeated="252"/>
        </table:table-row>
        <table:table-row table:style-name="ro1">
          <table:table-cell office:value-type="string">
            <text:p>གཞི་ནད།</text:p>
          </table:table-cell>
          <table:table-cell office:value-type="string">
            <text:p>/zhi ne/</text:p>
          </table:table-cell>
          <table:table-cell office:value-type="string">
            <text:p>(མིང་)</text:p>
          </table:table-cell>
          <table:table-cell office:value-type="string">
            <text:p>དྲག་ནི་མེད་པར་ཡུན་རིང་ན་བའི་ནད་གཞི།</text:p>
          </table:table-cell>
          <table:table-cell table:number-columns-repeated="252"/>
        </table:table-row>
        <table:table-row table:style-name="ro1">
          <table:table-cell office:value-type="string">
            <text:p>གཞི་གནག་པོ།</text:p>
          </table:table-cell>
          <table:table-cell office:value-type="string">
            <text:p>/zhi nag po/</text:p>
          </table:table-cell>
          <table:table-cell office:value-type="string">
            <text:p>(མིང་ཁྱད)</text:p>
          </table:table-cell>
          <table:table-cell office:value-type="string">
            <text:p>གསེར་གྱི་ཡི་གུ་འབྲི་ནི་གི་ཤོག་ཀུའི་གཞི་གནགཔ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གཞི་མ།</text:p>
          </table:table-cell>
          <table:table-cell office:value-type="string">
            <text:p>/zhi ma/</text:p>
          </table:table-cell>
          <table:table-cell office:value-type="string">
            <text:p>(མིང་)</text:p>
          </table:table-cell>
          <table:table-cell office:value-type="string">
            <text:p>བསྟན་པའི་གཞི་མ་དགེ་འདུན་རིན་པོ་ཆེ།།ཟེར་དོ་བཟུམ་རྩ་བ་དང་གཞི་ཅིག་ལུ་འཇུགཔ་ཨིན།</text:p>
          </table:table-cell>
          <table:table-cell table:number-columns-repeated="252"/>
        </table:table-row>
        <table:table-row table:style-name="ro1">
          <table:table-cell office:value-type="string">
            <text:p>གཞི་མ་གྲུབ་པ།</text:p>
          </table:table-cell>
          <table:table-cell office:value-type="string">
            <text:p>/zhi ma drub pa/</text:p>
          </table:table-cell>
          <table:table-cell office:value-type="string">
            <text:p>(མིང་)</text:p>
          </table:table-cell>
          <table:table-cell office:value-type="string">
            <text:p>མིང་བཏགས་སའི་གཞི་མེདཔ།ར་ཁུངས་མ་གྲུབ་པ།</text:p>
          </table:table-cell>
          <table:table-cell table:number-columns-repeated="252"/>
        </table:table-row>
        <table:table-row table:style-name="ro1">
          <table:table-cell office:value-type="string">
            <text:p>གཞི་མེད།</text:p>
          </table:table-cell>
          <table:table-cell office:value-type="string">
            <text:p>/zhi me/</text:p>
          </table:table-cell>
          <table:table-cell office:value-type="string">
            <text:p>(མིང་)</text:p>
          </table:table-cell>
          <table:table-cell office:value-type="string">
            <text:p>གཞི་རྩ་མེད་པ།</text:p>
          </table:table-cell>
          <table:table-cell table:number-columns-repeated="252"/>
        </table:table-row>
        <table:table-row table:style-name="ro1">
          <table:table-cell office:value-type="string">
            <text:p>གཞི་བཙུགས།</text:p>
          </table:table-cell>
          <table:table-cell office:value-type="string">
            <text:p>/zhi tsug/</text:p>
          </table:table-cell>
          <table:table-cell office:value-type="string">
            <text:p>(བྱ་ཚིག་)</text:p>
          </table:table-cell>
          <table:table-cell office:value-type="string">
            <text:p>འགྱམ་གཙུག་ནི།གཞི་གསརཔ་བཅག་ནི།</text:p>
          </table:table-cell>
          <table:table-cell table:number-columns-repeated="252"/>
        </table:table-row>
        <table:table-row table:style-name="ro1">
          <table:table-cell office:value-type="string">
            <text:p>གཞི་རྩ།</text:p>
          </table:table-cell>
          <table:table-cell office:value-type="string">
            <text:p>/zhi tsa/</text:p>
          </table:table-cell>
          <table:table-cell office:value-type="string">
            <text:p>(མིང་)</text:p>
          </table:table-cell>
          <table:table-cell office:value-type="string">
            <text:p>རྩ་བའི་གནད་དོན་གྱི་རྒྱུ་རྐྱེན།</text:p>
          </table:table-cell>
          <table:table-cell table:number-columns-repeated="252"/>
        </table:table-row>
        <table:table-row table:style-name="ro1">
          <table:table-cell office:value-type="string">
            <text:p>གཞི་ཚུགས།</text:p>
          </table:table-cell>
          <table:table-cell office:value-type="string">
            <text:p>/zhi tshug</text:p>
          </table:table-cell>
          <table:table-cell office:value-type="string">
            <text:p>(བྱ་འདས)</text:p>
          </table:table-cell>
          <table:table-cell office:value-type="string">
            <text:p>གཞི་གསརཔ་བཙུག་པའི་འདས་ཚིག།</text:p>
          </table:table-cell>
          <table:table-cell table:number-columns-repeated="252"/>
        </table:table-row>
        <table:table-row table:style-name="ro1">
          <table:table-cell office:value-type="string">
            <text:p>གཞི་ཚོགས།</text:p>
          </table:table-cell>
          <table:table-cell office:value-type="string">
            <text:p>/zhi tshog/</text:p>
          </table:table-cell>
          <table:table-cell office:value-type="string">
            <text:p>(མིང་)</text:p>
          </table:table-cell>
          <table:table-cell office:value-type="string">
            <text:p>གཞི་དོན་གཅིག་ཁར་ཚོགས་པ།</text:p>
          </table:table-cell>
          <table:table-cell table:number-columns-repeated="252"/>
        </table:table-row>
        <table:table-row table:style-name="ro1">
          <table:table-cell office:value-type="string">
            <text:p>གཞི་མཚུངས།</text:p>
          </table:table-cell>
          <table:table-cell office:value-type="string">
            <text:p>/zhi tshung/</text:p>
          </table:table-cell>
          <table:table-cell office:value-type="string">
            <text:p>(མིང་)</text:p>
          </table:table-cell>
          <table:table-cell office:value-type="string">
            <text:p>རྡོ་རྗེ་ཟེར་རུང་སངས་རྒྱས་ཟེར་རུང་མིང་བཏགས་སའི་གཞི་མི་ཨིནམ་ཅོག་འཐདཔ།</text:p>
          </table:table-cell>
          <table:table-cell table:number-columns-repeated="252"/>
        </table:table-row>
        <table:table-row table:style-name="ro1">
          <table:table-cell office:value-type="string">
            <text:p>གཞི་འཛུགས་མཐུན་རྐྱེན།</text:p>
          </table:table-cell>
          <table:table-cell office:value-type="string">
            <text:p>/zhi dzug thuen ken</text:p>
          </table:table-cell>
          <table:table-cell office:value-type="string">
            <text:p>(མིང་)</text:p>
          </table:table-cell>
          <table:table-cell office:value-type="string">
            <text:p>གཞི་གསརཔ་བཙུགསཔ་ད་དགོ་པའི་ཅ་ལ་ཚུ།</text:p>
          </table:table-cell>
          <table:table-cell table:number-columns-repeated="252"/>
        </table:table-row>
        <table:table-row table:style-name="ro1">
          <table:table-cell office:value-type="string">
            <text:p>གཞི་བཞག</text:p>
          </table:table-cell>
          <table:table-cell office:value-type="string">
            <text:p>/zhi zhag</text:p>
          </table:table-cell>
          <table:table-cell office:value-type="string">
            <text:p>(མིང་)</text:p>
          </table:table-cell>
          <table:table-cell office:value-type="string">
            <text:p>རྩ་བའི་གནད་ཁུངས་ཆ་བཞག་ས།</text:p>
          </table:table-cell>
          <table:table-cell table:number-columns-repeated="252"/>
        </table:table-row>
        <table:table-row table:style-name="ro1">
          <table:table-cell office:value-type="string">
            <text:p>གཞི་རིམ།</text:p>
          </table:table-cell>
          <table:table-cell office:value-type="string">
            <text:p>/zhi rim/</text:p>
          </table:table-cell>
          <table:table-cell office:value-type="string">
            <text:p>(མིང་)</text:p>
          </table:table-cell>
          <table:table-cell office:value-type="string">
            <text:p>རྩ་བའི་རིམ་པ།གཞི་རིམ་ཤེས་ཡོན་ཚུ།</text:p>
          </table:table-cell>
          <table:table-cell table:number-columns-repeated="252"/>
        </table:table-row>
        <table:table-row table:style-name="ro1">
          <table:table-cell office:value-type="string">
            <text:p>གཞི་ལམ་འབྲས་གསུམ།</text:p>
          </table:table-cell>
          <table:table-cell office:value-type="string">
            <text:p>/zhi lam dre sum/</text:p>
          </table:table-cell>
          <table:table-cell office:value-type="string">
            <text:p>(མིང་)</text:p>
          </table:table-cell>
          <table:table-cell office:value-type="string">
            <text:p>གཞི་ལྟ་བ་གཏན་ལ་ཕབ་པ།ལམ་སྒོམ་པས་ཉམས་སུ་ལེན་པ།་འབྲས་བུ་བྱང་ཆུབ་ཐོབ་པ་གསུམ།</text:p>
          </table:table-cell>
          <table:table-cell table:number-columns-repeated="252"/>
        </table:table-row>
        <table:table-row table:style-name="ro1">
          <table:table-cell office:value-type="string">
            <text:p>གཞིབ།</text:p>
          </table:table-cell>
          <table:table-cell office:value-type="string">
            <text:p>/zhib/</text:p>
          </table:table-cell>
          <table:table-cell office:value-type="string">
            <text:p>(བྱ་ཚིག་)</text:p>
          </table:table-cell>
          <table:table-cell office:value-type="string">
            <text:p>གྱལ་གཅིག་ཁར་གཞིབ་པའི་མ་འོངས་པ།མི་ཤོང་པས་ཨ་ཙི་གཞིབ་དགོ་པས་ཟེར་དོ་བཟུམ།བྱེད་མེད་ལས་ཚིག།</text:p>
          </table:table-cell>
          <table:table-cell table:number-columns-repeated="252"/>
        </table:table-row>
        <table:table-row table:style-name="ro1">
          <table:table-cell office:value-type="string">
            <text:p>གཞིར་བཞག</text:p>
          </table:table-cell>
          <table:table-cell office:value-type="string">
            <text:p>/zhir zhag/</text:p>
          </table:table-cell>
          <table:table-cell office:value-type="string">
            <text:p>(མིང་)</text:p>
          </table:table-cell>
          <table:table-cell office:value-type="string">
            <text:p>གཞི་འདི་ལུ་བཞག་ཞིན་ན་གཙོ་བོ་འདི་ལུ་ཆ་བཞག་ཞིནམ་ལས་ཟེར་བའ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གཞིས།</text:p>
          </table:table-cell>
          <table:table-cell office:value-type="string">
            <text:p>/zhi/</text:p>
          </table:table-cell>
          <table:table-cell office:value-type="string">
            <text:p>(མིང་)</text:p>
          </table:table-cell>
          <table:table-cell office:value-type="string">
            <text:p>ཕ་མའི་ཕ་གཞིས་དཔོན་གྱི་མཆོད་གཞིས་དམངས་ཀྱི་གཞིས་ཁ་ཟེར་ས་གཞི་དང་ཁྱིམ་སྦྲགས་ཏེ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གཞིས་ཀ</text:p>
          </table:table-cell>
          <table:table-cell office:value-type="string">
            <text:p>/zhi ka/</text:p>
          </table:table-cell>
          <table:table-cell office:value-type="string">
            <text:p>(མིང་)</text:p>
          </table:table-cell>
          <table:table-cell office:value-type="string">
            <text:p>ས་གཞི་དང་ཁྱིམ་སྦྲགས་ཏེ་ཡོད་པའི་ཕ་གཞིས།</text:p>
          </table:table-cell>
          <table:table-cell table:number-columns-repeated="252"/>
        </table:table-row>
        <table:table-row table:style-name="ro1">
          <table:table-cell office:value-type="string">
            <text:p>གཞིས་ཁ།</text:p>
          </table:table-cell>
          <table:table-cell office:value-type="string">
            <text:p>/zhi kha/</text:p>
          </table:table-cell>
          <table:table-cell office:value-type="string">
            <text:p>(མིང་)</text:p>
          </table:table-cell>
          <table:table-cell office:value-type="string">
            <text:p>གཞིས་ཀ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གཞིས་ཁང༌།</text:p>
          </table:table-cell>
          <table:table-cell office:value-type="string">
            <text:p>/zhi khang/</text:p>
          </table:table-cell>
          <table:table-cell office:value-type="string">
            <text:p>(མིང་)</text:p>
          </table:table-cell>
          <table:table-cell office:value-type="string">
            <text:p>ས་གཞིས་དང་ཁང་ཁྱིམ།</text:p>
          </table:table-cell>
          <table:table-cell table:number-columns-repeated="252"/>
        </table:table-row>
        <table:table-row table:style-name="ro1">
          <table:table-cell office:value-type="string">
            <text:p>གཞིས་ཁྱིམ།</text:p>
          </table:table-cell>
          <table:table-cell office:value-type="string">
            <text:p>/zhi khim/</text:p>
          </table:table-cell>
          <table:table-cell office:value-type="string">
            <text:p>(མིང་)</text:p>
          </table:table-cell>
          <table:table-cell office:value-type="string">
            <text:p>གཞིས་ཁ་ལུ་ལཱ་འབདཝ་ད་སྡོད་ནི་གི་ཁྱིམ།</text:p>
          </table:table-cell>
          <table:table-cell table:number-columns-repeated="252"/>
        </table:table-row>
        <table:table-row table:style-name="ro1">
          <table:table-cell office:value-type="string">
            <text:p>གཞིས་ཆགས།</text:p>
          </table:table-cell>
          <table:table-cell office:value-type="string">
            <text:p>/zhi chag/</text:p>
          </table:table-cell>
          <table:table-cell office:value-type="string">
            <text:p>(མིང་)</text:p>
          </table:table-cell>
          <table:table-cell office:value-type="string">
            <text:p>ས་མེད་མི་སེར་ཚུ་ས་ཡོད་སར་གཞིས་གསརཔ་ཆགས་ཆགསཔ།</text:p>
          </table:table-cell>
          <table:table-cell table:number-columns-repeated="252"/>
        </table:table-row>
        <table:table-row table:style-name="ro1">
          <table:table-cell office:value-type="string">
            <text:p>གཞིས་སྡོད།</text:p>
          </table:table-cell>
          <table:table-cell office:value-type="string">
            <text:p>/zhi doen/</text:p>
          </table:table-cell>
          <table:table-cell office:value-type="string">
            <text:p>(མིང་)</text:p>
          </table:table-cell>
          <table:table-cell office:value-type="string">
            <text:p>གཞིས་ཁ་ལུ་ཨ་རྟག་རང་ལཱ་འབད་དེ་སྡོད་མི།</text:p>
          </table:table-cell>
          <table:table-cell table:number-columns-repeated="252"/>
        </table:table-row>
        <table:table-row table:style-name="ro1">
          <table:table-cell office:value-type="string">
            <text:p>གཞིས་བྱེས།</text:p>
          </table:table-cell>
          <table:table-cell office:value-type="string">
            <text:p>/zhi je/</text:p>
          </table:table-cell>
          <table:table-cell office:value-type="string">
            <text:p>(མིང་)</text:p>
          </table:table-cell>
          <table:table-cell office:value-type="string">
            <text:p>ཨ་རྟག་གི་སྡོད་ས་དང་ཐག་རིང་སར་འགྱོ་ས་གཉིས།</text:p>
          </table:table-cell>
          <table:table-cell table:number-columns-repeated="252"/>
        </table:table-row>
        <table:table-row table:style-name="ro1">
          <table:table-cell office:value-type="string">
            <text:p>གཞིས་མེད།</text:p>
          </table:table-cell>
          <table:table-cell office:value-type="string">
            <text:p>/zhi me/</text:p>
          </table:table-cell>
          <table:table-cell office:value-type="string">
            <text:p>(མིང་)</text:p>
          </table:table-cell>
          <table:table-cell office:value-type="string">
            <text:p>རྟེན་ས་ཕ་གཞིས་མེད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ཞིས་བཙུགས།</text:p>
          </table:table-cell>
          <table:table-cell office:value-type="string">
            <text:p>/zhi tsu/</text:p>
          </table:table-cell>
          <table:table-cell office:value-type="string">
            <text:p>(བྱ་ཚིག་)</text:p>
          </table:table-cell>
          <table:table-cell office:value-type="string">
            <text:p>༡གཞིས་རྟེན་བཙུགས་ནི།དཔྱེ་འབད་བ་ཅིན་གཞིས་གསརཔ་ཆགསཔ་ད་རོགས་རམ་འབད་ནི།གཞིས་བཙུགས་ཀྱི་ཅ་ལ་ཚུ་ཉོ་སྟེ་བཙུགས་ནི།༢སྡོད་གནས་གསརཔ་ཅིག་ནང་སྤོཝ་ད་གཞིས་བཙུགས་ཟེར་ལྟོ་ཚང་འཆམ་མཐུནམ་ཚུ་གིས་ཐབ་ཆས་གཉེར་ཚང་ལ་སོགས་པ་ཉེར་མཁོའི་མཐུན་རྐྱེན་གང་རུང་རེ་བྱིན་ནི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གཞིས་ལེན།</text:p>
          </table:table-cell>
          <table:table-cell office:value-type="string">
            <text:p>/zhi len/</text:p>
          </table:table-cell>
          <table:table-cell office:value-type="string">
            <text:p>(མིང་)</text:p>
          </table:table-cell>
          <table:table-cell office:value-type="string">
            <text:p>མགྱོནམ་ལྷོད་པའི་ཉི་མར་བསུ་སྟོན་དང་བཞེས་སྒོ་ལེགས་ཞིམ་བཟོ་སྟེ་ཉིནམ་གསུམ་བྱིན་མི་ལུ་གཞིས་ལེན་རྣམ་གསུམ་ཟེར་སླབ་ཨིན།རྫོང་གཞིས་ཁར་དཔོན་གསརཔ་གནས་སོར་བྱོནམ་ད་དཔོན་རྙིངམ་དེ་གིས་སྒྲིག་སྲོལ་ཡོད།</text:p>
          </table:table-cell>
          <table:table-cell table:number-columns-repeated="252"/>
        </table:table-row>
        <table:table-row table:style-name="ro1">
          <table:table-cell office:value-type="string">
            <text:p>གཞེས་ཧིང༌།</text:p>
          </table:table-cell>
          <table:table-cell office:value-type="string">
            <text:p>/zhe hing/</text:p>
          </table:table-cell>
          <table:table-cell office:value-type="string">
            <text:p>(མིང་)</text:p>
          </table:table-cell>
          <table:table-cell office:value-type="string">
            <text:p>ན་ཧིང་གི་ཧེ་མ་གི་ལོ་ལུ་གཞེས་ཧིང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གཞུ།</text:p>
          </table:table-cell>
          <table:table-cell office:value-type="string">
            <text:p>/zhu/</text:p>
          </table:table-cell>
          <table:table-cell office:value-type="string">
            <text:p>(མིང་)</text:p>
          </table:table-cell>
          <table:table-cell office:value-type="string">
            <text:p>མདའ་བརྐྱབ་ནི་གི་གཞུ།</text:p>
          </table:table-cell>
          <table:table-cell table:number-columns-repeated="252"/>
        </table:table-row>
        <table:table-row table:style-name="ro1">
          <table:table-cell office:value-type="string">
            <text:p>གཞུ་བཀང༌།</text:p>
          </table:table-cell>
          <table:table-cell office:value-type="string">
            <text:p>/zhu kang/</text:p>
          </table:table-cell>
          <table:table-cell office:value-type="string">
            <text:p>(བྱ་ཚིག་)</text:p>
          </table:table-cell>
          <table:table-cell office:value-type="string">
            <text:p>མདའ་རྐྱབ་ནི་འབད་གཞུ་བཀང་བའི་འདས་ཚིག།</text:p>
          </table:table-cell>
          <table:table-cell table:number-columns-repeated="252"/>
        </table:table-row>
        <table:table-row table:style-name="ro1">
          <table:table-cell office:value-type="string">
            <text:p>གཞུ་གང༌།</text:p>
          </table:table-cell>
          <table:table-cell office:value-type="string">
            <text:p>/zhu gang</text:p>
          </table:table-cell>
          <table:table-cell office:value-type="string">
            <text:p>(མིང་)</text:p>
          </table:table-cell>
          <table:table-cell office:value-type="string">
            <text:p>ཁོའི་མདའ་འདི་འབའ་ལས་གཞུ་གང་གི་ས་ཁར་ལུས་སོ་ཡི་ཟེར་དོ་བཟུམ་གཞུ་གང་གི་ཚད།</text:p>
          </table:table-cell>
          <table:table-cell table:number-columns-repeated="252"/>
        </table:table-row>
        <table:table-row table:style-name="ro1">
          <table:table-cell office:value-type="string">
            <text:p>གཞུ་མགོ</text:p>
          </table:table-cell>
          <table:table-cell office:value-type="string">
            <text:p>/zhu go/</text:p>
          </table:table-cell>
          <table:table-cell office:value-type="string">
            <text:p>(མིང་)</text:p>
          </table:table-cell>
          <table:table-cell office:value-type="string">
            <text:p>གཞུ་གི་མགུ་ཕྱོགས།གཞུ་མགུ་མཇུག་བསྒྱིར་ཏེ་སག་མི་རུང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གཞུ་རྒྱུད།</text:p>
          </table:table-cell>
          <table:table-cell office:value-type="string">
            <text:p>/zhu jue/</text:p>
          </table:table-cell>
          <table:table-cell office:value-type="string">
            <text:p>(མིང་)</text:p>
          </table:table-cell>
          <table:table-cell office:value-type="string">
            <text:p>གཞུ་ཐག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གཞུ་མཇུག</text:p>
          </table:table-cell>
          <table:table-cell office:value-type="string">
            <text:p>/zhu ju/</text:p>
          </table:table-cell>
          <table:table-cell office:value-type="string">
            <text:p>(མིང་)</text:p>
          </table:table-cell>
          <table:table-cell office:value-type="string">
            <text:p>གཞུ་གི་མཇུགཕྱོགས་མདའ་རྐྱབ་སར་གཞུ་མཇུག་རོགས་ལུ་སྟོན་པ་ཅིན་ཧད་བཏགས་འཚོལ་འོང༌།</text:p>
          </table:table-cell>
          <table:table-cell table:number-columns-repeated="252"/>
        </table:table-row>
        <table:table-row table:style-name="ro1">
          <table:table-cell office:value-type="string">
            <text:p>གཞུ་ཐག</text:p>
          </table:table-cell>
          <table:table-cell office:value-type="string">
            <text:p>/zhu tha/</text:p>
          </table:table-cell>
          <table:table-cell office:value-type="string">
            <text:p>(མིང་)</text:p>
          </table:table-cell>
          <table:table-cell office:value-type="string">
            <text:p>གཞུ་བཀུག་ནི་གི་གཞུ་ཐག།</text:p>
          </table:table-cell>
          <table:table-cell table:number-columns-repeated="252"/>
        </table:table-row>
        <table:table-row table:style-name="ro1">
          <table:table-cell office:value-type="string">
            <text:p>གཞུ་འདོམ།</text:p>
          </table:table-cell>
          <table:table-cell office:value-type="string">
            <text:p>/zhu dom/</text:p>
          </table:table-cell>
          <table:table-cell office:value-type="string">
            <text:p>(མིང་)</text:p>
          </table:table-cell>
          <table:table-cell office:value-type="string">
            <text:p>ཁྲུ་བཞི་གི་ཚད་ལུ་གཞུ་འདོམ་གང༌།</text:p>
          </table:table-cell>
          <table:table-cell table:number-columns-repeated="252"/>
        </table:table-row>
        <table:table-row table:style-name="ro1">
          <table:table-cell office:value-type="string">
            <text:p>གཞུ་ཤུབས།</text:p>
          </table:table-cell>
          <table:table-cell office:value-type="string">
            <text:p>/zhu shub/</text:p>
          </table:table-cell>
          <table:table-cell office:value-type="string">
            <text:p>(མིང་)</text:p>
          </table:table-cell>
          <table:table-cell office:value-type="string">
            <text:p>གཞུ་བཙུག་ནི་གི་ཤུབས།</text:p>
          </table:table-cell>
          <table:table-cell table:number-columns-repeated="252"/>
        </table:table-row>
        <table:table-row table:style-name="ro1">
          <table:table-cell office:value-type="string">
            <text:p>གཞུང༌།</text:p>
          </table:table-cell>
          <table:table-cell office:value-type="string">
            <text:p>/zhung/</text:p>
          </table:table-cell>
          <table:table-cell office:value-type="string">
            <text:p>(མིང་)</text:p>
          </table:table-cell>
          <table:table-cell office:value-type="string">
            <text:p>ལྟེ་བ་སྦུགདྲུགགཙོ་བོ་ངོ་མ་ཚུ།༡འབྲུག་གཞུང་རྒྱལ་གཞུང༌།སྒེར་མིན་པའི་གཞུང༌།༢ཆུ་གཞུང༌།ལུང་པའི་གཞུང༌།༣དཔེ་ཆའི་གཞུང༌།ཁྲིམས་གཞུང་ཚུ།</text:p>
          </table:table-cell>
          <table:table-cell table:number-columns-repeated="252"/>
        </table:table-row>
        <table:table-row table:style-name="ro1">
          <table:table-cell office:value-type="string">
            <text:p>གཞུང་རྐྱང༌།</text:p>
          </table:table-cell>
          <table:table-cell office:value-type="string">
            <text:p>/zhung cang/</text:p>
          </table:table-cell>
          <table:table-cell office:value-type="string">
            <text:p>(མིང་)</text:p>
          </table:table-cell>
          <table:table-cell office:value-type="string">
            <text:p>༡སྤྲ་སྤྲ་སྤྲོས་སྤྲོས་མེད་པའི་གཞུང་རྐྱང༌།༢ཡན་ལག་མེད་པའི་གཙོ་བོ།༣དཀྱུས་མ།༤སྒེར་མིན་གཞུང་རྐྱང༌།</text:p>
          </table:table-cell>
          <table:table-cell table:number-columns-repeated="252"/>
        </table:table-row>
        <table:table-row table:style-name="ro1">
          <table:table-cell office:value-type="string">
            <text:p>གཞུང་སྐད།</text:p>
          </table:table-cell>
          <table:table-cell office:value-type="string">
            <text:p>/zhung ke/</text:p>
          </table:table-cell>
          <table:table-cell office:value-type="string">
            <text:p>(མིང་)</text:p>
          </table:table-cell>
          <table:table-cell office:value-type="string">
            <text:p>རྒྱལ་ཁབ་ཀྱི་གཞུང་ཁ།</text:p>
          </table:table-cell>
          <table:table-cell table:number-columns-repeated="252"/>
        </table:table-row>
        <table:table-row table:style-name="ro1">
          <table:table-cell office:value-type="string">
            <text:p>གཞུང་སྐྱོང༌།</text:p>
          </table:table-cell>
          <table:table-cell office:value-type="string">
            <text:p>/zhung cong/</text:p>
          </table:table-cell>
          <table:table-cell office:value-type="string">
            <text:p>(མིང་)</text:p>
          </table:table-cell>
          <table:table-cell office:value-type="string">
            <text:p>རྒྱལ་ཁབ་ཀྱི་གཞུང་སྐྱོང་ནི།རྒྱལ་ཁབ་ཀྱི་འཛིན་སྐྱོང༌།</text:p>
          </table:table-cell>
          <table:table-cell table:number-columns-repeated="252"/>
        </table:table-row>
        <table:table-row table:style-name="ro1">
          <table:table-cell office:value-type="string">
            <text:p>གཞུང་སྐྱོང་ལམ་ལུགས།</text:p>
          </table:table-cell>
          <table:table-cell office:value-type="string">
            <text:p>/zhung cong lam lu/</text:p>
          </table:table-cell>
          <table:table-cell office:value-type="string">
            <text:p>(མིང་)</text:p>
          </table:table-cell>
          <table:table-cell office:value-type="string">
            <text:p>རྒྱལ་ཁབ་ཀྱི་གཞུང་སྐྱོང་ཐངས་ཀྱི་ལམ་ལུགས།</text:p>
          </table:table-cell>
          <table:table-cell table:number-columns-repeated="252"/>
        </table:table-row>
        <table:table-row table:style-name="ro1">
          <table:table-cell office:value-type="string">
            <text:p>གཞུང་ཁ།</text:p>
          </table:table-cell>
          <table:table-cell office:value-type="string">
            <text:p>/zhung kha/</text:p>
          </table:table-cell>
          <table:table-cell office:value-type="string">
            <text:p>(མིང་)</text:p>
          </table:table-cell>
          <table:table-cell office:value-type="string">
            <text:p>གཞུང་གཡོགཔ་ཚུ་གིས་གཞུང་འབྲེལ་ལཱ་ནང་ལག་ལེན་འཐབ་མིའི་ཁ་སྐད།འབྲུག་གི་གཞུང་ཁ་འདི་རྫོང་ཁ་ཨིན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གཞུང་ཁྲལ།</text:p>
          </table:table-cell>
          <table:table-cell office:value-type="string">
            <text:p>/zhung threl/</text:p>
          </table:table-cell>
          <table:table-cell office:value-type="string">
            <text:p>(མིང་)</text:p>
          </table:table-cell>
          <table:table-cell office:value-type="string">
            <text:p>གཞུང་ལུ་ཕུལ་ནི་གི་ཁྲལ།དཔྱེ་འབད་བ་ཅིན་ས་ཁྲལ་གུང་ཁྲལ་ནོར་ཁྲལ་རྟ་ཁྲལ་ཚུ།</text:p>
          </table:table-cell>
          <table:table-cell table:number-columns-repeated="252"/>
        </table:table-row>
        <table:table-row table:style-name="ro1">
          <table:table-cell office:value-type="string">
            <text:p>གཞུང་ཁྱིམ།</text:p>
          </table:table-cell>
          <table:table-cell office:value-type="string">
            <text:p>/zhung chim/</text:p>
          </table:table-cell>
          <table:table-cell office:value-type="string">
            <text:p>(མིང་)</text:p>
          </table:table-cell>
          <table:table-cell office:value-type="string">
            <text:p>གཞུང་གིས་དབང་བའི་ཁྱིམ་ཚུ།</text:p>
          </table:table-cell>
          <table:table-cell table:number-columns-repeated="252"/>
        </table:table-row>
        <table:table-row table:style-name="ro1">
          <table:table-cell office:value-type="string">
            <text:p>གཞུང་ཁྲིམས།</text:p>
          </table:table-cell>
          <table:table-cell office:value-type="string">
            <text:p>/zhung thrim/</text:p>
          </table:table-cell>
          <table:table-cell office:value-type="string">
            <text:p>(མིང་)</text:p>
          </table:table-cell>
          <table:table-cell office:value-type="string">
            <text:p>སྲོག་ལུ་ཐུག་དགོ་པའི་ཉེས་ཁྲིམས།</text:p>
          </table:table-cell>
          <table:table-cell table:number-columns-repeated="252"/>
        </table:table-row>
        <table:table-row table:style-name="ro1">
          <table:table-cell office:value-type="string">
            <text:p>གཞུང་མགྲོན།</text:p>
          </table:table-cell>
          <table:table-cell office:value-type="string">
            <text:p>/zhung droen/</text:p>
          </table:table-cell>
          <table:table-cell office:value-type="string">
            <text:p>(མིང་)</text:p>
          </table:table-cell>
          <table:table-cell office:value-type="string">
            <text:p>༡གཞུང་གི་མགྱོནམ་ཚུ་གི་མིང་དང༌།༢གཞུང་མགྲོན་གཉེར་གྱི་གོ་གནས་ཀྱི་བསྡུས་མིང༌།</text:p>
          </table:table-cell>
          <table:table-cell table:number-columns-repeated="252"/>
        </table:table-row>
        <table:table-row table:style-name="ro1">
          <table:table-cell office:value-type="string">
            <text:p>གཞུང་མགྲོན་གཉེར།</text:p>
          </table:table-cell>
          <table:table-cell office:value-type="string">
            <text:p>/zhung droen ner</text:p>
          </table:table-cell>
          <table:table-cell office:value-type="string">
            <text:p>(མིང་)</text:p>
          </table:table-cell>
          <table:table-cell office:value-type="string">
            <text:p>གཞུང་གི་མགྱོནམ་ཚུ་བདག་འཛིན་འཐབ་མི་འགོ་དཔོན་གཙོ་བོའི་གོ་གནས་ཀྱ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གཞུང་འགྲེལ།</text:p>
          </table:table-cell>
          <table:table-cell office:value-type="string">
            <text:p>/zhung drel/</text:p>
          </table:table-cell>
          <table:table-cell office:value-type="string">
            <text:p>(མིང་)</text:p>
          </table:table-cell>
          <table:table-cell office:value-type="string">
            <text:p>༡དཔེ་ཆ་གཞུང་ཆེན་བཅུ་གསུམ་གྱི་འགྲེལ་པ་ཚུ།༢རྩ་བ་ངོ་མའི་འགྲེལ་པ།</text:p>
          </table:table-cell>
          <table:table-cell table:number-columns-repeated="252"/>
        </table:table-row>
        <table:table-row table:style-name="ro1">
          <table:table-cell office:value-type="string">
            <text:p>གཞུང་སྒེར།</text:p>
          </table:table-cell>
          <table:table-cell office:value-type="string">
            <text:p>/zhung ger/</text:p>
          </table:table-cell>
          <table:table-cell office:value-type="string">
            <text:p>(མིང་)</text:p>
          </table:table-cell>
          <table:table-cell office:value-type="string">
            <text:p>གཞུང་དང་སྒེར་གཅིག་ཁར་སླབ་པའ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གཞུང་སྒྲ།</text:p>
          </table:table-cell>
          <table:table-cell office:value-type="string">
            <text:p>/zhung dra/</text:p>
          </table:table-cell>
          <table:table-cell office:value-type="string">
            <text:p>(མིང་)</text:p>
          </table:table-cell>
          <table:table-cell office:value-type="string">
            <text:p>དང་ཕུགས་ཀྱི་ཞབས་ཁྲ།གཞས་དང་གཞས་མོ་ལ་སོགས་པའི་གཞུང་སྒྲ་ཚུ།</text:p>
          </table:table-cell>
          <table:table-cell table:number-columns-repeated="252"/>
        </table:table-row>
        <table:table-row table:style-name="ro1">
          <table:table-cell office:value-type="string">
            <text:p>གཞུང་དངུལ།</text:p>
          </table:table-cell>
          <table:table-cell office:value-type="string">
            <text:p>/zhung nguel/</text:p>
          </table:table-cell>
          <table:table-cell office:value-type="string">
            <text:p>(མིང་)</text:p>
          </table:table-cell>
          <table:table-cell office:value-type="string">
            <text:p>གཞུང་གིས་དབང་བའི་དངུལ།</text:p>
          </table:table-cell>
          <table:table-cell table:number-columns-repeated="252"/>
        </table:table-row>
        <table:table-row table:style-name="ro1">
          <table:table-cell office:value-type="string">
            <text:p>གཞུང་ཆས།</text:p>
          </table:table-cell>
          <table:table-cell office:value-type="string">
            <text:p>/zhung che/</text:p>
          </table:table-cell>
          <table:table-cell office:value-type="string">
            <text:p>(མིང་)</text:p>
          </table:table-cell>
          <table:table-cell office:value-type="string">
            <text:p>གཞུང་གི་ཡིག་ཚང་དང་གཞུང་གི་ཁྱིམ་ཚུ་ནང་ཡོད་པའི་ནང་ཆས་དང་གཞུང་གི་དབང་ཚད་འོག་ཡོད་པའི་རྒྱུ་ཆ་གི་རིགས་ཚུ།</text:p>
          </table:table-cell>
          <table:table-cell table:number-columns-repeated="252"/>
        </table:table-row>
        <table:table-row table:style-name="ro1">
          <table:table-cell office:value-type="string">
            <text:p>གཞུང་ཆེན།</text:p>
          </table:table-cell>
          <table:table-cell office:value-type="string">
            <text:p>/zhung chen/</text:p>
          </table:table-cell>
          <table:table-cell office:value-type="string">
            <text:p>(མིང་)</text:p>
          </table:table-cell>
          <table:table-cell office:value-type="string">
            <text:p>རིག་གཞུང་གི་དཔེ་ཆ་གཙོ་བོ།གཞུང་ཆེན་པོ་སྟི་བཅུ་གསུམ།དབུ་ཕར་འདུལ་མཛོད་ཚད་མ་དང་བཅས་པ་ལུ་གཞུང་པོ་སྟི་ལྔ་ཟེར་བརྩི་སྲོལ་ཡང་ཡོད།</text:p>
          </table:table-cell>
          <table:table-cell table:number-columns-repeated="252"/>
        </table:table-row>
        <table:table-row table:style-name="ro1">
          <table:table-cell office:value-type="string">
            <text:p>གཞུང་རྟགས།</text:p>
          </table:table-cell>
          <table:table-cell office:value-type="string">
            <text:p>/zhung ta/</text:p>
          </table:table-cell>
          <table:table-cell office:value-type="string">
            <text:p>(མིང་)</text:p>
          </table:table-cell>
          <table:table-cell office:value-type="string">
            <text:p>གཞུང་གི་ཡིག་ཚང་གི་ཐིའུ།གཞུང་གི་ལས་རྟགས་ལས་ཐམ་ཚུ།གཞུང་གི་ཕྱག་ཐམ།</text:p>
          </table:table-cell>
          <table:table-cell table:number-columns-repeated="252"/>
        </table:table-row>
        <table:table-row table:style-name="ro1">
          <table:table-cell office:value-type="string">
            <text:p>གཞུང་ལྟེ་བ།</text:p>
          </table:table-cell>
          <table:table-cell office:value-type="string">
            <text:p>/zhung te wa/</text:p>
          </table:table-cell>
          <table:table-cell office:value-type="string">
            <text:p>(མིང་)</text:p>
          </table:table-cell>
          <table:table-cell office:value-type="string">
            <text:p>གཞུང་སྐྱོང་ལས་ཁང་ལྟེ་བ།དཔེར་ན་འབྲུག་སྤྱིར་བཏང་གི་གཞུང་ལྟེ་བ་ཐིམ་ཕུ།རྫོང་ཁག་ཚུ་གི་གཞུང་ལྟེ་བ་རྫོང་གཞིས་ཚུ།</text:p>
          </table:table-cell>
          <table:table-cell table:number-columns-repeated="252"/>
        </table:table-row>
        <table:table-row table:style-name="ro1">
          <table:table-cell office:value-type="string">
            <text:p>གཞུང་ཐིང༌།</text:p>
          </table:table-cell>
          <table:table-cell office:value-type="string">
            <text:p>/zhung thing/</text:p>
          </table:table-cell>
          <table:table-cell office:value-type="string">
            <text:p>(མིང་)</text:p>
          </table:table-cell>
          <table:table-cell office:value-type="string">
            <text:p>སྤྱིར་བཏང་གི་ཐིང་ངེ་ངོ་མ།</text:p>
          </table:table-cell>
          <table:table-cell table:number-columns-repeated="252"/>
        </table:table-row>
        <table:table-row table:style-name="ro1">
          <table:table-cell office:value-type="string">
            <text:p>གཞུང་དོན།</text:p>
          </table:table-cell>
          <table:table-cell office:value-type="string">
            <text:p>/zhung doen/</text:p>
          </table:table-cell>
          <table:table-cell office:value-type="string">
            <text:p>(མིང་)</text:p>
          </table:table-cell>
          <table:table-cell office:value-type="string">
            <text:p>སྒེར་དོན་མེན་པའི་གཞུང་དོན།</text:p>
          </table:table-cell>
          <table:table-cell table:number-columns-repeated="252"/>
        </table:table-row>
        <table:table-row table:style-name="ro1">
          <table:table-cell office:value-type="string">
            <text:p>གཞུང་དོས།</text:p>
          </table:table-cell>
          <table:table-cell office:value-type="string">
            <text:p>/zhung doe/</text:p>
          </table:table-cell>
          <table:table-cell office:value-type="string">
            <text:p>(མིང་)</text:p>
          </table:table-cell>
          <table:table-cell office:value-type="string">
            <text:p>སྒེར་དོས་མེན་པའི་གཞུང་དོས་ཚུ།</text:p>
          </table:table-cell>
          <table:table-cell table:number-columns-repeated="252"/>
        </table:table-row>
        <table:table-row table:style-name="ro1">
          <table:table-cell office:value-type="string">
            <text:p>གཞུང་དྲུང་ཆེན།</text:p>
          </table:table-cell>
          <table:table-cell office:value-type="string">
            <text:p>/zhung drung chen/</text:p>
          </table:table-cell>
          <table:table-cell office:value-type="string">
            <text:p>(མིང་)</text:p>
          </table:table-cell>
          <table:table-cell office:value-type="string">
            <text:p>གཞུང་གི་དྲུང་ཆེན།ལྷན་ཁག་ཡིག་ཚང་གི་འགོ་འཛིན་དང་དྲུང་ཆེན་ཚུ།</text:p>
          </table:table-cell>
          <table:table-cell table:number-columns-repeated="252"/>
        </table:table-row>
        <table:table-row table:style-name="ro1">
          <table:table-cell office:value-type="string">
            <text:p>གཞུང་པོ་སྟི་ལྔ།</text:p>
          </table:table-cell>
          <table:table-cell office:value-type="string">
            <text:p>/zhung po ti nga/</text:p>
          </table:table-cell>
          <table:table-cell office:value-type="string">
            <text:p>(མིང་)</text:p>
          </table:table-cell>
          <table:table-cell office:value-type="string">
            <text:p>མདོ་ཕྱོགས་ཀྱི་རྒྱ་གཞུང་ཕར་ཕྱིན་དབུ་མ་ཚད་མ་འདུལ་བ་མཛོད་ལྔ།</text:p>
          </table:table-cell>
          <table:table-cell table:number-columns-repeated="252"/>
        </table:table-row>
        <table:table-row table:style-name="ro1">
          <table:table-cell office:value-type="string">
            <text:p>གཞུང་ཕྲང༌།</text:p>
          </table:table-cell>
          <table:table-cell office:value-type="string">
            <text:p>/zhung thrang/</text:p>
          </table:table-cell>
          <table:table-cell office:value-type="string">
            <text:p>(མིང་)</text:p>
          </table:table-cell>
          <table:table-cell office:value-type="string">
            <text:p>མ་པ་ཕྲང་བའི་དོན།དཔེར་ན་མདའ་རྐྱབ་ད་ལག་པ་གཞུང་ཕྲང་པ་ཅིན་བཀའ་རེག་ཕོག་དོ་བཟུམ་མ་པ་རང་ཕྲང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ཞུང་དབང༌།</text:p>
          </table:table-cell>
          <table:table-cell office:value-type="string">
            <text:p>/zhung wang/</text:p>
          </table:table-cell>
          <table:table-cell office:value-type="string">
            <text:p>(མིང་)</text:p>
          </table:table-cell>
          <table:table-cell office:value-type="string">
            <text:p>སྒེར་དབང་མེན་པའི་གཞུང་གིས་དབང་བའི་རིགས།</text:p>
          </table:table-cell>
          <table:table-cell table:number-columns-repeated="252"/>
        </table:table-row>
        <table:table-row table:style-name="ro1">
          <table:table-cell office:value-type="string">
            <text:p>གཞུང་འབུལ།</text:p>
          </table:table-cell>
          <table:table-cell office:value-type="string">
            <text:p>/zhung buel/</text:p>
          </table:table-cell>
          <table:table-cell office:value-type="string">
            <text:p>(མིང་)</text:p>
          </table:table-cell>
          <table:table-cell office:value-type="string">
            <text:p>༡མི་སེར་ལས་ཁྱལ་དང་སྒེར་པ་སོ་སོ་ལས་ཆད་དངུལ་ཚུ་གཞུང་ལུ་ཕུལ་བའི་མིང༌།༢གཞུང་གི་འབུལ་བ།</text:p>
          </table:table-cell>
          <table:table-cell table:number-columns-repeated="252"/>
        </table:table-row>
        <table:table-row table:style-name="ro1">
          <table:table-cell office:value-type="string">
            <text:p>གཞུང་འབྲེལ།</text:p>
          </table:table-cell>
          <table:table-cell office:value-type="string">
            <text:p>/zhung drel/</text:p>
          </table:table-cell>
          <table:table-cell office:value-type="string">
            <text:p>(མིང་)</text:p>
          </table:table-cell>
          <table:table-cell office:value-type="string">
            <text:p>གཞུང་གི་དོན་དང་འབྲེལ་བའི་གནད་དོན།</text:p>
          </table:table-cell>
          <table:table-cell table:number-columns-repeated="252"/>
        </table:table-row>
        <table:table-row table:style-name="ro1">
          <table:table-cell office:value-type="string">
            <text:p>གཞུང་མིན་ལས་སྡེ།</text:p>
          </table:table-cell>
          <table:table-cell office:value-type="string">
            <text:p>/zhung min le de/</text:p>
          </table:table-cell>
          <table:table-cell office:value-type="string">
            <text:p>(མིང་)</text:p>
          </table:table-cell>
          <table:table-cell office:value-type="string">
            <text:p>གཞུང་མིན་པའི་སྒེར་གྱི་ལས་སྡེ་ཚུ།</text:p>
          </table:table-cell>
          <table:table-cell table:number-columns-repeated="252"/>
        </table:table-row>
        <table:table-row table:style-name="ro1">
          <table:table-cell office:value-type="string">
            <text:p>གཞུང་ཚབ།</text:p>
          </table:table-cell>
          <table:table-cell office:value-type="string">
            <text:p>/zhung tshab/</text:p>
          </table:table-cell>
          <table:table-cell office:value-type="string">
            <text:p>(མིང་)</text:p>
          </table:table-cell>
          <table:table-cell office:value-type="string">
            <text:p>༡གཞུང་གི་སྐུ་ཚབ།༢རྒྱལ་ཁབ་གཞན་ཚུ་ནང་རང་གི་རྒྱལ་ཁབ་དང་གཞུང་གི་སྐུ་ཚབ་འབད་ཡིག་ཚང་བཙུགས་ཏེ་ཡོད་མི་གཞུང་ཚབ་ཡིག་ཚང༌།གཞུང་ཚབ་ལས་ཁུངས་ཚུ།</text:p>
          </table:table-cell>
          <table:table-cell table:number-columns-repeated="252"/>
        </table:table-row>
        <table:table-row table:style-name="ro1">
          <table:table-cell office:value-type="string">
            <text:p>གཞུང་ཚོང་དཔོན།</text:p>
          </table:table-cell>
          <table:table-cell office:value-type="string">
            <text:p>/zhung tshong poen/</text:p>
          </table:table-cell>
          <table:table-cell office:value-type="string">
            <text:p>(མིང་)</text:p>
          </table:table-cell>
          <table:table-cell office:value-type="string">
            <text:p>༡རྒྱལ་ཁབ་གཞན་དང་གཅིག་ཁར་གཞུང་གི་སྐུ་ཚབ་འབད་རྒྱལ་ཁབ་ཀྱི་ཚོང་རྐྱབ་སྟེ་སྡོད་མི་འགོ་དཔོན།</text:p>
          </table:table-cell>
          <table:table-cell table:number-columns-repeated="252"/>
        </table:table-row>
        <table:table-row table:style-name="ro1">
          <table:table-cell office:value-type="string">
            <text:p>གཞུང་ཞབས།</text:p>
          </table:table-cell>
          <table:table-cell office:value-type="string">
            <text:p>/zhung zhab/</text:p>
          </table:table-cell>
          <table:table-cell office:value-type="string">
            <text:p>(མིང་)</text:p>
          </table:table-cell>
          <table:table-cell office:value-type="string">
            <text:p>༡གཞུང་གི་ཞེ་ས་གཞུང་ཞབས་ཀྱི་བཀའ་ཟེར་དོ་བཟུམ།༢གཞུང་དང་གཞུང་གཙོ་བདག་པོ་རྒྱལ་པོ་དང་བཅས་པ་ལུ་ཡང་གོ།</text:p>
          </table:table-cell>
          <table:table-cell table:number-columns-repeated="252"/>
        </table:table-row>
        <table:table-row table:style-name="ro1">
          <table:table-cell office:value-type="string">
            <text:p>གཞུང་གཞས།</text:p>
          </table:table-cell>
          <table:table-cell office:value-type="string">
            <text:p>/zhung zhe/</text:p>
          </table:table-cell>
          <table:table-cell office:value-type="string">
            <text:p>(མིང་)</text:p>
          </table:table-cell>
          <table:table-cell office:value-type="string">
            <text:p>༡ཞབས་ཁྲོ་གཙོ་བོ།དཔེར་ན་འུ་ཆུ་པའི་གཞས་བཟུམ་མའི་གཞུང་སྒྲ་དང་གཞས་དང་གཞསམོ་ཚུ།༢གཞུང་གི་ཟློས་གར་སློབ་སྦྱོང་ལྟེ་བའི་ཞབས་ཁྲ།</text:p>
          </table:table-cell>
          <table:table-cell table:number-columns-repeated="252"/>
        </table:table-row>
        <table:table-row table:style-name="ro1">
          <table:table-cell office:value-type="string">
            <text:p>གཞུང་བཞེས།</text:p>
          </table:table-cell>
          <table:table-cell office:value-type="string">
            <text:p>/zhung zhe/</text:p>
          </table:table-cell>
          <table:table-cell office:value-type="string">
            <text:p>(མིང་)</text:p>
          </table:table-cell>
          <table:table-cell office:value-type="string">
            <text:p>སྒེར་གྱི་རྒྱུ་ཆ་གཞུང་གིས་རིན་མེད་སྟོང་པར་བཞེས་ནི།</text:p>
          </table:table-cell>
          <table:table-cell table:number-columns-repeated="252"/>
        </table:table-row>
        <table:table-row table:style-name="ro1">
          <table:table-cell office:value-type="string">
            <text:p>གཞུང་ཡིག</text:p>
          </table:table-cell>
          <table:table-cell office:value-type="string">
            <text:p>/zhung yig/</text:p>
          </table:table-cell>
          <table:table-cell office:value-type="string">
            <text:p>(མིང་)</text:p>
          </table:table-cell>
          <table:table-cell office:value-type="string">
            <text:p>གཞུང་དོན་གྱི་ཡི་གུའི་རིགས།</text:p>
          </table:table-cell>
          <table:table-cell table:number-columns-repeated="252"/>
        </table:table-row>
        <table:table-row table:style-name="ro1">
          <table:table-cell office:value-type="string">
            <text:p>གཞུང་གཡོག</text:p>
          </table:table-cell>
          <table:table-cell office:value-type="string">
            <text:p>/zhung yog/</text:p>
          </table:table-cell>
          <table:table-cell office:value-type="string">
            <text:p>(མིང་)</text:p>
          </table:table-cell>
          <table:table-cell office:value-type="string">
            <text:p>གཞུང་གི་ལཱ་གཡོག།</text:p>
          </table:table-cell>
          <table:table-cell table:number-columns-repeated="252"/>
        </table:table-row>
        <table:table-row table:style-name="ro1">
          <table:table-cell office:value-type="string">
            <text:p>གཞུང་གཡོགཔ།</text:p>
          </table:table-cell>
          <table:table-cell office:value-type="string">
            <text:p>/zhung yop/</text:p>
          </table:table-cell>
          <table:table-cell office:value-type="string">
            <text:p>(མིང་)</text:p>
          </table:table-cell>
          <table:table-cell office:value-type="string">
            <text:p>གཞུང་གི་ལཱ་འབད་མི་ཚུ།</text:p>
          </table:table-cell>
          <table:table-cell table:number-columns-repeated="252"/>
        </table:table-row>
        <table:table-row table:style-name="ro1">
          <table:table-cell office:value-type="string">
            <text:p>གཞུང་ལམ།</text:p>
          </table:table-cell>
          <table:table-cell office:value-type="string">
            <text:p>/zhung lam/</text:p>
          </table:table-cell>
          <table:table-cell office:value-type="string">
            <text:p>(མིང་)</text:p>
          </table:table-cell>
          <table:table-cell office:value-type="string">
            <text:p>རྟ་ལམ་གསེབ་ལམ་ཧྲོབ་ལམ་གསང་ལམ་ཕྲང་ལམ་སྐོར་ལམ་ཟེར་ལམ་གྱི་དབྱེ་བ་ལེ་ཤ་ཡོད་པའི་ནང་ལས་གཞུང་ལམ་ཟེར་མི་ལམ་སྦོམ་ཤོས་དང་རིང་ཤོས་གཙོ་བོ་ལུ་གོ་ནི་ཨིན།</text:p>
          </table:table-cell>
          <table:table-cell table:number-columns-repeated="252"/>
        </table:table-row>
        <table:table-row table:style-name="ro1">
          <table:table-cell office:value-type="string">
            <text:p>གཞུང་ལཱ།</text:p>
          </table:table-cell>
          <table:table-cell office:value-type="string">
            <text:p>/zhung la/</text:p>
          </table:table-cell>
          <table:table-cell office:value-type="string">
            <text:p>(མིང་)</text:p>
          </table:table-cell>
          <table:table-cell office:value-type="string">
            <text:p>གཞུང་འབྲེལ་ཕྱག་ལཱ་ཚུ།</text:p>
          </table:table-cell>
          <table:table-cell table:number-columns-repeated="252"/>
        </table:table-row>
        <table:table-row table:style-name="ro1">
          <table:table-cell office:value-type="string">
            <text:p>གཞུང་ལུ།</text:p>
          </table:table-cell>
          <table:table-cell office:value-type="string">
            <text:p>/zhung lu/</text:p>
          </table:table-cell>
          <table:table-cell office:value-type="string">
            <text:p>(མིང་)</text:p>
          </table:table-cell>
          <table:table-cell office:value-type="string">
            <text:p>འབྲུག་གཞུང་ལུ་ཕྱག་ལེགས་ཞིམ་འབད་ཞུ་ཟེར་དོ་བཟུམ་ལ་དོན་གྱི་རྐྱེན་སྦྱོར་ཚུལ།</text:p>
          </table:table-cell>
          <table:table-cell table:number-columns-repeated="252"/>
        </table:table-row>
        <table:table-row table:style-name="ro1">
          <table:table-cell office:value-type="string">
            <text:p>གཞུང་ལུགས།</text:p>
          </table:table-cell>
          <table:table-cell office:value-type="string">
            <text:p>/zhung lug/</text:p>
          </table:table-cell>
          <table:table-cell office:value-type="string">
            <text:p>(མིང་)</text:p>
          </table:table-cell>
          <table:table-cell office:value-type="string">
            <text:p>༡དཔྱེ་ཆའི་གཞུང་ལུགས་དང་༢གཞུང་གི་ལམ་ལུགས།གཞུང་གི་ཁྲིམས་ལུགས།</text:p>
          </table:table-cell>
          <table:table-cell table:number-columns-repeated="252"/>
        </table:table-row>
        <table:table-row table:style-name="ro1">
          <table:table-cell office:value-type="string">
            <text:p>གཞུང་གཤག</text:p>
          </table:table-cell>
          <table:table-cell office:value-type="string">
            <text:p>/zhung shag</text:p>
          </table:table-cell>
          <table:table-cell office:value-type="string">
            <text:p>(མིང་)</text:p>
          </table:table-cell>
          <table:table-cell office:value-type="string">
            <text:p>ཁྲོམ་གཤག་དང་དོན་གཅིགསྦུག་ལས་གཤག་སྟེ་འགྱོ་ནི།</text:p>
          </table:table-cell>
          <table:table-cell table:number-columns-repeated="252"/>
        </table:table-row>
        <table:table-row table:style-name="ro1">
          <table:table-cell office:value-type="string">
            <text:p>གཞུང་ས།</text:p>
          </table:table-cell>
          <table:table-cell office:value-type="string">
            <text:p>/zhung sa/</text:p>
          </table:table-cell>
          <table:table-cell office:value-type="string">
            <text:p>(མིང་)</text:p>
          </table:table-cell>
          <table:table-cell office:value-type="string">
            <text:p>གཞུང་ལུ་དབང་བའི་ས།</text:p>
          </table:table-cell>
          <table:table-cell table:number-columns-repeated="252"/>
        </table:table-row>
        <table:table-row table:style-name="ro1">
          <table:table-cell office:value-type="string">
            <text:p>གཞུངམ།</text:p>
          </table:table-cell>
          <table:table-cell office:value-type="string">
            <text:p>/zhum/</text:p>
          </table:table-cell>
          <table:table-cell office:value-type="string">
            <text:p>(མིང་)</text:p>
          </table:table-cell>
          <table:table-cell office:value-type="string">
            <text:p>རྣམ་པར་དག་པ་དང་ཕྲང་སྟེ་ཟེར་བའི་དོན།དཔེར་ན་སྦྱག་སྦྱིག་དང་ཀྲམ་ཀྲེམ་བཙོངས་ཏེེ་གཞུངམ་མི་འབད་བས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གཞུངམ་འབད།</text:p>
          </table:table-cell>
          <table:table-cell office:value-type="string">
            <text:p>/zhum be/</text:p>
          </table:table-cell>
          <table:table-cell office:value-type="string">
            <text:p>(བསྐུལ་ཚིག་)</text:p>
          </table:table-cell>
          <table:table-cell office:value-type="string">
            <text:p>ལཱ་ལེགས་ཞིམ་འབད་དགོ།ཁྲིམས་དང་མཐུནམ་འབད་དགོ།རྣམ་པར་དག་པ་འབད་ཟེར་བའི་བསྐུལ་ཚིག།</text:p>
          </table:table-cell>
          <table:table-cell table:number-columns-repeated="252"/>
        </table:table-row>
        <table:table-row table:style-name="ro1">
          <table:table-cell office:value-type="string">
            <text:p>གཞེན་བསྐུལ།</text:p>
          </table:table-cell>
          <table:table-cell office:value-type="string">
            <text:p>/zhen kuel/</text:p>
          </table:table-cell>
          <table:table-cell office:value-type="string">
            <text:p>(མིང་)</text:p>
          </table:table-cell>
          <table:table-cell office:value-type="string">
            <text:p>གཞན་ལུ་དགེ་བ་ལ་སོགས་པ་བསྒྲུབ་དགོ་པའི་དྲན་བསྐུལ་འབད་ནི།</text:p>
          </table:table-cell>
          <table:table-cell table:number-columns-repeated="252"/>
        </table:table-row>
        <table:table-row table:style-name="ro1">
          <table:table-cell office:value-type="string">
            <text:p>གཞེན་འདེབས།</text:p>
          </table:table-cell>
          <table:table-cell office:value-type="string">
            <text:p>/zhen deb/</text:p>
          </table:table-cell>
          <table:table-cell office:value-type="string">
            <text:p>(མིང་)</text:p>
          </table:table-cell>
          <table:table-cell office:value-type="string">
            <text:p>གཞེན་བསྐུལ་འབད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ཞེས།</text:p>
          </table:table-cell>
          <table:table-cell office:value-type="string">
            <text:p>/zhe/</text:p>
          </table:table-cell>
          <table:table-cell office:value-type="string">
            <text:p>(མིང་)</text:p>
          </table:table-cell>
          <table:table-cell office:value-type="string">
            <text:p>འཚོ་ཞིང་གཞེས་ཟེར་མི་བདེ་ཏོག་ཏོ་འབད་བཞུགས་པའ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གཞེས་ཉིནམ།</text:p>
          </table:table-cell>
          <table:table-cell office:value-type="string">
            <text:p>/zhe nyim/</text:p>
          </table:table-cell>
          <table:table-cell office:value-type="string">
            <text:p>(མིང་)</text:p>
          </table:table-cell>
          <table:table-cell office:value-type="string">
            <text:p>ཁ་ཙ་ཁ་ཉིནམོགཞེས་ཉིནམ་ཟེར་ཧེ་མ་ཐལ་མི་གི་ཉིནམ་གསུམ་པམ་གྱ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གཞེས་རྙིང༌།</text:p>
          </table:table-cell>
          <table:table-cell office:value-type="string">
            <text:p>/zhe nying/</text:p>
          </table:table-cell>
          <table:table-cell office:value-type="string">
            <text:p>(མིང་)</text:p>
          </table:table-cell>
          <table:table-cell office:value-type="string">
            <text:p>ཆོས་སྐད་ལས་ཧེ་མ་གི་ལོ་གཉིས་པམ་གྱི་མིང༌།རྫོང་ཁའི་ནང་གཞེས་ཧིང༌།</text:p>
          </table:table-cell>
          <table:table-cell table:number-columns-repeated="252"/>
        </table:table-row>
        <table:table-row table:style-name="ro1">
          <table:table-cell office:value-type="string">
            <text:p>གཞེས་ཕོད།</text:p>
          </table:table-cell>
          <table:table-cell office:value-type="string">
            <text:p>/zhe phoe/</text:p>
          </table:table-cell>
          <table:table-cell office:value-type="string">
            <text:p>(མིང་)</text:p>
          </table:table-cell>
          <table:table-cell office:value-type="string">
            <text:p>སང་ཕོད་གཞེས་ཕོད་ཟེར་དོ་བཟུམ་ཤུལ་ལས་ཀྱི་ལོ་གཉིས་པམ།</text:p>
          </table:table-cell>
          <table:table-cell table:number-columns-repeated="252"/>
        </table:table-row>
        <table:table-row table:style-name="ro1">
          <table:table-cell office:value-type="string">
            <text:p>གཞེས་ཧིང༌།</text:p>
          </table:table-cell>
          <table:table-cell office:value-type="string">
            <text:p>/zhe hing/</text:p>
          </table:table-cell>
          <table:table-cell office:value-type="string">
            <text:p>(མིང་)</text:p>
          </table:table-cell>
          <table:table-cell office:value-type="string">
            <text:p>གཞེས་རྙིང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གཞོག</text:p>
          </table:table-cell>
          <table:table-cell office:value-type="string">
            <text:p>/zhog/</text:p>
          </table:table-cell>
          <table:table-cell office:value-type="string">
            <text:p>(བྱ་ཚིག་)</text:p>
          </table:table-cell>
          <table:table-cell office:value-type="string">
            <text:p>སྟྭ་རེ་དང་གྱི་ཅུང་གིས་ཤིང་གཞོག་པའི་བྱེད་ཚིག།</text:p>
          </table:table-cell>
          <table:table-cell table:number-columns-repeated="252"/>
        </table:table-row>
        <table:table-row table:style-name="ro1">
          <table:table-cell office:value-type="string">
            <text:p>གཞོག་ཀོ</text:p>
          </table:table-cell>
          <table:table-cell office:value-type="string">
            <text:p>/zhog ko/</text:p>
          </table:table-cell>
          <table:table-cell office:value-type="string">
            <text:p>(མིང་)</text:p>
          </table:table-cell>
          <table:table-cell office:value-type="string">
            <text:p>སྟྭསྟ་རེ་གིས་གཞོག་སྟེ་སྤོག་བཀོ་བའི་གཞོག་དུམ་ཚུ།དཔྱེ་གཏམ་ལུ་ཕར་རྐྱབ་པའི་སྟྭསྟ་ཁམ་ལས་ཚུར་ལོག་པའི་གཞོག་ཀོ་སྦོམ་པས་ཟེར་སླབ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གཞོག་མི།</text:p>
          </table:table-cell>
          <table:table-cell office:value-type="string">
            <text:p>/zhog mi/</text:p>
          </table:table-cell>
          <table:table-cell office:value-type="string">
            <text:p>(མིང་)</text:p>
          </table:table-cell>
          <table:table-cell office:value-type="string">
            <text:p>ཤིང་གཞོག་མི།</text:p>
          </table:table-cell>
          <table:table-cell table:number-columns-repeated="252"/>
        </table:table-row>
        <table:table-row table:style-name="ro1">
          <table:table-cell office:value-type="string">
            <text:p>གཞོགས།</text:p>
          </table:table-cell>
          <table:table-cell office:value-type="string">
            <text:p>/zhog/</text:p>
          </table:table-cell>
          <table:table-cell office:value-type="string">
            <text:p>(མིང་)</text:p>
          </table:table-cell>
          <table:table-cell office:value-type="string">
            <text:p>གཟུགས་ཀྱི་གློ།གཞཤོགས་གཡས་པ་དང་གཡོན་པ་བཟུམ།</text:p>
          </table:table-cell>
          <table:table-cell table:number-columns-repeated="252"/>
        </table:table-row>
        <table:table-row table:style-name="ro1">
          <table:table-cell office:value-type="string">
            <text:p>གཞོགས་སློང༌།</text:p>
          </table:table-cell>
          <table:table-cell office:value-type="string">
            <text:p>/zhog long/</text:p>
          </table:table-cell>
          <table:table-cell office:value-type="string">
            <text:p>(མིང་)</text:p>
          </table:table-cell>
          <table:table-cell office:value-type="string">
            <text:p>ལོག་འཚོ་ལྔའི་ནང་གསེས་ཕར་ལོགས་མ་གི་ཅ་ལ་རང་གིས་འཐོབ་ནི་གི་དོན་ལུ་ཤ་མུའི་སྐམ་དྲངས་ཏེ་གནས་སྐབས་བསྒྱིར་ཏེ་ལེན་ནི།</text:p>
          </table:table-cell>
          <table:table-cell table:number-columns-repeated="252"/>
        </table:table-row>
        <table:table-row table:style-name="ro1">
          <table:table-cell office:value-type="string">
            <text:p>གཞོང༌།</text:p>
          </table:table-cell>
          <table:table-cell office:value-type="string">
            <text:p>/zhong/</text:p>
          </table:table-cell>
          <table:table-cell office:value-type="string">
            <text:p>(མིང་)</text:p>
          </table:table-cell>
          <table:table-cell office:value-type="string">
            <text:p>༡མ་པ་ས་ཆ་ཀྱོང་ཀྱོང་བཟུམ་མའི་དབྱིབས་ལུ་གོ་ནི་ཨིན།༢ཟངས་གཞོང་གསེར་ཞོང་ཟེར་གཞོང་པའི་མིང་བསྡུས་ཏེ་སླབ་ཐངས།༣མི་ཁ་གིས་ལྷུ་སྟེ་གཞོང་ནི།མགུ་ཤད་ཀྱིས་སྐྱ་གཞོང་ནི་ཚུ།</text:p>
          </table:table-cell>
          <table:table-cell table:number-columns-repeated="252"/>
        </table:table-row>
        <table:table-row table:style-name="ro1">
          <table:table-cell office:value-type="string">
            <text:p>གཞོང་སྒར།</text:p>
          </table:table-cell>
          <table:table-cell office:value-type="string">
            <text:p>/zhong gar/</text:p>
          </table:table-cell>
          <table:table-cell office:value-type="string">
            <text:p>(མིང་)</text:p>
          </table:table-cell>
          <table:table-cell office:value-type="string">
            <text:p>ཤར་ཕྱོགས་མོང་སྒར་རྫོང་ཁག་འོག་གི་གཡུས་ཚན་ཅིག་གི་མིང༌།ཧེ་མ་རྫོང་ཁག་གི་མིང་ཡང་གཞོང་སྒར་དང་གཞོང་དཀར་ཟེར་སླབ་སྲོལ་ཡོདཔ་ཨིན།</text:p>
          </table:table-cell>
          <table:table-cell table:number-columns-repeated="252"/>
        </table:table-row>
        <table:table-row table:style-name="ro1">
          <table:table-cell office:value-type="string">
            <text:p>གཞོང་ཐོགས།</text:p>
          </table:table-cell>
          <table:table-cell office:value-type="string">
            <text:p>/zhong thog</text:p>
          </table:table-cell>
          <table:table-cell office:value-type="string">
            <text:p>(མིང་)</text:p>
          </table:table-cell>
          <table:table-cell office:value-type="string">
            <text:p>༡ལག་པར་གཞོང་པ་བཤེད་པའི་མིང༌།༢གནོད་སྦྱིན་ལག་ན་གཞོང་ཐོགས་ཡང་དེ་སྦེ་འབྲིཝ་ཨིན།</text:p>
          </table:table-cell>
          <table:table-cell table:number-columns-repeated="252"/>
        </table:table-row>
        <table:table-row table:style-name="ro1">
          <table:table-cell office:value-type="string">
            <text:p>གཞོང་པ།</text:p>
          </table:table-cell>
          <table:table-cell office:value-type="string">
            <text:p>/zhong pa/</text:p>
          </table:table-cell>
          <table:table-cell office:value-type="string">
            <text:p>(མིང་)</text:p>
          </table:table-cell>
          <table:table-cell office:value-type="string">
            <text:p>དབྱིབས་འཇོང་འཇོང་འབད་མི་གི་ཧོད།ཤིང་གི་གཞོང་པ།ཟངས་གཞོང་ཚུ།</text:p>
          </table:table-cell>
          <table:table-cell table:number-columns-repeated="252"/>
        </table:table-row>
        <table:table-row table:style-name="ro1">
          <table:table-cell office:value-type="string">
            <text:p>གཞོངན།</text:p>
          </table:table-cell>
          <table:table-cell office:value-type="string">
            <text:p>/zhong/</text:p>
          </table:table-cell>
          <table:table-cell office:value-type="string">
            <text:p>(མིང་)</text:p>
          </table:table-cell>
          <table:table-cell office:value-type="string">
            <text:p>མགུ་ཤད་ཀྱིས་སྐྱ་གཞོངན་སྐྱ་ལེགས་ཞིམ་འབད་སྡོད་འོང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གཞོངཔ།</text:p>
          </table:table-cell>
          <table:table-cell office:value-type="string">
            <text:p>/zhong/</text:p>
          </table:table-cell>
          <table:table-cell office:value-type="string">
            <text:p>(མིང་)</text:p>
          </table:table-cell>
          <table:table-cell office:value-type="string">
            <text:p>སྐྱ་གཞོང་གཞོངཔ།</text:p>
          </table:table-cell>
          <table:table-cell table:number-columns-repeated="252"/>
        </table:table-row>
        <table:table-row table:style-name="ro1">
          <table:table-cell office:value-type="string">
            <text:p>གཞོངམ།</text:p>
          </table:table-cell>
          <table:table-cell office:value-type="string">
            <text:p>/zhom/</text:p>
          </table:table-cell>
          <table:table-cell office:value-type="string">
            <text:p>(མིང་)</text:p>
          </table:table-cell>
          <table:table-cell office:value-type="string">
            <text:p>སྐྱ་གཞོང་གཞོངམ་ཟེར་མིང་མཐའ་ཡར་འདྲེན་པའི་ཁྱད་པར་ཙམ།</text:p>
          </table:table-cell>
          <table:table-cell table:number-columns-repeated="252"/>
        </table:table-row>
        <table:table-row table:style-name="ro1">
          <table:table-cell office:value-type="string">
            <text:p>གཞོངས།</text:p>
          </table:table-cell>
          <table:table-cell office:value-type="string">
            <text:p>/zhong/</text:p>
          </table:table-cell>
          <table:table-cell office:value-type="string">
            <text:p>(བྱ་འདས)</text:p>
          </table:table-cell>
          <table:table-cell office:value-type="string">
            <text:p>སྐྱ་གཞོང་བའི་འདས་ཚིག།</text:p>
          </table:table-cell>
          <table:table-cell table:number-columns-repeated="252"/>
        </table:table-row>
        <table:table-row table:style-name="ro1">
          <table:table-cell office:value-type="string">
            <text:p>གཞོན།</text:p>
          </table:table-cell>
          <table:table-cell office:value-type="string">
            <text:p>/zhoen/</text:p>
          </table:table-cell>
          <table:table-cell office:value-type="string">
            <text:p>(མིང་)</text:p>
          </table:table-cell>
          <table:table-cell office:value-type="string">
            <text:p>ལོ་ན་གཞོན་པ།ང་ལས་ཁོ་གཞོན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གཞོན་ཁྲལ།</text:p>
          </table:table-cell>
          <table:table-cell office:value-type="string">
            <text:p>/zhoen threl/</text:p>
          </table:table-cell>
          <table:table-cell office:value-type="string">
            <text:p>(མིང་)</text:p>
          </table:table-cell>
          <table:table-cell office:value-type="string">
            <text:p>དཔེར་ན་བུཚུ་གཞོནམ་གཞན་ཚུ་གིས་འབད་མི་ལཱ་ཚུ་རང་གིས་འབདཝ་ད་གཞོན་ཁྲལ་རྒྱུགཟེར་སླབ་ནི་ཡོད།ལོ་ན་རྒསཔ་ད་གཞོན་ཁྲལ་རྒྱུག་ནིའི་རྩིས་མ་རྐྱབ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གཞོན་ཅུང༌།</text:p>
          </table:table-cell>
          <table:table-cell office:value-type="string">
            <text:p>/zhoen cung/</text:p>
          </table:table-cell>
          <table:table-cell office:value-type="string">
            <text:p>(མིང་)</text:p>
          </table:table-cell>
          <table:table-cell office:value-type="string">
            <text:p>གཞོནམ་ཚུ་ལས་ལོ་ན་ཆུང་ཀུ།བུ་ཚུ་གཞོན་ཅུང་བུམོ་གཞོན་ཅུང་ཚུ།</text:p>
          </table:table-cell>
          <table:table-cell table:number-columns-repeated="252"/>
        </table:table-row>
        <table:table-row table:style-name="ro1">
          <table:table-cell office:value-type="string">
            <text:p>གཞོན་ཉམས།</text:p>
          </table:table-cell>
          <table:table-cell office:value-type="string">
            <text:p>/zhoen nyam/</text:p>
          </table:table-cell>
          <table:table-cell office:value-type="string">
            <text:p>(མིང་)</text:p>
          </table:table-cell>
          <table:table-cell office:value-type="string">
            <text:p>ལོ་ན་གཞོན་པའི་སྣང་བ།</text:p>
          </table:table-cell>
          <table:table-cell table:number-columns-repeated="252"/>
        </table:table-row>
        <table:table-row table:style-name="ro1">
          <table:table-cell office:value-type="string">
            <text:p>གཞོན་ནུ།</text:p>
          </table:table-cell>
          <table:table-cell office:value-type="string">
            <text:p>/zhoen nu/</text:p>
          </table:table-cell>
          <table:table-cell office:value-type="string">
            <text:p>(མིང་)</text:p>
          </table:table-cell>
          <table:table-cell office:value-type="string">
            <text:p>ཆོས་སྐད་ལས་ན་གཞོན་གྱ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གཞོན་པ།</text:p>
          </table:table-cell>
          <table:table-cell office:value-type="string">
            <text:p>/zhoen pa/</text:p>
          </table:table-cell>
          <table:table-cell office:value-type="string">
            <text:p>(མིང་)</text:p>
          </table:table-cell>
          <table:table-cell office:value-type="string">
            <text:p>ཕོ་རྒྱ་ལོ་ན་ཚོད་དར་བའི་བསྒང༌།</text:p>
          </table:table-cell>
          <table:table-cell table:number-columns-repeated="252"/>
        </table:table-row>
        <table:table-row table:style-name="ro1">
          <table:table-cell office:value-type="string">
            <text:p>གཞོན་མོ།</text:p>
          </table:table-cell>
          <table:table-cell office:value-type="string">
            <text:p>/zhoen mo/</text:p>
          </table:table-cell>
          <table:table-cell office:value-type="string">
            <text:p>(མིང་)</text:p>
          </table:table-cell>
          <table:table-cell office:value-type="string">
            <text:p>ཨམ་སྲུ་ལོ་ན་ཚོད་དར་བའི་བསྒང༌།</text:p>
          </table:table-cell>
          <table:table-cell table:number-columns-repeated="252"/>
        </table:table-row>
        <table:table-row table:style-name="ro1">
          <table:table-cell office:value-type="string">
            <text:p>གཞོན་ཤ</text:p>
          </table:table-cell>
          <table:table-cell office:value-type="string">
            <text:p>/zhoen sha/</text:p>
          </table:table-cell>
          <table:table-cell office:value-type="string">
            <text:p>(མིང་)</text:p>
          </table:table-cell>
          <table:table-cell office:value-type="string">
            <text:p>གཟུགས་ཀྱི་ཤ་འཇམ་ལྕུག་ལྕུ་དང་ཀེམ་རིལ་རི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གཞོནཔ།</text:p>
          </table:table-cell>
          <table:table-cell office:value-type="string">
            <text:p>/zhoen/</text:p>
          </table:table-cell>
          <table:table-cell office:value-type="string">
            <text:p>(མིང་)</text:p>
          </table:table-cell>
          <table:table-cell office:value-type="string">
            <text:p>བུ་ཚུ་གཞོནཔ།གཞོན་པ་དང་འདྲ།</text:p>
          </table:table-cell>
          <table:table-cell table:number-columns-repeated="252"/>
        </table:table-row>
        <table:table-row table:style-name="ro1">
          <table:table-cell office:value-type="string">
            <text:p>གཞོནམ།</text:p>
          </table:table-cell>
          <table:table-cell office:value-type="string">
            <text:p>/zhoem/</text:p>
          </table:table-cell>
          <table:table-cell office:value-type="string">
            <text:p>(མིང་)</text:p>
          </table:table-cell>
          <table:table-cell office:value-type="string">
            <text:p>བུཚ་གཞོན་པ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གཞོནམོ།</text:p>
          </table:table-cell>
          <table:table-cell office:value-type="string">
            <text:p>/zheo/</text:p>
          </table:table-cell>
          <table:table-cell office:value-type="string">
            <text:p>(མིང་)</text:p>
          </table:table-cell>
          <table:table-cell office:value-type="string">
            <text:p>བུམོ་གཞོནམོ།</text:p>
          </table:table-cell>
          <table:table-cell table:number-columns-repeated="252"/>
        </table:table-row>
        <table:table-row table:style-name="ro1">
          <table:table-cell office:value-type="string">
            <text:p>གཞོབ།</text:p>
          </table:table-cell>
          <table:table-cell office:value-type="string">
            <text:p>/zhob/</text:p>
          </table:table-cell>
          <table:table-cell office:value-type="string">
            <text:p>(བྱ་ཚིག་)</text:p>
          </table:table-cell>
          <table:table-cell office:value-type="string">
            <text:p>ཨོམ་དང་ཤ་སྤུ་ལ་སོགས་པ་མེས་ཚིག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ཞོལ།</text:p>
          </table:table-cell>
          <table:table-cell office:value-type="string">
            <text:p>/zhoel/</text:p>
          </table:table-cell>
          <table:table-cell office:value-type="string">
            <text:p>(མིང་)</text:p>
          </table:table-cell>
          <table:table-cell office:value-type="string">
            <text:p>ཆོས་སྐད་ལས་བྱ་བ་ལུ་གཞོལ་ཟེར་བ་ཅིན་བྱ་བ་ལུ་འཇུག་པའི་དོན།བརྩོན་པའི་དོན་ཚུ་ལུ་གོ་ནི་ཨིན།</text:p>
          </table:table-cell>
          <table:table-cell table:number-columns-repeated="252"/>
        </table:table-row>
        <table:table-row table:style-name="ro1">
          <table:table-cell office:value-type="string">
            <text:p>བཞག</text:p>
          </table:table-cell>
          <table:table-cell office:value-type="string">
            <text:p>/zhag/</text:p>
          </table:table-cell>
          <table:table-cell office:value-type="string">
            <text:p>(བྱ་ཚིག་)</text:p>
          </table:table-cell>
          <table:table-cell office:value-type="string">
            <text:p>༡ཅ་ལ་ཚུ་ས་ཁར་བཞག་པའི་བྱ་ཚིག།༢ཁྱོད་ཀྱི་འབད་གཞག་འདི་བཞག་ད་ཟེར་བ་ཅིན་སྤང་ད་ཟེར་བའི་དོན།༣ཅ་ལ་འདི་ཁྱོད་བཞག་ད་ཟེར་བ་ཅིན་ཁྱོད་ར་འབད་ཆི་ཟེར་བའི་དོན་ཨིན།</text:p>
          </table:table-cell>
          <table:table-cell table:number-columns-repeated="252"/>
        </table:table-row>
        <table:table-row table:style-name="ro1">
          <table:table-cell office:value-type="string">
            <text:p>བཞག་བརྟན།</text:p>
          </table:table-cell>
          <table:table-cell office:value-type="string">
            <text:p>/zhag ten/</text:p>
          </table:table-cell>
          <table:table-cell office:value-type="string">
            <text:p>(མིང་)</text:p>
          </table:table-cell>
          <table:table-cell office:value-type="string">
            <text:p>བུ་གཞི་གི་བཞག་བརྟན་གནས་ཚང་གི་བཞག་བརྟན་ཟེར་བ་ཅིན་ཕུགས་ཀྱི་མཐའ་དོན་ལུ་ས་དང་ཁྱིམ་ཚུ་བསྒྲུབས་བཞག་ནི་གཏན་བཞག་བདོག་གཏད་ཚུ་དོན་འདྲ།</text:p>
          </table:table-cell>
          <table:table-cell table:number-columns-repeated="252"/>
        </table:table-row>
        <table:table-row table:style-name="ro1">
          <table:table-cell office:value-type="string">
            <text:p>བཞད་གད།</text:p>
          </table:table-cell>
          <table:table-cell office:value-type="string">
            <text:p>/zhag ge/</text:p>
          </table:table-cell>
          <table:table-cell office:value-type="string">
            <text:p>(བྱ་ཚིག་)</text:p>
          </table:table-cell>
          <table:table-cell office:value-type="string">
            <text:p>བགའ་བའི་ཞེ་ས།སློབ་དཔོན་བཞད་གད་ཤོར་དེས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བཞམ།</text:p>
          </table:table-cell>
          <table:table-cell office:value-type="string">
            <text:p>/zham/</text:p>
          </table:table-cell>
          <table:table-cell office:value-type="string">
            <text:p>(བྱ་ཚིག)</text:p>
          </table:table-cell>
          <table:table-cell office:value-type="string">
            <text:p>༡ནོར་གྱི་སོག་བཞམ་ཟེར་བ་ཅིན་ནགས་ཚལ་ནང་ལས་ཤིང་གི་འདབ་མ་ཚུ་བསྐོང་ནི།༢ཁེ་བཟང་བཞམ་ཟེར་བ་ཅིན་ཁེ་བཟང་ག་ཡོད་ས་ལས་ཐོབ་ཚུགསཔ་འབད་ནི་ཚུ་གི་བྱ་ཚིག།</text:p>
          </table:table-cell>
          <table:table-cell table:number-columns-repeated="252"/>
        </table:table-row>
        <table:table-row table:style-name="ro1">
          <table:table-cell office:value-type="string">
            <text:p>བཞམན།</text:p>
          </table:table-cell>
          <table:table-cell office:value-type="string">
            <text:p>/zham/</text:p>
          </table:table-cell>
          <table:table-cell office:value-type="string">
            <text:p>(མིང་)</text:p>
          </table:table-cell>
          <table:table-cell office:value-type="string">
            <text:p>སོག་བཞམན་སྟོང་ཕུའི་འདབ་མ་བཞམ།</text:p>
          </table:table-cell>
          <table:table-cell table:number-columns-repeated="252"/>
        </table:table-row>
        <table:table-row table:style-name="ro1">
          <table:table-cell office:value-type="string">
            <text:p>བཞམས།</text:p>
          </table:table-cell>
          <table:table-cell office:value-type="string">
            <text:p>/zham/</text:p>
          </table:table-cell>
          <table:table-cell office:value-type="string">
            <text:p>(བྱ་འདས)</text:p>
          </table:table-cell>
          <table:table-cell office:value-type="string">
            <text:p>སོག་བཞམ་པའི་འདས་ཚིག།</text:p>
          </table:table-cell>
          <table:table-cell table:number-columns-repeated="252"/>
        </table:table-row>
        <table:table-row table:style-name="ro1">
          <table:table-cell office:value-type="string">
            <text:p>བཞར།</text:p>
          </table:table-cell>
          <table:table-cell office:value-type="string">
            <text:p>/zhar/</text:p>
          </table:table-cell>
          <table:table-cell office:value-type="string">
            <text:p>(བྱ་ཚིག་)</text:p>
          </table:table-cell>
          <table:table-cell office:value-type="string">
            <text:p>མགུ་ཏོག་གི་སྐྱ་དང་ཁའི་སྤུ་ཚུ་བཏོག་པའི་བྱ་འདས།</text:p>
          </table:table-cell>
          <table:table-cell table:number-columns-repeated="252"/>
        </table:table-row>
        <table:table-row table:style-name="ro1">
          <table:table-cell office:value-type="string">
            <text:p>བཞརན།</text:p>
          </table:table-cell>
          <table:table-cell office:value-type="string">
            <text:p>/zharn</text:p>
          </table:table-cell>
          <table:table-cell office:value-type="string">
            <text:p>(བྱ་ཁྱད་)</text:p>
          </table:table-cell>
          <table:table-cell office:value-type="string">
            <text:p>སྐྱ་བཞརན་ཧིང་སངས་ས་འོང༌།</text:p>
          </table:table-cell>
          <table:table-cell table:number-columns-repeated="252"/>
        </table:table-row>
        <table:table-row table:style-name="ro1">
          <table:table-cell office:value-type="string">
            <text:p>བཞརཝ།</text:p>
          </table:table-cell>
          <table:table-cell office:value-type="string">
            <text:p>/zhao/</text:p>
          </table:table-cell>
          <table:table-cell office:value-type="string">
            <text:p>(མིང་)</text:p>
          </table:table-cell>
          <table:table-cell office:value-type="string">
            <text:p>སྐྱ་བཞར་བཞརཝ།</text:p>
          </table:table-cell>
          <table:table-cell table:number-columns-repeated="252"/>
        </table:table-row>
        <table:table-row table:style-name="ro1">
          <table:table-cell office:value-type="string">
            <text:p>བཞི།</text:p>
          </table:table-cell>
          <table:table-cell office:value-type="string">
            <text:p>/zhi/</text:p>
          </table:table-cell>
          <table:table-cell office:value-type="string">
            <text:p>(མིང་)</text:p>
          </table:table-cell>
          <table:table-cell office:value-type="string">
            <text:p>གྱངས་ཁ་བཞི་བུམ་ཐང་སྡེ་བཞི་ལྷོ་མོན་ཁ་བཞི་ཕྱོགས་བཞི་མཚམས་བཞི།</text:p>
          </table:table-cell>
          <table:table-cell table:number-columns-repeated="252"/>
        </table:table-row>
        <table:table-row table:style-name="ro1">
          <table:table-cell office:value-type="string">
            <text:p>བཞི་ཁྲི།</text:p>
          </table:table-cell>
          <table:table-cell office:value-type="string">
            <text:p>/zhi thri/</text:p>
          </table:table-cell>
          <table:table-cell office:value-type="string">
            <text:p>(མིང་)</text:p>
          </table:table-cell>
          <table:table-cell office:value-type="string">
            <text:p>སྟོང་ཕྲག་བཞི་བཅུ།</text:p>
          </table:table-cell>
          <table:table-cell table:number-columns-repeated="252"/>
        </table:table-row>
        <table:table-row table:style-name="ro1">
          <table:table-cell office:value-type="string">
            <text:p>བཞི་བརྒྱ།</text:p>
          </table:table-cell>
          <table:table-cell office:value-type="string">
            <text:p>/zhi ja/</text:p>
          </table:table-cell>
          <table:table-cell office:value-type="string">
            <text:p>(མིང་)</text:p>
          </table:table-cell>
          <table:table-cell office:value-type="string">
            <text:p>གྱངས་ཁ་བརྒྱ་རེ་འབད་མི་བཞི།</text:p>
          </table:table-cell>
          <table:table-cell table:number-columns-repeated="252"/>
        </table:table-row>
        <table:table-row table:style-name="ro1">
          <table:table-cell office:value-type="string">
            <text:p>བཞི་བཅུ།</text:p>
          </table:table-cell>
          <table:table-cell office:value-type="string">
            <text:p>/zhi cu/</text:p>
          </table:table-cell>
          <table:table-cell office:value-type="string">
            <text:p>(མིང་)</text:p>
          </table:table-cell>
          <table:table-cell office:value-type="string">
            <text:p>གྱངས་ཁ་བཞི་རེ་འབད་མི་བཅུ།</text:p>
          </table:table-cell>
          <table:table-cell table:number-columns-repeated="252"/>
        </table:table-row>
        <table:table-row table:style-name="ro1">
          <table:table-cell office:value-type="string">
            <text:p>བཞི་ཆ།</text:p>
          </table:table-cell>
          <table:table-cell office:value-type="string">
            <text:p>/zhi cha/</text:p>
          </table:table-cell>
          <table:table-cell office:value-type="string">
            <text:p>(མིང་)</text:p>
          </table:table-cell>
          <table:table-cell office:value-type="string">
            <text:p>༡དཔྱ་བཞི་ལུ་བགོ་བའི་དཔྱ་གཅིགབཞི་དཔྱ་དང་དོན་གཅིག།༢བཞི་ཆ་རང་ཟེར་བ་ཅིན་བཞི་པོ་ཆ་མཉམ་རང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བཞི་སྟོང༌།</text:p>
          </table:table-cell>
          <table:table-cell office:value-type="string">
            <text:p>/zhi tong/</text:p>
          </table:table-cell>
          <table:table-cell office:value-type="string">
            <text:p>(མིང་)</text:p>
          </table:table-cell>
          <table:table-cell office:value-type="string">
            <text:p>གྲངས་སྟོང་ཕྲག་བཞི།</text:p>
          </table:table-cell>
          <table:table-cell table:number-columns-repeated="252"/>
        </table:table-row>
        <table:table-row table:style-name="ro1">
          <table:table-cell office:value-type="string">
            <text:p>བཞི་མདོ།</text:p>
          </table:table-cell>
          <table:table-cell office:value-type="string">
            <text:p>/zhi do/</text:p>
          </table:table-cell>
          <table:table-cell office:value-type="string">
            <text:p>(མིང་)</text:p>
          </table:table-cell>
          <table:table-cell office:value-type="string">
            <text:p>ལམ་རྒྱ་གྲམ།</text:p>
          </table:table-cell>
          <table:table-cell table:number-columns-repeated="252"/>
        </table:table-row>
        <table:table-row table:style-name="ro1">
          <table:table-cell office:value-type="string">
            <text:p>བཞི་པ།</text:p>
          </table:table-cell>
          <table:table-cell office:value-type="string">
            <text:p>/zhi pa/</text:p>
          </table:table-cell>
          <table:table-cell office:value-type="string">
            <text:p>(མིང་)</text:p>
          </table:table-cell>
          <table:table-cell office:value-type="string">
            <text:p>གྲལ་རིམ་བཞི་པ་འབད་མི་གི་མི་དང་དངོས་པོ།ཨང་རིམ་བཞི་པའ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བཞི་དཔྱ།</text:p>
          </table:table-cell>
          <table:table-cell office:value-type="string">
            <text:p>/zhi ca/</text:p>
          </table:table-cell>
          <table:table-cell office:value-type="string">
            <text:p>(མིང་)</text:p>
          </table:table-cell>
          <table:table-cell office:value-type="string">
            <text:p>དཔྱ་བཞི་ལུ་བགོ་བའི་དཔྱ་གཅིག།</text:p>
          </table:table-cell>
          <table:table-cell table:number-columns-repeated="252"/>
        </table:table-row>
        <table:table-row table:style-name="ro1">
          <table:table-cell office:value-type="string">
            <text:p>བཞི་འབུམ།</text:p>
          </table:table-cell>
          <table:table-cell office:value-type="string">
            <text:p>/zhi bum/</text:p>
          </table:table-cell>
          <table:table-cell office:value-type="string">
            <text:p>(མིང་)</text:p>
          </table:table-cell>
          <table:table-cell office:value-type="string">
            <text:p>གྲངས་འབུམ་བཞི།</text:p>
          </table:table-cell>
          <table:table-cell table:number-columns-repeated="252"/>
        </table:table-row>
        <table:table-row table:style-name="ro1">
          <table:table-cell office:value-type="string">
            <text:p>བཞི་བརྩེགས།</text:p>
          </table:table-cell>
          <table:table-cell office:value-type="string">
            <text:p>/zhi tseg/</text:p>
          </table:table-cell>
          <table:table-cell office:value-type="string">
            <text:p>(མིང་)</text:p>
          </table:table-cell>
          <table:table-cell office:value-type="string">
            <text:p>ཁྱིམ་ཐོག་བཞི་ཚུན་ཚོད་བརྩེགས་ཏེ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བཞི་ཚད་གཅིག</text:p>
          </table:table-cell>
          <table:table-cell office:value-type="string">
            <text:p>/zhi tshe ci/</text:p>
          </table:table-cell>
          <table:table-cell office:value-type="string">
            <text:p>(མིང་)</text:p>
          </table:table-cell>
          <table:table-cell office:value-type="string">
            <text:p>ཚན་ཁག་བཞིའི་ཆ་ཚང་གཅིག།</text:p>
          </table:table-cell>
          <table:table-cell table:number-columns-repeated="252"/>
        </table:table-row>
        <table:table-row table:style-name="ro1">
          <table:table-cell office:value-type="string">
            <text:p>བཞི་ཤད།</text:p>
          </table:table-cell>
          <table:table-cell office:value-type="string">
            <text:p>/zhi she/</text:p>
          </table:table-cell>
          <table:table-cell office:value-type="string">
            <text:p>(མིང་)</text:p>
          </table:table-cell>
          <table:table-cell office:value-type="string">
            <text:p>ལེའུ་མཚམས་ལུ་བཞི་ཤད་ཐོབ་ཟེར་དོ་བཟུམ།ལེའུ་རེ་རྫོགས་པའི་མཚམས་ལུ་ཤད་བཞི་རེ་ཐོབ་མི།དཔེར་ན་།།།།</text:p>
          </table:table-cell>
          <table:table-cell table:number-columns-repeated="252"/>
        </table:table-row>
        <table:table-row table:style-name="ro1">
          <table:table-cell office:value-type="string">
            <text:p>བཞིན།</text:p>
          </table:table-cell>
          <table:table-cell office:value-type="string">
            <text:p>/zhin/</text:p>
          </table:table-cell>
          <table:table-cell office:value-type="string">
            <text:p>(མིང་)</text:p>
          </table:table-cell>
          <table:table-cell office:value-type="string">
            <text:p>དེ་བཞིན་དུ་དེ་བཟུམ་སྦེ་ཟེར་མཚུངས་པ་གསལ་བྱེད་ཀྱི་སྒྲ།</text:p>
          </table:table-cell>
          <table:table-cell table:number-columns-repeated="252"/>
        </table:table-row>
        <table:table-row table:style-name="ro1">
          <table:table-cell office:value-type="string">
            <text:p>བཞུ།</text:p>
          </table:table-cell>
          <table:table-cell office:value-type="string">
            <text:p>/zhu/</text:p>
          </table:table-cell>
          <table:table-cell office:value-type="string">
            <text:p>(བྱ་ཚིག)ཐབ་ཁར་དཀར་མེ་བཞུ་མེ་གིས་ཚིལ་ལུ་བཞུ་ཉི་མ་གིས་ཁཝ་བཞུ་བའི་བྱ་ཚིག།</text:p>
          </table:table-cell>
          <table:table-cell table:number-columns-repeated="253"/>
        </table:table-row>
        <table:table-row table:style-name="ro1">
          <table:table-cell office:value-type="string">
            <text:p>བཞུ་སྐུད།</text:p>
          </table:table-cell>
          <table:table-cell office:value-type="string">
            <text:p>/zhu kue/</text:p>
          </table:table-cell>
          <table:table-cell office:value-type="string">
            <text:p>(མིང་)</text:p>
          </table:table-cell>
          <table:table-cell office:value-type="string">
            <text:p>གློག་མེ་ཤུགས་འོངམ་ད་བཞུ་སྟེ་འགྱོ་ཚུགས་པའི་ལྕགས་སྐུད།</text:p>
          </table:table-cell>
          <table:table-cell table:number-columns-repeated="252"/>
        </table:table-row>
        <table:table-row table:style-name="ro1">
          <table:table-cell office:value-type="string">
            <text:p>བཞུགས།</text:p>
          </table:table-cell>
          <table:table-cell office:value-type="string">
            <text:p>/zhu/</text:p>
          </table:table-cell>
          <table:table-cell office:value-type="string">
            <text:p>(བྱ་ཚིག་)</text:p>
          </table:table-cell>
          <table:table-cell office:value-type="string">
            <text:p>སར་སྡོད་པའ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བཞུགས་ཁང༌།</text:p>
          </table:table-cell>
          <table:table-cell office:value-type="string">
            <text:p>/zhu khang/</text:p>
          </table:table-cell>
          <table:table-cell office:value-type="string">
            <text:p>(མིང་)</text:p>
          </table:table-cell>
          <table:table-cell office:value-type="string">
            <text:p>༡སྐུ་གཅིག་འབད་མི་གི་བཞུགས་སྒྲོམ།རྗེ་བཙུན་སྒྲོལ་མའི་བཞུགས་ཁང་ཟེར་དོ་བཟུམ།༢སྒེར་གྱི་བཞུགས་ཁང༌།དཔེར་ན་ཡིག་ཚང་ནང་དྲགོས་ཀྱི་བཞུགས་ཁང་གཅིག་དང་དྲུང་ཡིག་དམངས་ཀྱི་ཁང་མིག་ཅིག་སྦྲགས་ཏེ་འདུག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བཞུགས་ཁྲི།</text:p>
          </table:table-cell>
          <table:table-cell office:value-type="string">
            <text:p>/zhu thri/</text:p>
          </table:table-cell>
          <table:table-cell office:value-type="string">
            <text:p>(མིང་)</text:p>
          </table:table-cell>
          <table:table-cell office:value-type="string">
            <text:p>བླ་མའི་བཞུགས་ཁྲི་རྒྱལ་པོའི་བཞུགས་ཁྲི་ཟེར་སྡོད་ཁྲིའ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བཞུགས་གྲལ།</text:p>
          </table:table-cell>
          <table:table-cell office:value-type="string">
            <text:p>/zhu drel/</text:p>
          </table:table-cell>
          <table:table-cell office:value-type="string">
            <text:p>(མིང་)</text:p>
          </table:table-cell>
          <table:table-cell office:value-type="string">
            <text:p>༡སྡོད་ནིའི་གྲལ་གྱི་ཞེ་ས།༢ཟས་སྣའི་དགའ་སྟོན་གྱི་ཐོག་ལས་རྟེན་འབྲེལ་བརྩི་བའི་མིང༌།བཞུགས་གྲལ་ཕུན་སུམ་ཚོགས་པའི་རྟེན་འབྲེལ་གྱིས་འགོ་བཙུགས་ཅི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བཞུགས་སྒར།</text:p>
          </table:table-cell>
          <table:table-cell office:value-type="string">
            <text:p>/zhu gar</text:p>
          </table:table-cell>
          <table:table-cell office:value-type="string">
            <text:p>(`མིང་)</text:p>
          </table:table-cell>
          <table:table-cell office:value-type="string">
            <text:p>གུ་ཚུ་སྤུབས་ཏེ་གནས་སྐབས་ཀྱི་སྡོད་སའི་གནས་ཀྱ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བཞུགས་སྒྲོམ།</text:p>
          </table:table-cell>
          <table:table-cell office:value-type="string">
            <text:p>/zhu drom/</text:p>
          </table:table-cell>
          <table:table-cell office:value-type="string">
            <text:p>(མིང་)</text:p>
          </table:table-cell>
          <table:table-cell office:value-type="string">
            <text:p>ཐུན་བཏངམ་ད་སྡོད་ས།་ཤིང་གིས་བསྒྲིགས་པའི་མལ་སྒྲོམ་གྱ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བཞུགས་སྟངས།</text:p>
          </table:table-cell>
          <table:table-cell office:value-type="string">
            <text:p>/zhu tang/</text:p>
          </table:table-cell>
          <table:table-cell office:value-type="string">
            <text:p>(མིང་)</text:p>
          </table:table-cell>
          <table:table-cell office:value-type="string">
            <text:p>སྡོད་ཐངས་ཀྱ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བཞུགས་གདན།</text:p>
          </table:table-cell>
          <table:table-cell office:value-type="string">
            <text:p>/zhu den/</text:p>
          </table:table-cell>
          <table:table-cell office:value-type="string">
            <text:p>(མིང་)</text:p>
          </table:table-cell>
          <table:table-cell office:value-type="string">
            <text:p>གདན་གྱ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བཞུགས་པ།</text:p>
          </table:table-cell>
          <table:table-cell office:value-type="string">
            <text:p>/zhu pa/</text:p>
          </table:table-cell>
          <table:table-cell office:value-type="string">
            <text:p>(བྱ་འདས་)</text:p>
          </table:table-cell>
          <table:table-cell office:value-type="string">
            <text:p>སྡོད་པའ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བཞུགན།</text:p>
          </table:table-cell>
          <table:table-cell office:value-type="string">
            <text:p>/zhun</text:p>
          </table:table-cell>
          <table:table-cell office:value-type="string">
            <text:p>(མིང་)</text:p>
          </table:table-cell>
          <table:table-cell office:value-type="string">
            <text:p>སར་བཞུགསན་བདེ་ཏོག་ཏོ་འོང༌།</text:p>
          </table:table-cell>
          <table:table-cell table:number-columns-repeated="252"/>
        </table:table-row>
        <table:table-row table:style-name="ro1">
          <table:table-cell office:value-type="string">
            <text:p>བཞུགཔ།</text:p>
          </table:table-cell>
          <table:table-cell office:value-type="string">
            <text:p>/zhup/</text:p>
          </table:table-cell>
          <table:table-cell office:value-type="string">
            <text:p>(མིང་)</text:p>
          </table:table-cell>
          <table:table-cell office:value-type="string">
            <text:p>བླམ་གཟིམ་ཅུང་ནང་བཞུགཔ་བཞུགས་ས་ཨིན།</text:p>
          </table:table-cell>
          <table:table-cell table:number-columns-repeated="252"/>
        </table:table-row>
        <table:table-row table:style-name="ro1">
          <table:table-cell office:value-type="string">
            <text:p>བཞུགས་ས།</text:p>
          </table:table-cell>
          <table:table-cell office:value-type="string">
            <text:p>/zhug sa</text:p>
          </table:table-cell>
          <table:table-cell office:value-type="string">
            <text:p>(མིང་)</text:p>
          </table:table-cell>
          <table:table-cell office:value-type="string">
            <text:p>སྡོད་སའ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བཞེངས།</text:p>
          </table:table-cell>
          <table:table-cell office:value-type="string">
            <text:p>/zheng/</text:p>
          </table:table-cell>
          <table:table-cell office:value-type="string">
            <text:p>(བྱ་ཚིག་)</text:p>
          </table:table-cell>
          <table:table-cell office:value-type="string">
            <text:p>ཡར་ལོངས་བའ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བཞེངས་ཇ།</text:p>
          </table:table-cell>
          <table:table-cell office:value-type="string">
            <text:p>/zheng ja/</text:p>
          </table:table-cell>
          <table:table-cell office:value-type="string">
            <text:p>(མིང་)</text:p>
          </table:table-cell>
          <table:table-cell office:value-type="string">
            <text:p>ཡར་ལོངམ་ད་འཐུང་ནི་གི་ཇ།</text:p>
          </table:table-cell>
          <table:table-cell table:number-columns-repeated="252"/>
        </table:table-row>
        <table:table-row table:style-name="ro1">
          <table:table-cell office:value-type="string">
            <text:p>བཞེངས་སྟབས།</text:p>
          </table:table-cell>
          <table:table-cell office:value-type="string">
            <text:p>/zheng tab/</text:p>
          </table:table-cell>
          <table:table-cell office:value-type="string">
            <text:p>(མིང་)</text:p>
          </table:table-cell>
          <table:table-cell office:value-type="string">
            <text:p>ཡར་བཞེངས་ཏེ་བཞུགས་ཚུལ།</text:p>
          </table:table-cell>
          <table:table-cell table:number-columns-repeated="252"/>
        </table:table-row>
        <table:table-row table:style-name="ro1">
          <table:table-cell office:value-type="string">
            <text:p>བཞེངས་བརྡ།</text:p>
          </table:table-cell>
          <table:table-cell office:value-type="string">
            <text:p>/zheng da/</text:p>
          </table:table-cell>
          <table:table-cell office:value-type="string">
            <text:p>(མིང་)</text:p>
          </table:table-cell>
          <table:table-cell office:value-type="string">
            <text:p>དྲོ་པ་བཞེངས་བརྡ་དང་བསྟུན་ཏེ་ཡར་ལོང་དགོ་ཟེར་དོ་བཟུམ་དྲོ་པ་ལོང་ནི་གི་བརྡ་འབད་ནི་ལུ་ཞེ་ས་སྦྱར་བ།</text:p>
          </table:table-cell>
          <table:table-cell table:number-columns-repeated="252"/>
        </table:table-row>
        <table:table-row table:style-name="ro1">
          <table:table-cell office:value-type="string">
            <text:p>བཞེངས་པ།</text:p>
          </table:table-cell>
          <table:table-cell office:value-type="string">
            <text:p>/zheng pa/</text:p>
          </table:table-cell>
          <table:table-cell office:value-type="string">
            <text:p>(མིང་)</text:p>
          </table:table-cell>
          <table:table-cell office:value-type="string">
            <text:p>ཡར་ལོང་ཚར་བའ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བཞེངས་བཞུགས།</text:p>
          </table:table-cell>
          <table:table-cell office:value-type="string">
            <text:p>/zheng zhu/</text:p>
          </table:table-cell>
          <table:table-cell office:value-type="string">
            <text:p>(བྱ་ཚིག་)</text:p>
          </table:table-cell>
          <table:table-cell office:value-type="string">
            <text:p>ཡར་བཞེངས་པ་དང་མར་བཞུགས་པའི་ཚིག་གཅིག་ཁར་སླབ་ཐངས།</text:p>
          </table:table-cell>
          <table:table-cell table:number-columns-repeated="252"/>
        </table:table-row>
        <table:table-row table:style-name="ro1">
          <table:table-cell office:value-type="string">
            <text:p>བཞེངན།</text:p>
          </table:table-cell>
          <table:table-cell office:value-type="string">
            <text:p>/zhen</text:p>
          </table:table-cell>
          <table:table-cell office:value-type="string">
            <text:p>(མིང་)</text:p>
          </table:table-cell>
          <table:table-cell office:value-type="string">
            <text:p>བླ་མ་ཡར་བཞེངསན་ཀྲིག་ཀྲི་འོང༌།</text:p>
          </table:table-cell>
          <table:table-cell table:number-columns-repeated="252"/>
        </table:table-row>
        <table:table-row table:style-name="ro1">
          <table:table-cell office:value-type="string">
            <text:p>བཞེད།</text:p>
          </table:table-cell>
          <table:table-cell office:value-type="string">
            <text:p>/zhe/</text:p>
          </table:table-cell>
          <table:table-cell office:value-type="string">
            <text:p>(བྱ་ཚིག་)</text:p>
          </table:table-cell>
          <table:table-cell office:value-type="string">
            <text:p>༡མནོ་བསམ་བཏང་བའི་ཞེ་ས།༢རེ་བ་བསྐྱེད་པའ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བཞེད་དོན།</text:p>
          </table:table-cell>
          <table:table-cell office:value-type="string">
            <text:p>/zhe doen/</text:p>
          </table:table-cell>
          <table:table-cell office:value-type="string">
            <text:p>(མིང་)</text:p>
          </table:table-cell>
          <table:table-cell office:value-type="string">
            <text:p>ཐུགས་ཁར་འཆར་མི་གི་དོན་དག།</text:p>
          </table:table-cell>
          <table:table-cell table:number-columns-repeated="252"/>
        </table:table-row>
        <table:table-row table:style-name="ro1">
          <table:table-cell office:value-type="string">
            <text:p>བཞེད་ཚུལ།</text:p>
          </table:table-cell>
          <table:table-cell office:value-type="string">
            <text:p>/zhe tshuel/</text:p>
          </table:table-cell>
          <table:table-cell office:value-type="string">
            <text:p>(མིང་)</text:p>
          </table:table-cell>
          <table:table-cell office:value-type="string">
            <text:p>༡ཐུགས་ཁར་འཆར་ཚུལ།༢རེ་བ་བསྐྱེད་ཚུལ་གྱ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བཞེད་སྲོལ།</text:p>
          </table:table-cell>
          <table:table-cell office:value-type="string">
            <text:p>/zhe soel/</text:p>
          </table:table-cell>
          <table:table-cell office:value-type="string">
            <text:p>(མིང་)</text:p>
          </table:table-cell>
          <table:table-cell office:value-type="string">
            <text:p>ཆ་བཞག་པའི་ལུགས་སྲོལ།སྲོལ་ཁྱུན་ཚུ།</text:p>
          </table:table-cell>
          <table:table-cell table:number-columns-repeated="252"/>
        </table:table-row>
        <table:table-row table:style-name="ro1">
          <table:table-cell office:value-type="string">
            <text:p>བཞེས།</text:p>
          </table:table-cell>
          <table:table-cell office:value-type="string">
            <text:p>/zhe/</text:p>
          </table:table-cell>
          <table:table-cell office:value-type="string">
            <text:p>(བྱ་ཚིག་)</text:p>
          </table:table-cell>
          <table:table-cell office:value-type="string">
            <text:p>༡གསོལཝ་བཞེས་ཟེར་བ་ཅིན་ཟ་བའི་ཞེ་ས་༢ན་བཟའ་བཞེས་ཟེར་མི་གྱོན་པའི་ཞེ་ས་༣བཙུནམོ་བཞེས་ཟེར་མི་མནའམ་ལེན་པའི་ཞེ་ས་ཚུ་ལུ་སྐབས་ཐོབ་དང་བསྟུན་ཏེ་འཇུགཔ་ཨིན།</text:p>
          </table:table-cell>
          <table:table-cell table:number-columns-repeated="252"/>
        </table:table-row>
        <table:table-row table:style-name="ro1">
          <table:table-cell office:value-type="string">
            <text:p>བཞེས་ཁྲི།</text:p>
          </table:table-cell>
          <table:table-cell office:value-type="string">
            <text:p>/zhe thri/</text:p>
          </table:table-cell>
          <table:table-cell office:value-type="string">
            <text:p>(མིང་)</text:p>
          </table:table-cell>
          <table:table-cell office:value-type="string">
            <text:p>ཟ་ཁྲི་ལུ་ཞེ་ས་སྦྱར་བ།བཞེས་དཀར་བཞེས་ཁྲི་གུ་བཞག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བཞེས་སྒོ།</text:p>
          </table:table-cell>
          <table:table-cell office:value-type="string">
            <text:p>/zhe go/</text:p>
          </table:table-cell>
          <table:table-cell office:value-type="string">
            <text:p>(མིང་)</text:p>
          </table:table-cell>
          <table:table-cell office:value-type="string">
            <text:p>ཟ་ནི་གི་ལྟོའི་མིང་བཞེས་སྒོ་ལུ་ལེགས་ཧིང་དང་ཞིམ་ཧིང་མ་བལྟ་བར་ཟ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བཞེས་ཆ།</text:p>
          </table:table-cell>
          <table:table-cell office:value-type="string">
            <text:p>/zhe sa/</text:p>
          </table:table-cell>
          <table:table-cell office:value-type="string">
            <text:p>(མིང་)</text:p>
          </table:table-cell>
          <table:table-cell office:value-type="string">
            <text:p>ཕོརཔ་གི་ཞེ་ས།བཞེས་ཅན་ཟེར་མི་ལས་སྒྲ་གྱུར་ཏེ་ཆ་འབད་སླབ་སྲོལ་འདུག།</text:p>
          </table:table-cell>
          <table:table-cell table:number-columns-repeated="252"/>
        </table:table-row>
        <table:table-row table:style-name="ro1">
          <table:table-cell office:value-type="string">
            <text:p>བཞེས་ཐུག</text:p>
          </table:table-cell>
          <table:table-cell office:value-type="string">
            <text:p>/zhe thu</text:p>
          </table:table-cell>
          <table:table-cell office:value-type="string">
            <text:p>(མིང་)</text:p>
          </table:table-cell>
          <table:table-cell office:value-type="string">
            <text:p>ཐུགཔ་ག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བཞེས་ཤིག</text:p>
          </table:table-cell>
          <table:table-cell office:value-type="string">
            <text:p>/zhe shi/</text:p>
          </table:table-cell>
          <table:table-cell office:value-type="string">
            <text:p>(བསྐུལ་ཚིག་)</text:p>
          </table:table-cell>
          <table:table-cell office:value-type="string">
            <text:p>གསོལཝ་དང་གསོལ་ཇ་ཚུ་བཞེས་ཤིག་ཟེར་བའི་བསྐུལ་ཚིག་ག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བཞེས་དར།</text:p>
          </table:table-cell>
          <table:table-cell office:value-type="string">
            <text:p>/zhe dar</text:p>
          </table:table-cell>
          <table:table-cell office:value-type="string">
            <text:p>(མིང་)</text:p>
          </table:table-cell>
          <table:table-cell office:value-type="string">
            <text:p>ལྟོ་དང་གཅིག་ཁར་ཧུབ་ཆང་བཞེས་ནི་དར་བའ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བཞེས་སྤྲོ།</text:p>
          </table:table-cell>
          <table:table-cell office:value-type="string">
            <text:p>/zhe tro/</text:p>
          </table:table-cell>
          <table:table-cell office:value-type="string">
            <text:p>(མིང་)</text:p>
          </table:table-cell>
          <table:table-cell office:value-type="string">
            <text:p>༡ཆང་གི་ཞེ་ས་ལུ་བཞེས་སྤྲོ་ཟེར་སླབ་འོང༌།ཆང་དྲངམ་ད་འཐེན་ནི་གི་གཞས་ཚིགབཞེས་སྤྲོ་ཡར་མཆོད་ཡར་ལ་མཆོད།ཡར་གྱི་མཚན་ལྡན་བླ་མ་མཆོད།ཟེར་མི་ཚུ།༢བཞེས་ནི་ལུ་ཐུགས་ཀྱི་སྤྲོ་བ་བྱུང་བྱུངམ།</text:p>
          </table:table-cell>
          <table:table-cell table:number-columns-repeated="252"/>
        </table:table-row>
        <table:table-row table:style-name="ro1">
          <table:table-cell office:value-type="string">
            <text:p>བཞེས་འཕྲོ།</text:p>
          </table:table-cell>
          <table:table-cell office:value-type="string">
            <text:p>/zhe thro/</text:p>
          </table:table-cell>
          <table:table-cell office:value-type="string">
            <text:p>(མིང་)</text:p>
          </table:table-cell>
          <table:table-cell office:value-type="string">
            <text:p>གསོལཝ་བཞེས་འཕྲོ་ཆབ་ཆུ་བཞེས་འཕྲོ་ཚུ།</text:p>
          </table:table-cell>
          <table:table-cell table:number-columns-repeated="252"/>
        </table:table-row>
        <table:table-row table:style-name="ro1">
          <table:table-cell office:value-type="string">
            <text:p>བཞེས་བང༌།</text:p>
          </table:table-cell>
          <table:table-cell office:value-type="string">
            <text:p>/zhe bang/</text:p>
          </table:table-cell>
          <table:table-cell office:value-type="string">
            <text:p>(མིང་)</text:p>
          </table:table-cell>
          <table:table-cell office:value-type="string">
            <text:p>ལྟོ་ཟ་སའི་བང་ཅུང་ག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བཞེས་རྩམ།</text:p>
          </table:table-cell>
          <table:table-cell office:value-type="string">
            <text:p>/zhe tsam/</text:p>
          </table:table-cell>
          <table:table-cell office:value-type="string">
            <text:p>(མིང་)</text:p>
          </table:table-cell>
          <table:table-cell office:value-type="string">
            <text:p>ཇ་རྩམ་འཛརཝ་དང་སྲིབ་ལྟོ་ཚུ་ག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བཞེས་ཚོད།</text:p>
          </table:table-cell>
          <table:table-cell office:value-type="string">
            <text:p>/zhe tshoe/</text:p>
          </table:table-cell>
          <table:table-cell office:value-type="string">
            <text:p>(མིང་)</text:p>
          </table:table-cell>
          <table:table-cell office:value-type="string">
            <text:p>༡ཚོད་མའི་ཞེ་ས།༢བཞེས་པའི་ཚོད་ཅིག་ཡོད་ཟེར་སླབ་པའ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བཞེས་རས།</text:p>
          </table:table-cell>
          <table:table-cell office:value-type="string">
            <text:p>/zhe re/</text:p>
          </table:table-cell>
          <table:table-cell office:value-type="string">
            <text:p>(མིང་)</text:p>
          </table:table-cell>
          <table:table-cell office:value-type="string">
            <text:p>ལྟོ་རས་ཀྱ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བཞེསན།</text:p>
          </table:table-cell>
          <table:table-cell office:value-type="string">
            <text:p>/zhen/</text:p>
          </table:table-cell>
          <table:table-cell office:value-type="string">
            <text:p>(མིང་)</text:p>
          </table:table-cell>
          <table:table-cell office:value-type="string">
            <text:p>གསོལ་ཚོགས་བཞེས་པ་ཅིན་ཟེར་བའ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བཞེསཔ།</text:p>
          </table:table-cell>
          <table:table-cell office:value-type="string">
            <text:p>/zhep/</text:p>
          </table:table-cell>
          <table:table-cell office:value-type="string">
            <text:p>(མིང་)</text:p>
          </table:table-cell>
          <table:table-cell office:value-type="string">
            <text:p>གསང་ཡུམ་ཧེ་མ་ལས་བཞེས་བཞེསཔ་མས།</text:p>
          </table:table-cell>
          <table:table-cell table:number-columns-repeated="252"/>
        </table:table-row>
        <table:table-row table:style-name="ro1">
          <table:table-cell office:value-type="string">
            <text:p>བཞོ།</text:p>
          </table:table-cell>
          <table:table-cell office:value-type="string">
            <text:p>/zho/</text:p>
          </table:table-cell>
          <table:table-cell office:value-type="string">
            <text:p>(མིང་)</text:p>
          </table:table-cell>
          <table:table-cell office:value-type="string">
            <text:p>ནོར་གྱི་ཨོམ་བཞོ་ནི་འདི་ལུ་བ་བཞོ་ཟེར་ཡང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བཞོ་ཐག</text:p>
          </table:table-cell>
          <table:table-cell office:value-type="string">
            <text:p>/zho thag/</text:p>
          </table:table-cell>
          <table:table-cell office:value-type="string">
            <text:p>(མིང་)</text:p>
          </table:table-cell>
          <table:table-cell office:value-type="string">
            <text:p>ཨོམ་བཞོཝ་ད་བ་གི་རྐངམ་གཉིས་བསྡམ་ནི་གི་ཐགཔ།</text:p>
          </table:table-cell>
          <table:table-cell table:number-columns-repeated="252"/>
        </table:table-row>
        <table:table-row table:style-name="ro1">
          <table:table-cell office:value-type="string">
            <text:p>བཞོ་ཟོ།</text:p>
          </table:table-cell>
          <table:table-cell office:value-type="string">
            <text:p>/zho zo/</text:p>
          </table:table-cell>
          <table:table-cell office:value-type="string">
            <text:p>(མིང་)</text:p>
          </table:table-cell>
          <table:table-cell office:value-type="string">
            <text:p>ཨོམ་བཞོཝ་ད་བཟེད་ནི་གི་ཟོ།</text:p>
          </table:table-cell>
          <table:table-cell table:number-columns-repeated="252"/>
        </table:table-row>
        <table:table-row table:style-name="ro1">
          <table:table-cell office:value-type="string">
            <text:p>བཞོ་བཟོ།</text:p>
          </table:table-cell>
          <table:table-cell office:value-type="string">
            <text:p>/zho zo/</text:p>
          </table:table-cell>
          <table:table-cell office:value-type="string">
            <text:p>(མིང་)</text:p>
          </table:table-cell>
          <table:table-cell office:value-type="string">
            <text:p>ཨོམ་ནང་སྐྱུརཔོ་བླུགས་ཏེ་ཞོ་བཟོ་ནི།</text:p>
          </table:table-cell>
          <table:table-cell table:number-columns-repeated="252"/>
        </table:table-row>
        <table:table-row table:style-name="ro1">
          <table:table-cell office:value-type="string">
            <text:p>བཞོག</text:p>
          </table:table-cell>
          <table:table-cell office:value-type="string">
            <text:p>/zhog/</text:p>
          </table:table-cell>
          <table:table-cell office:value-type="string">
            <text:p>(བྱ་ཚིག་)</text:p>
          </table:table-cell>
          <table:table-cell office:value-type="string">
            <text:p>ཤིང་བཞོག་ནི་གི་བྱ་ཚིག།</text:p>
          </table:table-cell>
          <table:table-cell table:number-columns-repeated="252"/>
        </table:table-row>
        <table:table-row table:style-name="ro1">
          <table:table-cell office:value-type="string">
            <text:p>བཞོག་ཀོ</text:p>
          </table:table-cell>
          <table:table-cell office:value-type="string">
            <text:p>/zhog ko/</text:p>
          </table:table-cell>
          <table:table-cell office:value-type="string">
            <text:p>(མིང་)</text:p>
          </table:table-cell>
          <table:table-cell office:value-type="string">
            <text:p>ཤིང་བཞོགཔ་ད་ཐོེན་མི་གི་བཞོག་ཀོ།</text:p>
          </table:table-cell>
          <table:table-cell table:number-columns-repeated="252"/>
        </table:table-row>
        <table:table-row table:style-name="ro1">
          <table:table-cell office:value-type="string">
            <text:p>བཞོགན།</text:p>
          </table:table-cell>
          <table:table-cell office:value-type="string">
            <text:p>/zhon/</text:p>
          </table:table-cell>
          <table:table-cell office:value-type="string">
            <text:p>(མིང་)</text:p>
          </table:table-cell>
          <table:table-cell office:value-type="string">
            <text:p>ཤིང་མ་བཞོགན་བཞོག་ཀོ་ག་ཏེ་ལས་འོང་ནི།</text:p>
          </table:table-cell>
          <table:table-cell table:number-columns-repeated="252"/>
        </table:table-row>
        <table:table-row table:style-name="ro1">
          <table:table-cell office:value-type="string">
            <text:p>བཞོགཔ།</text:p>
          </table:table-cell>
          <table:table-cell office:value-type="string">
            <text:p>/zhop</text:p>
          </table:table-cell>
          <table:table-cell office:value-type="string">
            <text:p>(མིང་)</text:p>
          </table:table-cell>
          <table:table-cell office:value-type="string">
            <text:p>ཤིང་བཞོག་གཞོགཔ་རང་མིན་ནུག།</text:p>
          </table:table-cell>
          <table:table-cell table:number-columns-repeated="252"/>
        </table:table-row>
        <table:table-row table:style-name="ro1">
          <table:table-cell office:value-type="string">
            <text:p>བཞོགས།</text:p>
          </table:table-cell>
          <table:table-cell office:value-type="string">
            <text:p>/zhog/</text:p>
          </table:table-cell>
          <table:table-cell office:value-type="string">
            <text:p>(བྱ་འདས་)</text:p>
          </table:table-cell>
          <table:table-cell office:value-type="string">
            <text:p>ཤིང་བཞོགས་པའི་འདས་ཀྱི་ཚིག།</text:p>
          </table:table-cell>
          <table:table-cell table:number-columns-repeated="252"/>
        </table:table-row>
        <table:table-row table:style-name="ro1">
          <table:table-cell office:value-type="string">
            <text:p>བཞོན།</text:p>
          </table:table-cell>
          <table:table-cell office:value-type="string">
            <text:p>/zhoen/</text:p>
          </table:table-cell>
          <table:table-cell office:value-type="string">
            <text:p>(མིང་)</text:p>
          </table:table-cell>
          <table:table-cell office:value-type="string">
            <text:p>རྟའི་གུ་བཞོན་པའི་བྱ་འདས་ཀྱི་ཚིག།</text:p>
          </table:table-cell>
          <table:table-cell table:number-columns-repeated="252"/>
        </table:table-row>
        <table:table-row table:style-name="ro1">
          <table:table-cell office:value-type="string">
            <text:p>བཞོན་རྟ།</text:p>
          </table:table-cell>
          <table:table-cell office:value-type="string">
            <text:p>/zhoen ta/</text:p>
          </table:table-cell>
          <table:table-cell office:value-type="string">
            <text:p>(མིང་)</text:p>
          </table:table-cell>
          <table:table-cell office:value-type="string">
            <text:p>མི་བཞོན་བཏུབ་པའི་རྟ་ལུ་བཞོན་རྟ་ཟེར་རྟ་ལེཊ་ཞིམ་ཚུ་བཞོན་རྟའི་གྱལ་ཁར་བཞག་འོང༌།</text:p>
          </table:table-cell>
          <table:table-cell table:number-columns-repeated="252"/>
        </table:table-row>
        <table:table-row table:style-name="ro1">
          <table:table-cell office:value-type="string">
            <text:p>བཞོན་པ།</text:p>
          </table:table-cell>
          <table:table-cell office:value-type="string">
            <text:p>/zhoen pa/</text:p>
          </table:table-cell>
          <table:table-cell office:value-type="string">
            <text:p>(མིང་)</text:p>
          </table:table-cell>
          <table:table-cell office:value-type="string">
            <text:p>༡རྟའི་གུ་བཞོན་པའི་བྱ་འདས།༢ཞོན་རྟའི་མིང་ལུ་ཡང་གོ།</text:p>
          </table:table-cell>
          <table:table-cell table:number-columns-repeated="252"/>
        </table:table-row>
        <table:table-row table:style-name="ro1">
          <table:table-cell office:value-type="string">
            <text:p>བཞོཝ།</text:p>
          </table:table-cell>
          <table:table-cell office:value-type="string">
            <text:p>/zhou/</text:p>
          </table:table-cell>
          <table:table-cell office:value-type="string">
            <text:p>(མིང་)</text:p>
          </table:table-cell>
          <table:table-cell office:value-type="string">
            <text:p>ཨོམ་བཞོ་བཞོཝ།</text:p>
          </table:table-cell>
          <table:table-cell table:number-columns-repeated="252"/>
        </table:table-row>
        <table:table-row table:style-name="ro1">
          <table:table-cell office:value-type="string">
            <text:p>བཞོས།</text:p>
          </table:table-cell>
          <table:table-cell office:value-type="string">
            <text:p>/zhoe/</text:p>
          </table:table-cell>
          <table:table-cell office:value-type="string">
            <text:p>(བྱ་འདས་)</text:p>
          </table:table-cell>
          <table:table-cell office:value-type="string">
            <text:p>ཨོམ་བཞོས་ཚར་པའི་འདས་ཚིག།</text:p>
          </table:table-cell>
          <table:table-cell table:number-columns-repeated="252"/>
        </table:table-row>
        <table:table-row table:style-name="ro1" table:number-rows-repeated="6494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Jomolhari" svg:font-family="Jomolha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30">11/30/2009</text:date>, <text:time>19:2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1-06T23:35:48</meta:creation-date>
    <dc:date>2009-11-30T19:27:15</dc:date>
    <meta:editing-cycles>21</meta:editing-cycles>
    <meta:editing-duration>P31DT1H29M54S</meta:editing-duration>
    <meta:user-defined meta:name="Info 1"/>
    <meta:user-defined meta:name="Info 2"/>
    <meta:user-defined meta:name="Info 3"/>
    <meta:user-defined meta:name="Info 4"/>
    <meta:document-statistic meta:table-count="3" meta:cell-count="2349"/>
  </office:meta>
</office:document-meta>
</file>